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Arg1</text:p>
          </table:table-cell>
          <table:table-cell office:value-type="string">
            <text:p>Relation</text:p>
          </table:table-cell>
          <table:table-cell office:value-type="string">
            <text:p>Arg2</text:p>
          </table:table-cell>
          <table:table-cell office:value-type="string">
            <text:p>Right/Wrong</text:p>
          </table:table-cell>
          <table:table-cell office:value-type="string">
            <text:p>Tweet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iss</text:p>
          </table:table-cell>
          <table:table-cell office:value-type="string">
            <text:p>everyone</text:p>
          </table:table-cell>
          <table:table-cell office:value-type="string">
            <text:p>Right</text:p>
          </table:table-cell>
          <table:table-cell office:value-type="string">
            <text:p>Henry you miss everyone shut up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enjoy read</text:p>
          </table:table-cell>
          <table:table-cell office:value-type="string">
            <text:p>these(</text:p>
          </table:table-cell>
          <table:table-cell office:value-type="string">
            <text:p>Right</text:p>
          </table:table-cell>
          <table:table-cell office:value-type="string">
            <text:p>AWESOME THANKS SO MUCH ! I 'll defiantly enjoy reading these( ; haha thanks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rvest</text:p>
          </table:table-cell>
          <table:table-cell office:value-type="string">
            <text:p># of food</text:p>
          </table:table-cell>
          <table:table-cell office:value-type="string">
            <text:p>Right</text:p>
          </table:table-cell>
          <table:table-cell office:value-type="string">
            <text:p>I 've harvested 1,275 of food !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try to tell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When people try to tell you what YOU said &amp;lt ;&amp;lt ;&amp;lt ; I be like TF -_- I know what I said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say</text:p>
          </table:table-cell>
          <table:table-cell office:value-type="string">
            <text:p>&amp;lt ;&amp;lt ;&amp;lt</text:p>
          </table:table-cell>
          <table:table-cell office:value-type="string">
            <text:p>Wrong</text:p>
          </table:table-cell>
          <table:table-cell office:value-type="string">
            <text:p>When people try to tell you what YOU said &amp;lt ;&amp;lt ;&amp;lt ; I be like TF -_- I know what I sai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like</text:p>
          </table:table-cell>
          <table:table-cell office:value-type="string">
            <text:p>tf</text:p>
          </table:table-cell>
          <table:table-cell office:value-type="string">
            <text:p>Right</text:p>
          </table:table-cell>
          <table:table-cell office:value-type="string">
            <text:p>When people try to tell you what YOU said &amp;lt ;&amp;lt ;&amp;lt ; I be like TF -_- I know what I sai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bored lol</text:p>
          </table:table-cell>
          <table:table-cell office:value-type="string">
            <text:p>Right</text:p>
          </table:table-cell>
          <table:table-cell office:value-type="string">
            <text:p>Imma forward it I 'm bored lol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get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Started out out slow,cause no matter how much she gets she wants more \ud83c\udfb6\ud83d\udc95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want</text:p>
          </table:table-cell>
          <table:table-cell office:value-type="string">
            <text:p>more #</text:p>
          </table:table-cell>
          <table:table-cell office:value-type="string">
            <text:p>Right</text:p>
          </table:table-cell>
          <table:table-cell office:value-type="string">
            <text:p>Started out out slow,cause no matter how much she gets she wants more \ud83c\udfb6\ud83d\udc95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activate</text:p>
          </table:table-cell>
          <table:table-cell office:value-type="string">
            <text:p>my subscription</text:p>
          </table:table-cell>
          <table:table-cell office:value-type="string">
            <text:p>Right</text:p>
          </table:table-cell>
          <table:table-cell office:value-type="string">
            <text:p>I just activated my subscription to http :\/\/t .</text:p>
          </table:table-cell>
        </table:table-row>
        <table:table-row table:style-name="ro1">
          <table:table-cell table:number-columns-repeated="5"/>
          <table:table-cell office:value-type="string">
            <text:p>morning morning</text:p>
          </table:table-cell>
          <table:table-cell office:value-type="string">
            <text:p>miss</text:p>
          </table:table-cell>
          <table:table-cell office:value-type="string">
            <text:p>all my craze ass tweeters</text:p>
          </table:table-cell>
          <table:table-cell office:value-type="string">
            <text:p>Wrong</text:p>
          </table:table-cell>
          <table:table-cell office:value-type="string">
            <text:p>Morning Morning , feels good to be back on twitter , missed all my craze ass tweeters #mwah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You could never be me .</text:p>
          </table:table-cell>
        </table:table-row>
        <table:table-row table:style-name="ro1">
          <table:table-cell table:number-columns-repeated="5"/>
          <table:table-cell office:value-type="string">
            <text:p>memories</text:p>
          </table:table-cell>
          <table:table-cell office:value-type="string">
            <text:p>make of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Ultimately defeated , but memories are made of this .</text:p>
          </table:table-cell>
        </table:table-row>
        <table:table-row table:style-name="ro1">
          <table:table-cell table:number-columns-repeated="5"/>
          <table:table-cell office:value-type="string">
            <text:p>my mother</text:p>
          </table:table-cell>
          <table:table-cell office:value-type="string">
            <text:p>hav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My mother had six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I do n't think she knows what free time is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copy</text:p>
          </table:table-cell>
          <table:table-cell office:value-type="string">
            <text:p>mine</text:p>
          </table:table-cell>
          <table:table-cell office:value-type="string">
            <text:p>Right</text:p>
          </table:table-cell>
          <table:table-cell office:value-type="string">
            <text:p>They copy mine :D.</text:p>
          </table:table-cell>
        </table:table-row>
        <table:table-row table:style-name="ro1">
          <table:table-cell table:number-columns-repeated="5"/>
          <table:table-cell office:value-type="string">
            <text:p>this paper</text:p>
          </table:table-cell>
          <table:table-cell office:value-type="string">
            <text:p>write</text:p>
          </table:table-cell>
          <table:table-cell office:value-type="string">
            <text:p>itself</text:p>
          </table:table-cell>
          <table:table-cell office:value-type="string">
            <text:p>Right</text:p>
          </table:table-cell>
          <table:table-cell office:value-type="string">
            <text:p>Urgh ! Can't this paper just write itself :(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imme</text:p>
          </table:table-cell>
          <table:table-cell office:value-type="string">
            <text:p>goose bumps</text:p>
          </table:table-cell>
          <table:table-cell office:value-type="string">
            <text:p>Right</text:p>
          </table:table-cell>
          <table:table-cell office:value-type="string">
            <text:p>African Babe , you gimme goose bumps .</text:p>
          </table:table-cell>
        </table:table-row>
        <table:table-row table:style-name="ro1">
          <table:table-cell table:number-columns-repeated="5"/>
          <table:table-cell office:value-type="string">
            <text:p>i\u2019m</text:p>
          </table:table-cell>
          <table:table-cell office:value-type="string">
            <text:p>want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Perhaps , since I\u2019m almost done with it , and want it to live a bit longer with 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at</text:p>
          </table:table-cell>
          <table:table-cell office:value-type="string">
            <text:p>near east university department</text:p>
          </table:table-cell>
          <table:table-cell office:value-type="string">
            <text:p>Right</text:p>
          </table:table-cell>
          <table:table-cell office:value-type="string">
            <text:p>I 'm at Near East University Department Of Civil Engineering http :\/\/tco\/oQwCuEY8Pv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name for</text:p>
          </table:table-cell>
          <table:table-cell office:value-type="string">
            <text:p>twitter</text:p>
          </table:table-cell>
          <table:table-cell office:value-type="string">
            <text:p>Right</text:p>
          </table:table-cell>
          <table:table-cell office:value-type="string">
            <text:p>I need a fucking new name for twitter :**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at</text:p>
          </table:table-cell>
          <table:table-cell office:value-type="string">
            <text:p>hyroy 's lounge http</text:p>
          </table:table-cell>
          <table:table-cell office:value-type="string">
            <text:p>Right</text:p>
          </table:table-cell>
          <table:table-cell office:value-type="string">
            <text:p>I 'm at HyRoy 's Lounge http :\/\/tco\/CktztWL9cH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nt from</text:p>
          </table:table-cell>
          <table:table-cell office:value-type="string">
            <text:p>the trip</text:p>
          </table:table-cell>
          <table:table-cell office:value-type="string">
            <text:p>Right</text:p>
          </table:table-cell>
          <table:table-cell office:value-type="string">
            <text:p>Depends what you want from the trip .</text:p>
          </table:table-cell>
        </table:table-row>
        <table:table-row table:style-name="ro1">
          <table:table-cell table:number-columns-repeated="5"/>
          <table:table-cell office:value-type="string">
            <text:p>relaxation</text:p>
          </table:table-cell>
          <table:table-cell office:value-type="string">
            <text:p>widen</text:p>
          </table:table-cell>
          <table:table-cell office:value-type="string">
            <text:p>your comfort zone</text:p>
          </table:table-cell>
          <table:table-cell office:value-type="string">
            <text:p>Wrong</text:p>
          </table:table-cell>
          <table:table-cell office:value-type="string">
            <text:p>Relaxation &amp;amp; sightseeing = Greece , widen your comfort zone &amp;amp; a bit of the exotic = Morocco .</text:p>
          </table:table-cell>
        </table:table-row>
        <table:table-row table:style-name="ro1">
          <table:table-cell table:number-columns-repeated="5"/>
          <table:table-cell office:value-type="string">
            <text:p>your comfort zone</text:p>
          </table:table-cell>
          <table:table-cell office:value-type="string">
            <text:p>&amp;amp; bit of</text:p>
          </table:table-cell>
          <table:table-cell office:value-type="string">
            <text:p>the exotic = morocco</text:p>
          </table:table-cell>
          <table:table-cell office:value-type="string">
            <text:p>Wrong</text:p>
          </table:table-cell>
          <table:table-cell office:value-type="string">
            <text:p>Relaxation &amp;amp; sightseeing = Greece , widen your comfort zone &amp;amp; a bit of the exotic = Morocc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it til</text:p>
          </table:table-cell>
          <table:table-cell office:value-type="string">
            <text:p>bedtime</text:p>
          </table:table-cell>
          <table:table-cell office:value-type="string">
            <text:p>Wrong</text:p>
          </table:table-cell>
          <table:table-cell office:value-type="string">
            <text:p>Not wishing my life away , but I ca n't wait til bedti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Do n't Know How I Love You . , Bu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 bread roll and supper</text:p>
          </table:table-cell>
          <table:table-cell office:value-type="string">
            <text:p>Right</text:p>
          </table:table-cell>
          <table:table-cell office:value-type="string">
            <text:p>Woah for my lunch I only had a bread roll and supper a yogur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ry</text:p>
          </table:table-cell>
          <table:table-cell office:value-type="string">
            <text:p>bc of how beautiful alison</text:p>
          </table:table-cell>
          <table:table-cell office:value-type="string">
            <text:p>Right</text:p>
          </table:table-cell>
          <table:table-cell office:value-type="string">
            <text:p>Sometimes I cry bc of how beautiful Alison is , like she 's perfec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read thing about</text:p>
          </table:table-cell>
          <table:table-cell office:value-type="string">
            <text:p>gemini 's</text:p>
          </table:table-cell>
          <table:table-cell office:value-type="string">
            <text:p>Right</text:p>
          </table:table-cell>
          <table:table-cell office:value-type="string">
            <text:p>I 'm reading things about Gemini 's , and it 's like we 're the horniest fuckers compared to the other zodiac signs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 like</text:p>
          </table:table-cell>
          <table:table-cell office:value-type="string">
            <text:p>we</text:p>
          </table:table-cell>
          <table:table-cell office:value-type="string">
            <text:p>Wrong</text:p>
          </table:table-cell>
          <table:table-cell office:value-type="string">
            <text:p>I 'm reading things about Gemini 's , and it 's like we 're the horniest fuckers compared to the other zodiac signs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be</text:p>
          </table:table-cell>
          <table:table-cell office:value-type="string">
            <text:p>the horniest fuckers</text:p>
          </table:table-cell>
          <table:table-cell office:value-type="string">
            <text:p>Right</text:p>
          </table:table-cell>
          <table:table-cell office:value-type="string">
            <text:p>I 'm reading things about Gemini 's , and it 's like we 're the horniest fuckers compared to the other zodiac signs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# yrs</text:p>
          </table:table-cell>
          <table:table-cell office:value-type="string">
            <text:p>Right</text:p>
          </table:table-cell>
          <table:table-cell office:value-type="string">
            <text:p>Good morning junkie ! . no he is 32 yrs old .</text:p>
          </table:table-cell>
        </table:table-row>
        <table:table-row table:style-name="ro1">
          <table:table-cell table:number-columns-repeated="5"/>
          <table:table-cell office:value-type="string">
            <text:p>everyone</text:p>
          </table:table-cell>
          <table:table-cell office:value-type="string">
            <text:p>want</text:p>
          </table:table-cell>
          <table:table-cell office:value-type="string">
            <text:p>tattoos</text:p>
          </table:table-cell>
          <table:table-cell office:value-type="string">
            <text:p>Right</text:p>
          </table:table-cell>
          <table:table-cell office:value-type="string">
            <text:p>Everyone wants tattoos , but want to get rid of them after few years .</text:p>
          </table:table-cell>
        </table:table-row>
        <table:table-row table:style-name="ro1">
          <table:table-cell table:number-columns-repeated="5"/>
          <table:table-cell office:value-type="string">
            <text:p>tattoos</text:p>
          </table:table-cell>
          <table:table-cell office:value-type="string">
            <text:p>want to get rid of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Everyone wants tattoos , but want to get rid of them after few years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the perfect solution</text:p>
          </table:table-cell>
          <table:table-cell office:value-type="string">
            <text:p>Right</text:p>
          </table:table-cell>
          <table:table-cell office:value-type="string">
            <text:p>We have the perfect solutio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little malcolm x</text:p>
          </table:table-cell>
          <table:table-cell office:value-type="string">
            <text:p>Right</text:p>
          </table:table-cell>
          <table:table-cell office:value-type="string">
            <text:p>I 'm a little Malcolm X and a lot of John Lenin .</text:p>
          </table:table-cell>
        </table:table-row>
        <table:table-row table:style-name="ro1">
          <table:table-cell table:number-columns-repeated="5"/>
          <table:table-cell office:value-type="string">
            <text:p>something</text:p>
          </table:table-cell>
          <table:table-cell office:value-type="string">
            <text:p>live without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Something about em , probably ca n't live without i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</text:p>
          </table:table-cell>
          <table:table-cell office:value-type="string">
            <text:p>Wrong</text:p>
          </table:table-cell>
          <table:table-cell office:value-type="string">
            <text:p>My skin is n't peeling because I have 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23,933 gold coins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ake</text:p>
          </table:table-cell>
          <table:table-cell office:value-type="string">
            <text:p>compliments</text:p>
          </table:table-cell>
          <table:table-cell office:value-type="string">
            <text:p>Right</text:p>
          </table:table-cell>
          <table:table-cell office:value-type="string">
            <text:p>Geesh I do not take compliments well .</text:p>
          </table:table-cell>
        </table:table-row>
        <table:table-row table:style-name="ro1">
          <table:table-cell table:number-columns-repeated="5"/>
          <table:table-cell office:value-type="string">
            <text:p>baby</text:p>
          </table:table-cell>
          <table:table-cell office:value-type="string">
            <text:p>please</text:p>
          </table:table-cell>
          <table:table-cell office:value-type="string">
            <text:p>dont goo</text:p>
          </table:table-cell>
          <table:table-cell office:value-type="string">
            <text:p>Wrong</text:p>
          </table:table-cell>
          <table:table-cell office:value-type="string">
            <text:p>Baby please Dont goo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nt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How are you pal ? ! . ; Happy birthday ! . why would you want this ? http :\/\/tco\/b91sbnEIaQ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http</text:p>
          </table:table-cell>
          <table:table-cell office:value-type="string">
            <text:p>:\/\/tco\/b91sbneiaq</text:p>
          </table:table-cell>
          <table:table-cell office:value-type="string">
            <text:p>Wrong</text:p>
          </table:table-cell>
          <table:table-cell office:value-type="string">
            <text:p>How are you pal ? ! . ; Happy birthday ! . why would you want this ? http :\/\/tco\/b91sbnEIaQ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pot with</text:p>
          </table:table-cell>
          <table:table-cell office:value-type="string">
            <text:p>punch</text:p>
          </table:table-cell>
          <table:table-cell office:value-type="string">
            <text:p>Right</text:p>
          </table:table-cell>
          <table:table-cell office:value-type="string">
            <text:p>I have Pot with Punch on my island !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 hot for</text:p>
          </table:table-cell>
          <table:table-cell office:value-type="string">
            <text:p>bitches</text:p>
          </table:table-cell>
          <table:table-cell office:value-type="string">
            <text:p>Right</text:p>
          </table:table-cell>
          <table:table-cell office:value-type="string">
            <text:p>It 's too hot for bitches to still wanna cuddle .</text:p>
          </table:table-cell>
        </table:table-row>
        <table:table-row table:style-name="ro1">
          <table:table-cell table:number-columns-repeated="5"/>
          <table:table-cell office:value-type="string">
            <text:p>something worth reading</text:p>
          </table:table-cell>
          <table:table-cell office:value-type="string">
            <text:p>do</text:p>
          </table:table-cell>
          <table:table-cell office:value-type="string">
            <text:p>something worth writing</text:p>
          </table:table-cell>
          <table:table-cell office:value-type="string">
            <text:p>Wrong</text:p>
          </table:table-cell>
          <table:table-cell office:value-type="string">
            <text:p>Either write something worth reading or do something worth writing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kill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He killed me with his perfection i wanna die now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to be at</text:p>
          </table:table-cell>
          <table:table-cell office:value-type="string">
            <text:p>work</text:p>
          </table:table-cell>
          <table:table-cell office:value-type="string">
            <text:p>Right</text:p>
          </table:table-cell>
          <table:table-cell office:value-type="string">
            <text:p>I have to be at work by 5 am loo .</text:p>
          </table:table-cell>
        </table:table-row>
        <table:table-row table:style-name="ro1">
          <table:table-cell table:number-columns-repeated="5"/>
          <table:table-cell office:value-type="string">
            <text:p>horoscopes</text:p>
          </table:table-cell>
          <table:table-cell office:value-type="string">
            <text:p>freak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Horoscopes freak me out sometimes # SoAccurste .</text:p>
          </table:table-cell>
        </table:table-row>
        <table:table-row table:style-name="ro1">
          <table:table-cell table:number-columns-repeated="5"/>
          <table:table-cell office:value-type="string">
            <text:p>girls</text:p>
          </table:table-cell>
          <table:table-cell office:value-type="string">
            <text:p>be</text:p>
          </table:table-cell>
          <table:table-cell office:value-type="string">
            <text:p>funny creatures</text:p>
          </table:table-cell>
          <table:table-cell office:value-type="string">
            <text:p>Right</text:p>
          </table:table-cell>
          <table:table-cell office:value-type="string">
            <text:p>Girls are funny creatures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hat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ask</text:p>
          </table:table-cell>
          <table:table-cell office:value-type="string">
            <text:p>their age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</text:p>
          </table:table-cell>
        </table:table-row>
        <table:table-row table:style-name="ro1">
          <table:table-cell table:number-columns-repeated="5"/>
          <table:table-cell office:value-type="string">
            <text:p>their age</text:p>
          </table:table-cell>
          <table:table-cell office:value-type="string">
            <text:p>kill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hey hate it when you ask their age but will kill you if you forget their birthday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forget</text:p>
          </table:table-cell>
          <table:table-cell office:value-type="string">
            <text:p>their birthday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the sudden erg</text:p>
          </table:table-cell>
          <table:table-cell office:value-type="string">
            <text:p>Right</text:p>
          </table:table-cell>
          <table:table-cell office:value-type="string">
            <text:p>I got the sudden erg to play beer pong !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the one&amp;amp;that</text:p>
          </table:table-cell>
          <table:table-cell office:value-type="string">
            <text:p>Right</text:p>
          </table:table-cell>
          <table:table-cell office:value-type="string">
            <text:p>You were the one&amp;amp;that was enough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see</text:p>
          </table:table-cell>
          <table:table-cell office:value-type="string">
            <text:p>my fabulous self tomorrow</text:p>
          </table:table-cell>
          <table:table-cell office:value-type="string">
            <text:p>Right</text:p>
          </table:table-cell>
          <table:table-cell office:value-type="string">
            <text:p>Well why watch on twitter when you can see my fabulous self tomorrow ?</text:p>
          </table:table-cell>
        </table:table-row>
        <table:table-row table:style-name="ro1">
          <table:table-cell table:number-columns-repeated="5"/>
          <table:table-cell office:value-type="string">
            <text:p>a healthy attitude</text:p>
          </table:table-cell>
          <table:table-cell office:value-type="string">
            <text:p>wait to catch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 healthy attitude is contagious but do n't wait to catch it from others .</text:p>
          </table:table-cell>
        </table:table-row>
        <table:table-row table:style-name="ro1">
          <table:table-cell table:number-columns-repeated="5"/>
          <table:table-cell office:value-type="string">
            <text:p>everything</text:p>
          </table:table-cell>
          <table:table-cell office:value-type="string">
            <text:p>be</text:p>
          </table:table-cell>
          <table:table-cell office:value-type="string">
            <text:p>all right all the time</text:p>
          </table:table-cell>
          <table:table-cell office:value-type="string">
            <text:p>Right</text:p>
          </table:table-cell>
          <table:table-cell office:value-type="string">
            <text:p>Maybe everything wo n't be all right all the time .</text:p>
          </table:table-cell>
        </table:table-row>
        <table:table-row table:style-name="ro1">
          <table:table-cell table:number-columns-repeated="5"/>
          <table:table-cell office:value-type="string">
            <text:p>my parents</text:p>
          </table:table-cell>
          <table:table-cell office:value-type="string">
            <text:p>have</text:p>
          </table:table-cell>
          <table:table-cell office:value-type="string">
            <text:p>high speed internet</text:p>
          </table:table-cell>
          <table:table-cell office:value-type="string">
            <text:p>Right</text:p>
          </table:table-cell>
          <table:table-cell office:value-type="string">
            <text:p>Thank the Gods that my parents have high speed Internet out here in the sticks .</text:p>
          </table:table-cell>
        </table:table-row>
        <table:table-row table:style-name="ro1">
          <table:table-cell table:number-columns-repeated="5"/>
          <table:table-cell office:value-type="string">
            <text:p>wish these fucks</text:p>
          </table:table-cell>
          <table:table-cell office:value-type="string">
            <text:p>go to</text:p>
          </table:table-cell>
          <table:table-cell office:value-type="string">
            <text:p>their normal names</text:p>
          </table:table-cell>
          <table:table-cell office:value-type="string">
            <text:p>Right</text:p>
          </table:table-cell>
          <table:table-cell office:value-type="string">
            <text:p>Wish these fucks would go back to their normal names &amp;amp; avi 's # SoDamnConfused .</text:p>
          </table:table-cell>
        </table:table-row>
        <table:table-row table:style-name="ro1">
          <table:table-cell table:number-columns-repeated="5"/>
          <table:table-cell office:value-type="string">
            <text:p>gcse 's</text:p>
          </table:table-cell>
          <table:table-cell office:value-type="string">
            <text:p>predict</text:p>
          </table:table-cell>
          <table:table-cell office:value-type="string">
            <text:p>my future</text:p>
          </table:table-cell>
          <table:table-cell office:value-type="string">
            <text:p>Right</text:p>
          </table:table-cell>
          <table:table-cell office:value-type="string">
            <text:p>How can GCSE 'S predict my future ?</text:p>
          </table:table-cell>
        </table:table-row>
        <table:table-row table:style-name="ro1">
          <table:table-cell table:number-columns-repeated="5"/>
          <table:table-cell office:value-type="string">
            <text:p>hiphop instrumentals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HOT EXLUSIVE HIPHOP INSTRUMENTALS http :\/\/tco\/V15yrn0hj3 .</text:p>
          </table:table-cell>
        </table:table-row>
        <table:table-row table:style-name="ro1">
          <table:table-cell table:number-columns-repeated="5"/>
          <table:table-cell office:value-type="string">
            <text:p># thing</text:p>
          </table:table-cell>
          <table:table-cell office:value-type="string">
            <text:p>bother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Why let one thing bother you .</text:p>
          </table:table-cell>
        </table:table-row>
        <table:table-row table:style-name="ro1">
          <table:table-cell table:number-columns-repeated="5"/>
          <table:table-cell office:value-type="string">
            <text:p>garnier nieto catering service</text:p>
          </table:table-cell>
          <table:table-cell office:value-type="string">
            <text:p>http</text:p>
          </table:table-cell>
          <table:table-cell office:value-type="string">
            <text:p>:\/\/tco\/4t7uk2uowl</text:p>
          </table:table-cell>
          <table:table-cell office:value-type="string">
            <text:p>Wrong</text:p>
          </table:table-cell>
          <table:table-cell office:value-type="string">
            <text:p>Garnier Nieto Catering Service http :\/\/tco\/4t7Uk2Uowl .</text:p>
          </table:table-cell>
        </table:table-row>
        <table:table-row table:style-name="ro1">
          <table:table-cell table:number-columns-repeated="5"/>
          <table:table-cell office:value-type="string">
            <text:p>summa</text:p>
          </table:table-cell>
          <table:table-cell office:value-type="string">
            <text:p>she</text:p>
          </table:table-cell>
          <table:table-cell office:value-type="string">
            <text:p>kin</text:p>
          </table:table-cell>
          <table:table-cell office:value-type="string">
            <text:p>Wrong</text:p>
          </table:table-cell>
          <table:table-cell office:value-type="string">
            <text:p>Only reason she came bc the new girl was talkn abt her to Summa n shes kin to Dawn so she calls n tell her smh . 2 people unfollowed me \/\/ automatically checked by http :\/\/tco\/Fa2SrzmMHw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call tell</text:p>
          </table:table-cell>
          <table:table-cell office:value-type="string">
            <text:p>her</text:p>
          </table:table-cell>
          <table:table-cell office:value-type="string">
            <text:p>Right</text:p>
          </table:table-cell>
          <table:table-cell office:value-type="string">
            <text:p>Only reason she came bc the new girl was talkn abt her to Summa n shes kin to Dawn so she calls n tell her smh . 2 people unfollowed me \/\/ automatically checked by http :\/\/tco\/Fa2SrzmMHw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na</text:p>
          </table:table-cell>
          <table:table-cell office:value-type="string">
            <text:p>dance right nah</text:p>
          </table:table-cell>
          <table:table-cell office:value-type="string">
            <text:p>Right</text:p>
          </table:table-cell>
          <table:table-cell office:value-type="string">
            <text:p>I wanna dance right nah but I ca n't get my legs or arms to move in any w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my legs or arms</text:p>
          </table:table-cell>
          <table:table-cell office:value-type="string">
            <text:p>Wrong</text:p>
          </table:table-cell>
          <table:table-cell office:value-type="string">
            <text:p>I wanna dance right nah but I ca n't get my legs or arms to move in any w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guess , but do I really want to dress to look like an unmade bed ?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\u00a3 light atm</text:p>
          </table:table-cell>
          <table:table-cell office:value-type="string">
            <text:p>Right</text:p>
          </table:table-cell>
          <table:table-cell office:value-type="string">
            <text:p>And I am \u00a3 light atm !</text:p>
          </table:table-cell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pee on</text:p>
          </table:table-cell>
          <table:table-cell office:value-type="string">
            <text:p>lol</text:p>
          </table:table-cell>
          <table:table-cell office:value-type="string">
            <text:p>Wrong</text:p>
          </table:table-cell>
          <table:table-cell office:value-type="string">
            <text:p>How do u get beat up and peed on lol , like i just dont get i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t 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How do u get beat up and peed on lol , like i just dont get it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get</text:p>
          </table:table-cell>
          <table:table-cell office:value-type="string">
            <text:p>cotton candy pink</text:p>
          </table:table-cell>
          <table:table-cell office:value-type="string">
            <text:p>Right</text:p>
          </table:table-cell>
          <table:table-cell office:value-type="string">
            <text:p>We got cotton candy pink , pillarbox red , atomic turquoise , and venus envy .</text:p>
          </table:table-cell>
        </table:table-row>
        <table:table-row table:style-name="ro1">
          <table:table-cell table:number-columns-repeated="5"/>
          <table:table-cell office:value-type="string">
            <text:p>thoughts</text:p>
          </table:table-cell>
          <table:table-cell office:value-type="string">
            <text:p>be with</text:p>
          </table:table-cell>
          <table:table-cell office:value-type="string">
            <text:p>oklahoma</text:p>
          </table:table-cell>
          <table:table-cell office:value-type="string">
            <text:p>Right</text:p>
          </table:table-cell>
          <table:table-cell office:value-type="string">
            <text:p>Thoughts are with Oklahoma today .</text:p>
          </table:table-cell>
        </table:table-row>
        <table:table-row table:style-name="ro1">
          <table:table-cell table:number-columns-repeated="5"/>
          <table:table-cell office:value-type="string">
            <text:p>the natural world</text:p>
          </table:table-cell>
          <table:table-cell office:value-type="string">
            <text:p>turn</text:p>
          </table:table-cell>
          <table:table-cell office:value-type="string">
            <text:p>people 's worlds</text:p>
          </table:table-cell>
          <table:table-cell office:value-type="string">
            <text:p>Right</text:p>
          </table:table-cell>
          <table:table-cell office:value-type="string">
            <text:p>Incredible how the natural world can turn people 's worlds upside down .</text:p>
          </table:table-cell>
        </table:table-row>
        <table:table-row table:style-name="ro1">
          <table:table-cell table:number-columns-repeated="5"/>
          <table:table-cell office:value-type="string">
            <text:p>girl have a seat !</text:p>
          </table:table-cell>
          <table:table-cell office:value-type="string">
            <text:p>1st</text:p>
          </table:table-cell>
          <table:table-cell office:value-type="string">
            <text:p>stagefuhhhh</text:p>
          </table:table-cell>
          <table:table-cell office:value-type="string">
            <text:p>Wrong</text:p>
          </table:table-cell>
          <table:table-cell office:value-type="string">
            <text:p>Girl HAVE A SEAT ! . 1st stagefuhhh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lay</text:p>
          </table:table-cell>
          <table:table-cell office:value-type="string">
            <text:p>space pursuit</text:p>
          </table:table-cell>
          <table:table-cell office:value-type="string">
            <text:p>Right</text:p>
          </table:table-cell>
          <table:table-cell office:value-type="string">
            <text:p>Hi , I am playing 'space pursuit ' .</text:p>
          </table:table-cell>
        </table:table-row>
        <table:table-row table:style-name="ro1">
          <table:table-cell table:number-columns-repeated="5"/>
          <table:table-cell office:value-type="string">
            <text:p>sublime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Sublime make me feel better .</text:p>
          </table:table-cell>
        </table:table-row>
        <table:table-row table:style-name="ro1">
          <table:table-cell table:number-columns-repeated="5"/>
          <table:table-cell office:value-type="string">
            <text:p>phil harrison</text:p>
          </table:table-cell>
          <table:table-cell office:value-type="string">
            <text:p>raise</text:p>
          </table:table-cell>
          <table:table-cell office:value-type="string">
            <text:p>his arms</text:p>
          </table:table-cell>
          <table:table-cell office:value-type="string">
            <text:p>Right</text:p>
          </table:table-cell>
          <table:table-cell office:value-type="string">
            <text:p>Phil Harrison , centre stage , raises his arms and conjures the next Xbox from the natural elements beneath his bare feet #xboxreveal .</text:p>
          </table:table-cell>
        </table:table-row>
        <table:table-row table:style-name="ro1">
          <table:table-cell table:number-columns-repeated="5"/>
          <table:table-cell office:value-type="string">
            <text:p>centre stage</text:p>
          </table:table-cell>
          <table:table-cell office:value-type="string">
            <text:p>conjure</text:p>
          </table:table-cell>
          <table:table-cell office:value-type="string">
            <text:p>the next xbox</text:p>
          </table:table-cell>
          <table:table-cell office:value-type="string">
            <text:p>Wrong</text:p>
          </table:table-cell>
          <table:table-cell office:value-type="string">
            <text:p>Phil Harrison , centre stage , raises his arms and conjures the next Xbox from the natural elements beneath his bare feet #xboxreveal .</text:p>
          </table:table-cell>
        </table:table-row>
        <table:table-row table:style-name="ro1">
          <table:table-cell table:number-columns-repeated="5"/>
          <table:table-cell office:value-type="string">
            <text:p>sharespace baidu live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Sharespace Baidu Live http :\/\/tco\/mCt40h69P9 .</text:p>
          </table:table-cell>
        </table:table-row>
        <table:table-row table:style-name="ro1">
          <table:table-cell table:number-columns-repeated="5"/>
          <table:table-cell office:value-type="string">
            <text:p>the same shoes</text:p>
          </table:table-cell>
          <table:table-cell office:value-type="string">
            <text:p>be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office:value-type="string">
            <text:p>Sigh why ca n't the same shoes that are $ 60 online in America be that here but noooo goodbye $ 110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on't</text:p>
          </table:table-cell>
          <table:table-cell office:value-type="string">
            <text:p>let these little things slip out</text:p>
          </table:table-cell>
          <table:table-cell office:value-type="string">
            <text:p>Right</text:p>
          </table:table-cell>
          <table:table-cell office:value-type="string">
            <text:p>I WON'T LET THESE LITTLE THINGS SLIP OUT OF MY MOUTH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 like</text:p>
          </table:table-cell>
          <table:table-cell office:value-type="string">
            <text:p>that sometimes lol</text:p>
          </table:table-cell>
          <table:table-cell office:value-type="string">
            <text:p>Right</text:p>
          </table:table-cell>
          <table:table-cell office:value-type="string">
            <text:p>It be like that sometimes lol .</text:p>
          </table:table-cell>
        </table:table-row>
        <table:table-row table:style-name="ro1">
          <table:table-cell table:number-columns-repeated="5"/>
          <table:table-cell office:value-type="string">
            <text:p>cleveland indians</text:p>
          </table:table-cell>
          <table:table-cell office:value-type="string">
            <text:p>mo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office:value-type="string">
            <text:p>Kansas City Royals vs. Cleveland Indians 09\/16\/2013 7:10PM Kauffman Stadium Kansas City , MO http :\/\/tco\/9ZXcibOBPE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yday rt. happily #</text:p>
          </table:table-cell>
          <table:table-cell office:value-type="string">
            <text:p>Wrong</text:p>
          </table:table-cell>
          <table:table-cell office:value-type="string">
            <text:p>Jus a thot triggered by a movie I saw yday RT. happily \ud83d\udc80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22,162 gold coins !</text:p>
          </table:table-cell>
        </table:table-row>
        <table:table-row table:style-name="ro1">
          <table:table-cell table:number-columns-repeated="5"/>
          <table:table-cell office:value-type="string">
            <text:p>darling</text:p>
          </table:table-cell>
          <table:table-cell office:value-type="string">
            <text:p>dont be</text:p>
          </table:table-cell>
          <table:table-cell office:value-type="string">
            <text:p>afraid</text:p>
          </table:table-cell>
          <table:table-cell office:value-type="string">
            <text:p>Right</text:p>
          </table:table-cell>
          <table:table-cell office:value-type="string">
            <text:p>DARLING DONT BE AFRAID I HAVEEE LOVED FOR A THOSUADN YEARS.</text:p>
          </table:table-cell>
        </table:table-row>
        <table:table-row table:style-name="ro1">
          <table:table-cell table:number-columns-repeated="5"/>
          <table:table-cell office:value-type="string">
            <text:p>ranbir</text:p>
          </table:table-cell>
          <table:table-cell office:value-type="string">
            <text:p>praise</text:p>
          </table:table-cell>
          <table:table-cell office:value-type="string">
            <text:p>srk</text:p>
          </table:table-cell>
          <table:table-cell office:value-type="string">
            <text:p>Right</text:p>
          </table:table-cell>
          <table:table-cell office:value-type="string">
            <text:p>But Ranbir is praising SRK a lot these days !</text:p>
          </table:table-cell>
        </table:table-row>
        <table:table-row table:style-name="ro1">
          <table:table-cell table:number-columns-repeated="5"/>
          <table:table-cell office:value-type="string">
            <text:p>my part</text:p>
          </table:table-cell>
          <table:table-cell office:value-type="string">
            <text:p>take</text:p>
          </table:table-cell>
          <table:table-cell office:value-type="string">
            <text:p>a few minutes</text:p>
          </table:table-cell>
          <table:table-cell office:value-type="string">
            <text:p>Right</text:p>
          </table:table-cell>
          <table:table-cell office:value-type="string">
            <text:p>My part just took a few minutes .</text:p>
          </table:table-cell>
        </table:table-row>
        <table:table-row table:style-name="ro1">
          <table:table-cell table:number-columns-repeated="5"/>
          <table:table-cell office:value-type="string">
            <text:p>captain</text:p>
          </table:table-cell>
          <table:table-cell office:value-type="string">
            <text:p>step to take</text:p>
          </table:table-cell>
          <table:table-cell office:value-type="string">
            <text:p>this penalty # afc</text:p>
          </table:table-cell>
          <table:table-cell office:value-type="string">
            <text:p>Right</text:p>
          </table:table-cell>
          <table:table-cell office:value-type="string">
            <text:p>Captain stepped up to take this penalty # AFC http :\/\/tco\/RThCyPYEN6 .</text:p>
          </table:table-cell>
        </table:table-row>
        <table:table-row table:style-name="ro1">
          <table:table-cell table:number-columns-repeated="5"/>
          <table:table-cell office:value-type="string">
            <text:p>this penalty # afc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Captain stepped up to take this penalty # AFC http :\/\/tco\/RThCyPYEN6 .</text:p>
          </table:table-cell>
        </table:table-row>
        <table:table-row table:style-name="ro1">
          <table:table-cell table:number-columns-repeated="5"/>
          <table:table-cell office:value-type="string">
            <text:p>damn lol joe budden</text:p>
          </table:table-cell>
          <table:table-cell office:value-type="string">
            <text:p>get</text:p>
          </table:table-cell>
          <table:table-cell office:value-type="string">
            <text:p>kaylin</text:p>
          </table:table-cell>
          <table:table-cell office:value-type="string">
            <text:p>Right</text:p>
          </table:table-cell>
          <table:table-cell office:value-type="string">
            <text:p>Damn lol Joe Budden got Kaylin back at her mom spot takin mirror shots huh ?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lay</text:p>
          </table:table-cell>
          <table:table-cell office:value-type="string">
            <text:p>the notorious anti-mage</text:p>
          </table:table-cell>
          <table:table-cell office:value-type="string">
            <text:p>Right</text:p>
          </table:table-cell>
          <table:table-cell office:value-type="string">
            <text:p>Ladies , Gentlemen and Dinosaurs of all ages , I am officially announcing that I shall learn and play the notorious Anti-Mag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sort of</text:p>
          </table:table-cell>
          <table:table-cell office:value-type="string">
            <text:p>talent</text:p>
          </table:table-cell>
          <table:table-cell office:value-type="string">
            <text:p>Right</text:p>
          </table:table-cell>
          <table:table-cell office:value-type="string">
            <text:p>Wish I had some sort of talen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reply to</text:p>
          </table:table-cell>
          <table:table-cell office:value-type="string">
            <text:p>your messages</text:p>
          </table:table-cell>
          <table:table-cell office:value-type="string">
            <text:p>Right</text:p>
          </table:table-cell>
          <table:table-cell office:value-type="string">
            <text:p>If I reply to your messages , you should feel special because I 'm a lazy perso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lazy person</text:p>
          </table:table-cell>
          <table:table-cell office:value-type="string">
            <text:p>Right</text:p>
          </table:table-cell>
          <table:table-cell office:value-type="string">
            <text:p>If I reply to your messages , you should feel special because I 'm a lazy person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abstain on</text:p>
          </table:table-cell>
          <table:table-cell office:value-type="string">
            <text:p>a vote</text:p>
          </table:table-cell>
          <table:table-cell office:value-type="string">
            <text:p>Right</text:p>
          </table:table-cell>
          <table:table-cell office:value-type="string">
            <text:p>They abstain on a vote and help the Tories to retrospectively change the law on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help</text:p>
          </table:table-cell>
          <table:table-cell office:value-type="string">
            <text:p>the tories</text:p>
          </table:table-cell>
          <table:table-cell office:value-type="string">
            <text:p>Right</text:p>
          </table:table-cell>
          <table:table-cell office:value-type="string">
            <text:p>They abstain on a vote and help the Tories to retrospectively change the law o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understand</text:p>
          </table:table-cell>
          <table:table-cell office:value-type="string">
            <text:p>that only god</text:p>
          </table:table-cell>
          <table:table-cell office:value-type="string">
            <text:p>Wrong</text:p>
          </table:table-cell>
          <table:table-cell office:value-type="string">
            <text:p>Maybe in time you 'll understand that only god can save u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sav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Maybe in time you 'll understand that only god can save us .</text:p>
          </table:table-cell>
        </table:table-row>
        <table:table-row table:style-name="ro1">
          <table:table-cell table:number-columns-repeated="5"/>
          <table:table-cell office:value-type="string">
            <text:p>that just fucking</text:p>
          </table:table-cell>
          <table:table-cell office:value-type="string">
            <text:p>kill</text:p>
          </table:table-cell>
          <table:table-cell office:value-type="string">
            <text:p>my mood</text:p>
          </table:table-cell>
          <table:table-cell office:value-type="string">
            <text:p>Right</text:p>
          </table:table-cell>
          <table:table-cell office:value-type="string">
            <text:p>That just fucking killed my moo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</text:p>
          </table:table-cell>
          <table:table-cell office:value-type="string">
            <text:p>nothin</text:p>
          </table:table-cell>
          <table:table-cell office:value-type="string">
            <text:p>Right</text:p>
          </table:table-cell>
          <table:table-cell office:value-type="string">
            <text:p>I do n't never be doing nothin but normal human stuff !\u201d\ud83d\ude11 .</text:p>
          </table:table-cell>
        </table:table-row>
        <table:table-row table:style-name="ro1">
          <table:table-cell table:number-columns-repeated="5"/>
          <table:table-cell office:value-type="string">
            <text:p>some</text:p>
          </table:table-cell>
          <table:table-cell office:value-type="string">
            <text:p>say</text:p>
          </table:table-cell>
          <table:table-cell office:value-type="string">
            <text:p>im</text:p>
          </table:table-cell>
          <table:table-cell office:value-type="string">
            <text:p>Wrong</text:p>
          </table:table-cell>
          <table:table-cell office:value-type="string">
            <text:p>Some say im CRAZ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level #</text:p>
          </table:table-cell>
          <table:table-cell office:value-type="string">
            <text:p>Right</text:p>
          </table:table-cell>
          <table:table-cell office:value-type="string">
            <text:p>I am level 6 in Star Trek Rivals !</text:p>
          </table:table-cell>
        </table:table-row>
        <table:table-row table:style-name="ro1">
          <table:table-cell table:number-columns-repeated="5"/>
          <table:table-cell office:value-type="string">
            <text:p>that</text:p>
          </table:table-cell>
          <table:table-cell office:value-type="string">
            <text:p>be</text:p>
          </table:table-cell>
          <table:table-cell office:value-type="string">
            <text:p>lame af</text:p>
          </table:table-cell>
          <table:table-cell office:value-type="string">
            <text:p>Right</text:p>
          </table:table-cell>
          <table:table-cell office:value-type="string">
            <text:p>That 's lame af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nna say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You wanna say something about it over text but not on twitter .</text:p>
          </table:table-cell>
        </table:table-row>
        <table:table-row table:style-name="ro1">
          <table:table-cell table:number-columns-repeated="5"/>
          <table:table-cell office:value-type="string">
            <text:p>my poor baby 's</text:p>
          </table:table-cell>
          <table:table-cell office:value-type="string">
            <text:p>get</text:p>
          </table:table-cell>
          <table:table-cell office:value-type="string">
            <text:p>his heart</text:p>
          </table:table-cell>
          <table:table-cell office:value-type="string">
            <text:p>Wrong</text:p>
          </table:table-cell>
          <table:table-cell office:value-type="string">
            <text:p>Awe my poor baby 's got his heart broken .</text:p>
          </table:table-cell>
        </table:table-row>
        <table:table-row table:style-name="ro1">
          <table:table-cell table:number-columns-repeated="5"/>
          <table:table-cell office:value-type="string">
            <text:p>the tub</text:p>
          </table:table-cell>
          <table:table-cell office:value-type="string">
            <text:p>connect to</text:p>
          </table:table-cell>
          <table:table-cell office:value-type="string">
            <text:p>emily</text:p>
          </table:table-cell>
          <table:table-cell office:value-type="string">
            <text:p>Wrong</text:p>
          </table:table-cell>
          <table:table-cell office:value-type="string">
            <text:p>Neither myself nor the guy in the tub is connected to Emily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be friend of</text:p>
          </table:table-cell>
          <table:table-cell office:value-type="string">
            <text:p>dorothy 's</text:p>
          </table:table-cell>
          <table:table-cell office:value-type="string">
            <text:p>Right</text:p>
          </table:table-cell>
          <table:table-cell office:value-type="string">
            <text:p>In fact , he 's a friend of Dorothy '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be</text:p>
          </table:table-cell>
          <table:table-cell office:value-type="string">
            <text:p>food</text:p>
          </table:table-cell>
          <table:table-cell office:value-type="string">
            <text:p>Wrong</text:p>
          </table:table-cell>
          <table:table-cell office:value-type="string">
            <text:p>All I want is food , &amp;amp; Luke Brook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'm not saying it 's stupid that he has us write essays I just do n't like that he made us make up an essay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writ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'm not saying it 's stupid that he has us write essays I just do n't like that he made us make up an essay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mak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I 'm not saying it 's stupid that he has us write essays I just do n't like that he made us make up an essay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make up</text:p>
          </table:table-cell>
          <table:table-cell office:value-type="string">
            <text:p>an essay</text:p>
          </table:table-cell>
          <table:table-cell office:value-type="string">
            <text:p>Wrong</text:p>
          </table:table-cell>
          <table:table-cell office:value-type="string">
            <text:p>I 'm not saying it 's stupid that he has us write essays I just do n't like that he made us make up an essay .</text:p>
          </table:table-cell>
        </table:table-row>
        <table:table-row table:style-name="ro1">
          <table:table-cell table:number-columns-repeated="5"/>
          <table:table-cell office:value-type="string">
            <text:p>aye</text:p>
          </table:table-cell>
          <table:table-cell office:value-type="string">
            <text:p>2hour</text:p>
          </table:table-cell>
          <table:table-cell office:value-type="string">
            <text:p>lol</text:p>
          </table:table-cell>
          <table:table-cell office:value-type="string">
            <text:p>Wrong</text:p>
          </table:table-cell>
          <table:table-cell office:value-type="string">
            <text:p>How long aye ? 2hours lol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nt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If you want something , let it go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l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f you want something , let it go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f you get it , then it was always yours in the first place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yours</text:p>
          </table:table-cell>
          <table:table-cell office:value-type="string">
            <text:p>Right</text:p>
          </table:table-cell>
          <table:table-cell office:value-type="string">
            <text:p>If you get it , then it was always yours in the first place .</text:p>
          </table:table-cell>
        </table:table-row>
        <table:table-row table:style-name="ro1">
          <table:table-cell table:number-columns-repeated="5"/>
          <table:table-cell office:value-type="string">
            <text:p>the photo</text:p>
          </table:table-cell>
          <table:table-cell office:value-type="string">
            <text:p>&amp;amp; leave</text:p>
          </table:table-cell>
          <table:table-cell office:value-type="string">
            <text:p>a comment</text:p>
          </table:table-cell>
          <table:table-cell office:value-type="string">
            <text:p>Wrong</text:p>
          </table:table-cell>
          <table:table-cell office:value-type="string">
            <text:p>View the photo &amp;amp; leave a comment : http :\/\/tco\/isOCXhXugX .</text:p>
          </table:table-cell>
        </table:table-row>
        <table:table-row table:style-name="ro1">
          <table:table-cell table:number-columns-repeated="5"/>
          <table:table-cell office:value-type="string">
            <text:p>lowkey frank sinatra</text:p>
          </table:table-cell>
          <table:table-cell office:value-type="string">
            <text:p>be</text:p>
          </table:table-cell>
          <table:table-cell office:value-type="string">
            <text:p>the shit</text:p>
          </table:table-cell>
          <table:table-cell office:value-type="string">
            <text:p>Right</text:p>
          </table:table-cell>
          <table:table-cell office:value-type="string">
            <text:p>Lowkey Frank Sinatra is the shit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nt to see</text:p>
          </table:table-cell>
          <table:table-cell office:value-type="string">
            <text:p>nina garcia</text:p>
          </table:table-cell>
          <table:table-cell office:value-type="string">
            <text:p>Right</text:p>
          </table:table-cell>
          <table:table-cell office:value-type="string">
            <text:p>Do you want to see Nina Garcia in Manila ?</text:p>
          </table:table-cell>
        </table:table-row>
        <table:table-row table:style-name="ro1">
          <table:table-cell table:number-columns-repeated="5"/>
          <table:table-cell office:value-type="string">
            <text:p>the ac</text:p>
          </table:table-cell>
          <table:table-cell office:value-type="string">
            <text:p>fall out</text:p>
          </table:table-cell>
          <table:table-cell office:value-type="string">
            <text:p>the window</text:p>
          </table:table-cell>
          <table:table-cell office:value-type="string">
            <text:p>Right</text:p>
          </table:table-cell>
          <table:table-cell office:value-type="string">
            <text:p>It 'll be funny and sad at the same time if the AC fell out the window .</text:p>
          </table:table-cell>
        </table:table-row>
        <table:table-row table:style-name="ro1">
          <table:table-cell table:number-columns-repeated="5"/>
          <table:table-cell office:value-type="string">
            <text:p>*\ngallade</text:p>
          </table:table-cell>
          <table:table-cell office:value-type="string">
            <text:p>sit</text:p>
          </table:table-cell>
          <table:table-cell office:value-type="string">
            <text:p>yo ' # dollar ass</text:p>
          </table:table-cell>
          <table:table-cell office:value-type="string">
            <text:p>Wrong</text:p>
          </table:table-cell>
          <table:table-cell office:value-type="string">
            <text:p>PLEASE PICK ME # P98IWantRyanHiga 12 . Ares : *stands up *\nGallade : Sit yo ' five dollar ass down before I make chang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change</text:p>
          </table:table-cell>
          <table:table-cell office:value-type="string">
            <text:p>Right</text:p>
          </table:table-cell>
          <table:table-cell office:value-type="string">
            <text:p>PLEASE PICK ME # P98IWantRyanHiga 12 . Ares : *stands up *\nGallade : Sit yo ' five dollar ass down before I make chang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some sleep.</text:p>
          </table:table-cell>
          <table:table-cell office:value-type="string">
            <text:p>Right</text:p>
          </table:table-cell>
          <table:table-cell office:value-type="string">
            <text:p>Hope you get some sleep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et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'll let you know when they call me with that part for y 'alls dryer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call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'll let you know when they call me with that part for y 'alls dryer .</text:p>
          </table:table-cell>
        </table:table-row>
        <table:table-row table:style-name="ro1">
          <table:table-cell table:number-columns-repeated="5"/>
          <table:table-cell office:value-type="string">
            <text:p>y</text:p>
          </table:table-cell>
          <table:table-cell office:value-type="string">
            <text:p>all</text:p>
          </table:table-cell>
          <table:table-cell office:value-type="string">
            <text:p>dryer</text:p>
          </table:table-cell>
          <table:table-cell office:value-type="string">
            <text:p>Wrong</text:p>
          </table:table-cell>
          <table:table-cell office:value-type="string">
            <text:p>I 'll let you know when they call me with that part for y 'alls dryer .</text:p>
          </table:table-cell>
        </table:table-row>
        <table:table-row table:style-name="ro1">
          <table:table-cell table:number-columns-repeated="5"/>
          <table:table-cell office:value-type="string">
            <text:p>my work</text:p>
          </table:table-cell>
          <table:table-cell office:value-type="string">
            <text:p>work with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f you like my work or have worked with me post a testimonial on my page please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ry to get use to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God I 'm trying to get use to this .</text:p>
          </table:table-cell>
        </table:table-row>
        <table:table-row table:style-name="ro1">
          <table:table-cell table:number-columns-repeated="5"/>
          <table:table-cell office:value-type="string">
            <text:p>shit</text:p>
          </table:table-cell>
          <table:table-cell office:value-type="string">
            <text:p>be brand to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This dude bringing shit that 's brand new to 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ind out</text:p>
          </table:table-cell>
          <table:table-cell office:value-type="string">
            <text:p>all # people</text:p>
          </table:table-cell>
          <table:table-cell office:value-type="string">
            <text:p>Right</text:p>
          </table:table-cell>
          <table:table-cell office:value-type="string">
            <text:p>I just found out all 27 people who had unfollowed me this week .</text:p>
          </table:table-cell>
        </table:table-row>
        <table:table-row table:style-name="ro1">
          <table:table-cell table:number-columns-repeated="5"/>
          <table:table-cell office:value-type="string">
            <text:p>this ceiling fan</text:p>
          </table:table-cell>
          <table:table-cell office:value-type="string">
            <text:p>cut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This ceiling fan just is n't cutting i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ish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wish I was normal and could go to sleep at a decent ti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to sleep at</text:p>
          </table:table-cell>
          <table:table-cell office:value-type="string">
            <text:p>a decent time</text:p>
          </table:table-cell>
          <table:table-cell office:value-type="string">
            <text:p>Right</text:p>
          </table:table-cell>
          <table:table-cell office:value-type="string">
            <text:p>I wish I was normal and could go to sleep at a decent time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wanna fuck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She must wanna fuck me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obsess with</text:p>
          </table:table-cell>
          <table:table-cell office:value-type="string">
            <text:p>things</text:p>
          </table:table-cell>
          <table:table-cell office:value-type="string">
            <text:p>Right</text:p>
          </table:table-cell>
          <table:table-cell office:value-type="string">
            <text:p>People who are obsessed with things because certain artists or bands likes them are followers .</text:p>
          </table:table-cell>
        </table:table-row>
        <table:table-row table:style-name="ro1">
          <table:table-cell table:number-columns-repeated="5"/>
          <table:table-cell office:value-type="string">
            <text:p>certain artists or bands</text:p>
          </table:table-cell>
          <table:table-cell office:value-type="string">
            <text:p>like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People who are obsessed with things because certain artists or bands likes them are followers .</text:p>
          </table:table-cell>
        </table:table-row>
        <table:table-row table:style-name="ro1">
          <table:table-cell table:number-columns-repeated="5"/>
          <table:table-cell office:value-type="string">
            <text:p>them</text:p>
          </table:table-cell>
          <table:table-cell office:value-type="string">
            <text:p>be</text:p>
          </table:table-cell>
          <table:table-cell office:value-type="string">
            <text:p>followers</text:p>
          </table:table-cell>
          <table:table-cell office:value-type="string">
            <text:p>Wrong</text:p>
          </table:table-cell>
          <table:table-cell office:value-type="string">
            <text:p>People who are obsessed with things because certain artists or bands likes them are follower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to get</text:p>
          </table:table-cell>
          <table:table-cell office:value-type="string">
            <text:p>that paper</text:p>
          </table:table-cell>
          <table:table-cell office:value-type="string">
            <text:p>Right</text:p>
          </table:table-cell>
          <table:table-cell office:value-type="string">
            <text:p>Fuck I need to get that paper signed for honors Englis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ign for</text:p>
          </table:table-cell>
          <table:table-cell office:value-type="string">
            <text:p>honors english</text:p>
          </table:table-cell>
          <table:table-cell office:value-type="string">
            <text:p>Wrong</text:p>
          </table:table-cell>
          <table:table-cell office:value-type="string">
            <text:p>Fuck I need to get that paper signed for honors English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push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office:value-type="string">
            <text:p>Obama pushes $ 50 million more for Kenya http :\/\/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ind</text:p>
          </table:table-cell>
          <table:table-cell office:value-type="string">
            <text:p>my reason</text:p>
          </table:table-cell>
          <table:table-cell office:value-type="string">
            <text:p>Right</text:p>
          </table:table-cell>
          <table:table-cell office:value-type="string">
            <text:p>I found my reason to smile again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 nyquil night \u201dthat 's every night</text:p>
          </table:table-cell>
          <table:table-cell office:value-type="string">
            <text:p>Right</text:p>
          </table:table-cell>
          <table:table-cell office:value-type="string">
            <text:p>I should do better ! . \u201c@kaseeyyex : It 's a NyQuil night \u201dthat 's every night for you .</text:p>
          </table:table-cell>
        </table:table-row>
        <table:table-row table:style-name="ro1">
          <table:table-cell table:number-columns-repeated="5"/>
          <table:table-cell office:value-type="string">
            <text:p>houston mom</text:p>
          </table:table-cell>
          <table:table-cell office:value-type="string">
            <text:p>take off in</text:p>
          </table:table-cell>
          <table:table-cell office:value-type="string">
            <text:p>bank bandits</text:p>
          </table:table-cell>
          <table:table-cell office:value-type="string">
            <text:p>Right</text:p>
          </table:table-cell>
          <table:table-cell office:value-type="string">
            <text:p>Houston mom inadvertently takes off in bank bandits http :\/\/tco\/V7yOcPFUt9 .</text:p>
          </table:table-cell>
        </table:table-row>
        <table:table-row table:style-name="ro1">
          <table:table-cell table:number-columns-repeated="5"/>
          <table:table-cell office:value-type="string">
            <text:p>houston mom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Houston mom inadvertently takes off in bank bandits http :\/\/tco\/V7yOcPFUt9 .</text:p>
          </table:table-cell>
        </table:table-row>
        <table:table-row table:style-name="ro1">
          <table:table-cell table:number-columns-repeated="5"/>
          <table:table-cell office:value-type="string">
            <text:p>every bonnie 's</text:p>
          </table:table-cell>
          <table:table-cell office:value-type="string">
            <text:p>get</text:p>
          </table:table-cell>
          <table:table-cell office:value-type="string">
            <text:p>a clyde</text:p>
          </table:table-cell>
          <table:table-cell office:value-type="string">
            <text:p>Right</text:p>
          </table:table-cell>
          <table:table-cell office:value-type="string">
            <text:p>Every Bonnie 's got a Clyde with her , every woman needs somebody who 's gon ' ride with her .</text:p>
          </table:table-cell>
        </table:table-row>
        <table:table-row table:style-name="ro1">
          <table:table-cell table:number-columns-repeated="5"/>
          <table:table-cell office:value-type="string">
            <text:p>every woman</text:p>
          </table:table-cell>
          <table:table-cell office:value-type="string">
            <text:p>need</text:p>
          </table:table-cell>
          <table:table-cell office:value-type="string">
            <text:p>somebody</text:p>
          </table:table-cell>
          <table:table-cell office:value-type="string">
            <text:p>Right</text:p>
          </table:table-cell>
          <table:table-cell office:value-type="string">
            <text:p>Every Bonnie 's got a Clyde with her , every woman needs somebody who 's gon ' ride with her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no idea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 talk to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ish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mine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the fuck</text:p>
          </table:table-cell>
          <table:table-cell office:value-type="string">
            <text:p>be</text:p>
          </table:table-cell>
          <table:table-cell office:value-type="string">
            <text:p>this fuckery</text:p>
          </table:table-cell>
          <table:table-cell office:value-type="string">
            <text:p>Right</text:p>
          </table:table-cell>
          <table:table-cell office:value-type="string">
            <text:p>WHAT THE FUCK IS THIS FUCKERY .</text:p>
          </table:table-cell>
        </table:table-row>
        <table:table-row table:style-name="ro1">
          <table:table-cell table:number-columns-repeated="5"/>
          <table:table-cell office:value-type="string">
            <text:p>the prettiest people</text:p>
          </table:table-cell>
          <table:table-cell office:value-type="string">
            <text:p>do</text:p>
          </table:table-cell>
          <table:table-cell office:value-type="string">
            <text:p>the ugliest things</text:p>
          </table:table-cell>
          <table:table-cell office:value-type="string">
            <text:p>Right</text:p>
          </table:table-cell>
          <table:table-cell office:value-type="string">
            <text:p>The prettiest people do the ugliest thing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10,875 gold coins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11,050 gold coins !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any exams</text:p>
          </table:table-cell>
          <table:table-cell office:value-type="string">
            <text:p>Right</text:p>
          </table:table-cell>
          <table:table-cell office:value-type="string">
            <text:p>You got any exams yourself today ? .</text:p>
          </table:table-cell>
        </table:table-row>
        <table:table-row table:style-name="ro1">
          <table:table-cell table:number-columns-repeated="5"/>
          <table:table-cell office:value-type="string">
            <text:p>my steam</text:p>
          </table:table-cell>
          <table:table-cell office:value-type="string">
            <text:p>be</text:p>
          </table:table-cell>
          <table:table-cell office:value-type="string">
            <text:p>fine</text:p>
          </table:table-cell>
          <table:table-cell office:value-type="string">
            <text:p>Right</text:p>
          </table:table-cell>
          <table:table-cell office:value-type="string">
            <text:p>My Steam was just fine yesterday , but then I woke up to 23 more of these in my inventor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ke up to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My Steam was just fine yesterday , but then I woke up to 23 more of these in my inventory .</text:p>
          </table:table-cell>
        </table:table-row>
        <table:table-row table:style-name="ro1">
          <table:table-cell table:number-columns-repeated="5"/>
          <table:table-cell office:value-type="string">
            <text:p>my idol</text:p>
          </table:table-cell>
          <table:table-cell office:value-type="string">
            <text:p>be rude to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My idol was being rude to me so http :\/\/tco\/OAeWhqMp9E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anyone</text:p>
          </table:table-cell>
          <table:table-cell office:value-type="string">
            <text:p>Wrong</text:p>
          </table:table-cell>
          <table:table-cell office:value-type="string">
            <text:p>I do n't think anyone has a bigger heart than What a great person and show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</text:p>
          </table:table-cell>
          <table:table-cell office:value-type="string">
            <text:p>golfing</text:p>
          </table:table-cell>
          <table:table-cell office:value-type="string">
            <text:p>Right</text:p>
          </table:table-cell>
          <table:table-cell office:value-type="string">
            <text:p>I should tweet less and go golfing often .</text:p>
          </table:table-cell>
        </table:table-row>
        <table:table-row table:style-name="ro1">
          <table:table-cell table:number-columns-repeated="5"/>
          <table:table-cell office:value-type="string">
            <text:p>life</text:p>
          </table:table-cell>
          <table:table-cell office:value-type="string">
            <text:p>be</text:p>
          </table:table-cell>
          <table:table-cell office:value-type="string">
            <text:p>big joke</text:p>
          </table:table-cell>
          <table:table-cell office:value-type="string">
            <text:p>Right</text:p>
          </table:table-cell>
          <table:table-cell office:value-type="string">
            <text:p>Life is big joke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 bad habit</text:p>
          </table:table-cell>
          <table:table-cell office:value-type="string">
            <text:p>Right</text:p>
          </table:table-cell>
          <table:table-cell office:value-type="string">
            <text:p>I remember when staying up until midnight was hard to do , now it 's a bad habit .</text:p>
          </table:table-cell>
        </table:table-row>
        <table:table-row table:style-name="ro1">
          <table:table-cell table:number-columns-repeated="5"/>
          <table:table-cell office:value-type="string">
            <text:p>a guy</text:p>
          </table:table-cell>
          <table:table-cell office:value-type="string">
            <text:p>lik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f a guy likes you he WILL pursue you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pursu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f a guy likes you he WILL pursue you .</text:p>
          </table:table-cell>
        </table:table-row>
        <table:table-row table:style-name="ro1">
          <table:table-cell table:number-columns-repeated="5"/>
          <table:table-cell office:value-type="string">
            <text:p>the hell</text:p>
          </table:table-cell>
          <table:table-cell office:value-type="string">
            <text:p>be</text:p>
          </table:table-cell>
          <table:table-cell office:value-type="string">
            <text:p>tohme tohme</text:p>
          </table:table-cell>
          <table:table-cell office:value-type="string">
            <text:p>Wrong</text:p>
          </table:table-cell>
          <table:table-cell office:value-type="string">
            <text:p>Everybody in his pockets : Why the hell was Tohme Tohme getting $ 100,000 a month from AEG ? http :\/\/t .</text:p>
          </table:table-cell>
        </table:table-row>
        <table:table-row table:style-name="ro1">
          <table:table-cell table:number-columns-repeated="5"/>
          <table:table-cell office:value-type="string">
            <text:p># women</text:p>
          </table:table-cell>
          <table:table-cell office:value-type="string">
            <text:p>talk to</text:p>
          </table:table-cell>
          <table:table-cell office:value-type="string">
            <text:p>each other\n\n</text:p>
          </table:table-cell>
          <table:table-cell office:value-type="string">
            <text:p>Right</text:p>
          </table:table-cell>
          <table:table-cell office:value-type="string">
            <text:p>Two women were talking to each other\n\n .</text:p>
          </table:table-cell>
        </table:table-row>
        <table:table-row table:style-name="ro1">
          <table:table-cell table:number-columns-repeated="5"/>
          <table:table-cell office:value-type="string">
            <text:p>can't</text:p>
          </table:table-cell>
          <table:table-cell office:value-type="string">
            <text:p>feel</text:p>
          </table:table-cell>
          <table:table-cell office:value-type="string">
            <text:p>the pain</text:p>
          </table:table-cell>
          <table:table-cell office:value-type="string">
            <text:p>Wrong</text:p>
          </table:table-cell>
          <table:table-cell office:value-type="string">
            <text:p>Can't feel the pain no mor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the questions</text:p>
          </table:table-cell>
          <table:table-cell office:value-type="string">
            <text:p>Wrong</text:p>
          </table:table-cell>
          <table:table-cell office:value-type="string">
            <text:p>I just thought the questions were super hard this year ! .</text:p>
          </table:table-cell>
        </table:table-row>
        <table:table-row table:style-name="ro1">
          <table:table-cell table:number-columns-repeated="5"/>
          <table:table-cell office:value-type="string">
            <text:p>jay</text:p>
          </table:table-cell>
          <table:table-cell office:value-type="string">
            <text:p>know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Jay knows he gets hit with security on a daily stop playin these games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get hit with</text:p>
          </table:table-cell>
          <table:table-cell office:value-type="string">
            <text:p>security</text:p>
          </table:table-cell>
          <table:table-cell office:value-type="string">
            <text:p>Right</text:p>
          </table:table-cell>
          <table:table-cell office:value-type="string">
            <text:p>Jay knows he gets hit with security on a daily stop playin these games .</text:p>
          </table:table-cell>
        </table:table-row>
        <table:table-row table:style-name="ro1">
          <table:table-cell table:number-columns-repeated="5"/>
          <table:table-cell office:value-type="string">
            <text:p>totally</text:p>
          </table:table-cell>
          <table:table-cell office:value-type="string">
            <text:p>agree on</text:p>
          </table:table-cell>
          <table:table-cell office:value-type="string">
            <text:p>that</text:p>
          </table:table-cell>
          <table:table-cell office:value-type="string">
            <text:p>Right</text:p>
          </table:table-cell>
          <table:table-cell office:value-type="string">
            <text:p>Yep ( : Totally agree on tha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tta</text:p>
          </table:table-cell>
          <table:table-cell office:value-type="string">
            <text:p>speach problem</text:p>
          </table:table-cell>
          <table:table-cell office:value-type="string">
            <text:p>Right</text:p>
          </table:table-cell>
          <table:table-cell office:value-type="string">
            <text:p>I gotta speach problem saying grenade right\ud83d\ude02 i can spell it do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pell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gotta speach problem saying grenade right\ud83d\ude02 i can spell it do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</text:p>
          </table:table-cell>
          <table:table-cell office:value-type="string">
            <text:p>Right</text:p>
          </table:table-cell>
          <table:table-cell office:value-type="string">
            <text:p>I posted a new photo to Facebook http :\/\/tco\/LZrQSLotSf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all</text:p>
          </table:table-cell>
          <table:table-cell office:value-type="string">
            <text:p>this #bourgiegentlemansclub meeting</text:p>
          </table:table-cell>
          <table:table-cell office:value-type="string">
            <text:p>Right</text:p>
          </table:table-cell>
          <table:table-cell office:value-type="string">
            <text:p>I call this #bourgiegentlemansclub meeting to order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make</text:p>
          </table:table-cell>
          <table:table-cell office:value-type="string">
            <text:p># years baby</text:p>
          </table:table-cell>
          <table:table-cell office:value-type="string">
            <text:p>Right</text:p>
          </table:table-cell>
          <table:table-cell office:value-type="string">
            <text:p>2 more months and we make 2 years baby \ud83d\udc98.</text:p>
          </table:table-cell>
        </table:table-row>
        <table:table-row table:style-name="ro1">
          <table:table-cell table:number-columns-repeated="5"/>
          <table:table-cell office:value-type="string">
            <text:p>former # nokia wonderboys</text:p>
          </table:table-cell>
          <table:table-cell office:value-type="string">
            <text:p>unveil</text:p>
          </table:table-cell>
          <table:table-cell office:value-type="string">
            <text:p>their new # jolla</text:p>
          </table:table-cell>
          <table:table-cell office:value-type="string">
            <text:p>Right</text:p>
          </table:table-cell>
          <table:table-cell office:value-type="string">
            <text:p>Former # Nokia wonderboys unveil their new # Jolla smartphone http :\/\/tco\/KOe53vYE8e .</text:p>
          </table:table-cell>
        </table:table-row>
        <table:table-row table:style-name="ro1">
          <table:table-cell table:number-columns-repeated="5"/>
          <table:table-cell office:value-type="string">
            <text:p>their new # jolla</text:p>
          </table:table-cell>
          <table:table-cell office:value-type="string">
            <text:p>smartphone</text:p>
          </table:table-cell>
          <table:table-cell office:value-type="string">
            <text:p>http :\/\/tco\/koe53vye8e</text:p>
          </table:table-cell>
          <table:table-cell office:value-type="string">
            <text:p>Wrong</text:p>
          </table:table-cell>
          <table:table-cell office:value-type="string">
            <text:p>Former # Nokia wonderboys unveil their new # Jolla smartphone http :\/\/tco\/KOe53vYE8e .</text:p>
          </table:table-cell>
        </table:table-row>
        <table:table-row table:style-name="ro1">
          <table:table-cell table:number-columns-repeated="5"/>
          <table:table-cell office:value-type="string">
            <text:p>apple</text:p>
          </table:table-cell>
          <table:table-cell office:value-type="string">
            <text:p>explain position on</text:p>
          </table:table-cell>
          <table:table-cell office:value-type="string">
            <text:p>us.</text:p>
          </table:table-cell>
          <table:table-cell office:value-type="string">
            <text:p>Wrong</text:p>
          </table:table-cell>
          <table:table-cell office:value-type="string">
            <text:p>Apple Explains Position On US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eet</text:p>
          </table:table-cell>
          <table:table-cell office:value-type="string">
            <text:p>steve</text:p>
          </table:table-cell>
          <table:table-cell office:value-type="string">
            <text:p>Right</text:p>
          </table:table-cell>
          <table:table-cell office:value-type="string">
            <text:p>Hopefully if I meet Steve this summer we 'll take sexi beach pictures mmmm hmmm bby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take</text:p>
          </table:table-cell>
          <table:table-cell office:value-type="string">
            <text:p>sexi beach pictures</text:p>
          </table:table-cell>
          <table:table-cell office:value-type="string">
            <text:p>Right</text:p>
          </table:table-cell>
          <table:table-cell office:value-type="string">
            <text:p>Hopefully if I meet Steve this summer we 'll take sexi beach pictures mmmm hmmm bby .</text:p>
          </table:table-cell>
        </table:table-row>
        <table:table-row table:style-name="ro1">
          <table:table-cell table:number-columns-repeated="5"/>
          <table:table-cell office:value-type="string">
            <text:p>sexi beach pictures</text:p>
          </table:table-cell>
          <table:table-cell office:value-type="string">
            <text:p>mmmm</text:p>
          </table:table-cell>
          <table:table-cell office:value-type="string">
            <text:p>hmmm bby</text:p>
          </table:table-cell>
          <table:table-cell office:value-type="string">
            <text:p>Wrong</text:p>
          </table:table-cell>
          <table:table-cell office:value-type="string">
            <text:p>Hopefully if I meet Steve this summer we 'll take sexi beach pictures mmmm hmmm bby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fall in</text:p>
          </table:table-cell>
          <table:table-cell office:value-type="string">
            <text:p>love</text:p>
          </table:table-cell>
          <table:table-cell office:value-type="string">
            <text:p>Right</text:p>
          </table:table-cell>
          <table:table-cell office:value-type="string">
            <text:p>People fall in love not knowing why or how .</text:p>
          </table:table-cell>
        </table:table-row>
        <table:table-row table:style-name="ro1">
          <table:table-cell table:number-columns-repeated="5"/>
          <table:table-cell office:value-type="string">
            <text:p>love</text:p>
          </table:table-cell>
          <table:table-cell office:value-type="string">
            <text:p>be</text:p>
          </table:table-cell>
          <table:table-cell office:value-type="string">
            <text:p>a special feeling</text:p>
          </table:table-cell>
          <table:table-cell office:value-type="string">
            <text:p>Right</text:p>
          </table:table-cell>
          <table:table-cell office:value-type="string">
            <text:p>It 's because love is a special feeling that does n't require much answers .</text:p>
          </table:table-cell>
        </table:table-row>
        <table:table-row table:style-name="ro1">
          <table:table-cell table:number-columns-repeated="5"/>
          <table:table-cell office:value-type="string">
            <text:p>a special feeling</text:p>
          </table:table-cell>
          <table:table-cell office:value-type="string">
            <text:p>require</text:p>
          </table:table-cell>
          <table:table-cell office:value-type="string">
            <text:p>much answers</text:p>
          </table:table-cell>
          <table:table-cell office:value-type="string">
            <text:p>Wrong</text:p>
          </table:table-cell>
          <table:table-cell office:value-type="string">
            <text:p>It 's because love is a special feeling that does n't require much answer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</text:p>
          </table:table-cell>
          <table:table-cell office:value-type="string">
            <text:p>Right</text:p>
          </table:table-cell>
          <table:table-cell office:value-type="string">
            <text:p>I posted a new photo to Facebook http :\/\/tco\/cbzFUQPC2r .</text:p>
          </table:table-cell>
        </table:table-row>
        <table:table-row table:style-name="ro1">
          <table:table-cell table:number-columns-repeated="5"/>
          <table:table-cell office:value-type="string">
            <text:p>#ct13</text:p>
          </table:table-cell>
          <table:table-cell office:value-type="string">
            <text:p>have</text:p>
          </table:table-cell>
          <table:table-cell office:value-type="string">
            <text:p>the best fielding unit</text:p>
          </table:table-cell>
          <table:table-cell office:value-type="string">
            <text:p>Wrong</text:p>
          </table:table-cell>
          <table:table-cell office:value-type="string">
            <text:p>Which squad at #ct13 has the best fielding unit in your view ?</text:p>
          </table:table-cell>
        </table:table-row>
        <table:table-row table:style-name="ro1">
          <table:table-cell table:number-columns-repeated="5"/>
          <table:table-cell office:value-type="string">
            <text:p>exes</text:p>
          </table:table-cell>
          <table:table-cell office:value-type="string">
            <text:p>know</text:p>
          </table:table-cell>
          <table:table-cell office:value-type="string">
            <text:p>their place</text:p>
          </table:table-cell>
          <table:table-cell office:value-type="string">
            <text:p>Wrong</text:p>
          </table:table-cell>
          <table:table-cell office:value-type="string">
            <text:p>Exes that do n't know their place !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the person</text:p>
          </table:table-cell>
          <table:table-cell office:value-type="string">
            <text:p>Wrong</text:p>
          </table:table-cell>
          <table:table-cell office:value-type="string">
            <text:p>Move around ! . Sometimes , it 's not the person you miss , it 's the feelings and moments you had with them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the feelings and moments</text:p>
          </table:table-cell>
          <table:table-cell office:value-type="string">
            <text:p>Right</text:p>
          </table:table-cell>
          <table:table-cell office:value-type="string">
            <text:p>Move around ! . Sometimes , it 's not the person you miss , it 's the feelings and moments you had with them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have wit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Move around ! . Sometimes , it 's not the person you miss , it 's the feelings and moments you had with them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We will have them added onto our WTF Hall-of-Luv &amp;gt ; http :\/\/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home without</text:p>
          </table:table-cell>
          <table:table-cell office:value-type="string">
            <text:p>yooooooooooooou</text:p>
          </table:table-cell>
          <table:table-cell office:value-type="string">
            <text:p>Right</text:p>
          </table:table-cell>
          <table:table-cell office:value-type="string">
            <text:p>I wo n't go home without yooooooooooooou : )) 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48,262 gold coins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11,689 gold coins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 im</text:p>
          </table:table-cell>
          <table:table-cell office:value-type="string">
            <text:p>the only person awake</text:p>
          </table:table-cell>
          <table:table-cell office:value-type="string">
            <text:p>Right</text:p>
          </table:table-cell>
          <table:table-cell office:value-type="string">
            <text:p>I think im the only person awake in omaha ___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proud to be</text:p>
          </table:table-cell>
          <table:table-cell office:value-type="string">
            <text:p>a plantface studio_leung 's photo http</text:p>
          </table:table-cell>
          <table:table-cell office:value-type="string">
            <text:p>Right</text:p>
          </table:table-cell>
          <table:table-cell office:value-type="string">
            <text:p>I 'm so proud to be a PlantFace studio_leung 's photo http :\/\/tco\/XygnpdoTmU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Got that panty dropper Cologne ! . i just need you back .</text:p>
          </table:table-cell>
        </table:table-row>
        <table:table-row table:style-name="ro1">
          <table:table-cell table:number-columns-repeated="5"/>
          <table:table-cell office:value-type="string">
            <text:p>elegant red</text:p>
          </table:table-cell>
          <table:table-cell office:value-type="string">
            <text:p>rise</text:p>
          </table:table-cell>
          <table:table-cell office:value-type="string">
            <text:p>bloom</text:p>
          </table:table-cell>
          <table:table-cell office:value-type="string">
            <text:p>Right</text:p>
          </table:table-cell>
          <table:table-cell office:value-type="string">
            <text:p>Elegant red rose bloom against a white backgroun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eel like</text:p>
          </table:table-cell>
          <table:table-cell office:value-type="string">
            <text:p>arianators</text:p>
          </table:table-cell>
          <table:table-cell office:value-type="string">
            <text:p>Right</text:p>
          </table:table-cell>
          <table:table-cell office:value-type="string">
            <text:p>I feel like arianators are at peace with every fanbase .</text:p>
          </table:table-cell>
        </table:table-row>
        <table:table-row table:style-name="ro1">
          <table:table-cell table:number-columns-repeated="5"/>
          <table:table-cell office:value-type="string">
            <text:p>arianators</text:p>
          </table:table-cell>
          <table:table-cell office:value-type="string">
            <text:p>be at</text:p>
          </table:table-cell>
          <table:table-cell office:value-type="string">
            <text:p>peace</text:p>
          </table:table-cell>
          <table:table-cell office:value-type="string">
            <text:p>Right</text:p>
          </table:table-cell>
          <table:table-cell office:value-type="string">
            <text:p>I feel like arianators are at peace with every fanbas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my hood rat</text:p>
          </table:table-cell>
          <table:table-cell office:value-type="string">
            <text:p>Right</text:p>
          </table:table-cell>
          <table:table-cell office:value-type="string">
            <text:p>I loved my hood rat avi , but I had to switch it up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to switch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loved my hood rat avi , but I had to switch it up .</text:p>
          </table:table-cell>
        </table:table-row>
        <table:table-row table:style-name="ro1">
          <table:table-cell table:number-columns-repeated="5"/>
          <table:table-cell office:value-type="string">
            <text:p>all white girls</text:p>
          </table:table-cell>
          <table:table-cell office:value-type="string">
            <text:p>suck</text:p>
          </table:table-cell>
          <table:table-cell office:value-type="string">
            <text:p>dick\u201d</text:p>
          </table:table-cell>
          <table:table-cell office:value-type="string">
            <text:p>Right</text:p>
          </table:table-cell>
          <table:table-cell office:value-type="string">
            <text:p>And eat pussy \u201c@maseratimyster : All white girls suck dick\u201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 abou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'll think about it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HAVE A NICE ONE :D. and threatening note at their door and that is how you know you live with quality peopl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live with</text:p>
          </table:table-cell>
          <table:table-cell office:value-type="string">
            <text:p>quality people</text:p>
          </table:table-cell>
          <table:table-cell office:value-type="string">
            <text:p>Right</text:p>
          </table:table-cell>
          <table:table-cell office:value-type="string">
            <text:p>HAVE A NICE ONE :D. and threatening note at their door and that is how you know you live with quality peopl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to sleep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ca n't go to slept I rather stay up and think about random thing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 about</text:p>
          </table:table-cell>
          <table:table-cell office:value-type="string">
            <text:p>random things</text:p>
          </table:table-cell>
          <table:table-cell office:value-type="string">
            <text:p>Right</text:p>
          </table:table-cell>
          <table:table-cell office:value-type="string">
            <text:p>I ca n't go to slept I rather stay up and think about random things .</text:p>
          </table:table-cell>
        </table:table-row>
        <table:table-row table:style-name="ro1">
          <table:table-cell table:number-columns-repeated="5"/>
          <table:table-cell office:value-type="string">
            <text:p>sarah</text:p>
          </table:table-cell>
          <table:table-cell office:value-type="string">
            <text:p>be happy to get</text:p>
          </table:table-cell>
          <table:table-cell office:value-type="string">
            <text:p>that # direction pillow</text:p>
          </table:table-cell>
          <table:table-cell office:value-type="string">
            <text:p>Right</text:p>
          </table:table-cell>
          <table:table-cell office:value-type="string">
            <text:p>Sarah was too happy to get that One Direction pillow .</text:p>
          </table:table-cell>
        </table:table-row>
        <table:table-row table:style-name="ro1">
          <table:table-cell table:number-columns-repeated="5"/>
          <table:table-cell office:value-type="string">
            <text:p>the marine spirits torment ur life</text:p>
          </table:table-cell>
          <table:table-cell office:value-type="string">
            <text:p>decrease</text:p>
          </table:table-cell>
          <table:table-cell office:value-type="string">
            <text:p>ur life span</text:p>
          </table:table-cell>
          <table:table-cell office:value-type="string">
            <text:p>Right</text:p>
          </table:table-cell>
          <table:table-cell office:value-type="string">
            <text:p>The marine spirits torment ur life which decreases ur life spa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inish</text:p>
          </table:table-cell>
          <table:table-cell office:value-type="string">
            <text:p>the last level of this first #</text:p>
          </table:table-cell>
          <table:table-cell office:value-type="string">
            <text:p>Right</text:p>
          </table:table-cell>
          <table:table-cell office:value-type="string">
            <text:p>DAT 'S GON BE U THEN in like an entire other playthrough or at least when I finish the last level of this first one .</text:p>
          </table:table-cell>
        </table:table-row>
        <table:table-row table:style-name="ro1">
          <table:table-cell table:number-columns-repeated="5"/>
          <table:table-cell office:value-type="string">
            <text:p>this dude justin bieber</text:p>
          </table:table-cell>
          <table:table-cell office:value-type="string">
            <text:p>gonna turn into</text:p>
          </table:table-cell>
          <table:table-cell office:value-type="string">
            <text:p>a crack dealer</text:p>
          </table:table-cell>
          <table:table-cell office:value-type="string">
            <text:p>Right</text:p>
          </table:table-cell>
          <table:table-cell office:value-type="string">
            <text:p>This dude justin bieber is gonna turn into a crack dealer and start rappin bout it .</text:p>
          </table:table-cell>
        </table:table-row>
        <table:table-row table:style-name="ro1">
          <table:table-cell table:number-columns-repeated="5"/>
          <table:table-cell office:value-type="string">
            <text:p>turn</text:p>
          </table:table-cell>
          <table:table-cell office:value-type="string">
            <text:p>start</text:p>
          </table:table-cell>
          <table:table-cell office:value-type="string">
            <text:p>rappin</text:p>
          </table:table-cell>
          <table:table-cell office:value-type="string">
            <text:p>Wrong</text:p>
          </table:table-cell>
          <table:table-cell office:value-type="string">
            <text:p>This dude justin bieber is gonna turn into a crack dealer and start rappin bout it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need</text:p>
          </table:table-cell>
          <table:table-cell office:value-type="string">
            <text:p>a new drummer</text:p>
          </table:table-cell>
          <table:table-cell office:value-type="string">
            <text:p>Right</text:p>
          </table:table-cell>
          <table:table-cell office:value-type="string">
            <text:p>They need a new drummer too lol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a mystery</text:p>
          </table:table-cell>
          <table:table-cell office:value-type="string">
            <text:p>Right</text:p>
          </table:table-cell>
          <table:table-cell office:value-type="string">
            <text:p>Maybe I 'm so disrespectfu 'cause to me you 're a mystery .</text:p>
          </table:table-cell>
        </table:table-row>
        <table:table-row table:style-name="ro1">
          <table:table-cell table:number-columns-repeated="5"/>
          <table:table-cell office:value-type="string">
            <text:p>my ppl</text:p>
          </table:table-cell>
          <table:table-cell office:value-type="string">
            <text:p>wan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My ppl want me gone .</text:p>
          </table:table-cell>
        </table:table-row>
        <table:table-row table:style-name="ro1">
          <table:table-cell table:number-columns-repeated="5"/>
          <table:table-cell office:value-type="string">
            <text:p>forster tuncurry hawks</text:p>
          </table:table-cell>
          <table:table-cell office:value-type="string">
            <text:p>face</text:p>
          </table:table-cell>
          <table:table-cell office:value-type="string">
            <text:p>must-win game</text:p>
          </table:table-cell>
          <table:table-cell office:value-type="string">
            <text:p>Right</text:p>
          </table:table-cell>
          <table:table-cell office:value-type="string">
            <text:p>Forster Tuncurry Hawks face must-win game with Port City after heavy loss to Old Bar .</text:p>
          </table:table-cell>
        </table:table-row>
        <table:table-row table:style-name="ro1">
          <table:table-cell table:number-columns-repeated="5"/>
          <table:table-cell office:value-type="string">
            <text:p>a brief survey</text:p>
          </table:table-cell>
          <table:table-cell office:value-type="string">
            <text:p>enter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Take a brief survey from Smiley360 and enter 4 a chance to win a $ 200 gift card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mad for</text:p>
          </table:table-cell>
          <table:table-cell office:value-type="string">
            <text:p>her</text:p>
          </table:table-cell>
          <table:table-cell office:value-type="string">
            <text:p>Right</text:p>
          </table:table-cell>
          <table:table-cell office:value-type="string">
            <text:p>I was mad for her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the album</text:p>
          </table:table-cell>
          <table:table-cell office:value-type="string">
            <text:p>Right</text:p>
          </table:table-cell>
          <table:table-cell office:value-type="string">
            <text:p>11 ways to improve the navigation on your mobile site - http :\/\/tco\/LkoLStkDV9 . aww but at least you 'll get the album !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Where 's The LOVE. oi , you think I 'm stupid enough ?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happy with</text:p>
          </table:table-cell>
          <table:table-cell office:value-type="string">
            <text:p>the progress</text:p>
          </table:table-cell>
          <table:table-cell office:value-type="string">
            <text:p>Right</text:p>
          </table:table-cell>
          <table:table-cell office:value-type="string">
            <text:p>I 'm happy with the progress I 've made on my New Years resolution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ake on</text:p>
          </table:table-cell>
          <table:table-cell office:value-type="string">
            <text:p>my new years resolutions</text:p>
          </table:table-cell>
          <table:table-cell office:value-type="string">
            <text:p>Right</text:p>
          </table:table-cell>
          <table:table-cell office:value-type="string">
            <text:p>I 'm happy with the progress I 've made on my New Years resolution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heck in wit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And that I actually check back in with them regularly .</text:p>
          </table:table-cell>
        </table:table-row>
        <table:table-row table:style-name="ro1">
          <table:table-cell table:number-columns-repeated="5"/>
          <table:table-cell office:value-type="string">
            <text:p>tuesday</text:p>
          </table:table-cell>
          <table:table-cell office:value-type="string">
            <text:p>deliver</text:p>
          </table:table-cell>
          <table:table-cell office:value-type="string">
            <text:p>motivation-\nwriting</text:p>
          </table:table-cell>
          <table:table-cell office:value-type="string">
            <text:p>Wrong</text:p>
          </table:table-cell>
          <table:table-cell office:value-type="string">
            <text:p>Tuesday has delivered motivation-\nWRITING A BUSINESS PLAN :\n\nDrink cry dream plan build plan recruit plan eat drink OPEN\n\nCAUSE PURE MAYHEM.</text:p>
          </table:table-cell>
        </table:table-row>
        <table:table-row table:style-name="ro1">
          <table:table-cell table:number-columns-repeated="5"/>
          <table:table-cell office:value-type="string">
            <text:p>a business plan :\n\ndrink cry dream</text:p>
          </table:table-cell>
          <table:table-cell office:value-type="string">
            <text:p>plan build</text:p>
          </table:table-cell>
          <table:table-cell office:value-type="string">
            <text:p>plan recruit plan</text:p>
          </table:table-cell>
          <table:table-cell office:value-type="string">
            <text:p>Wrong</text:p>
          </table:table-cell>
          <table:table-cell office:value-type="string">
            <text:p>Tuesday has delivered motivation-\nWRITING A BUSINESS PLAN :\n\nDrink cry dream plan build plan recruit plan eat drink OPEN\n\nCAUSE PURE MAYHEM.</text:p>
          </table:table-cell>
        </table:table-row>
        <table:table-row table:style-name="ro1">
          <table:table-cell table:number-columns-repeated="5"/>
          <table:table-cell office:value-type="string">
            <text:p>plan recruit plan</text:p>
          </table:table-cell>
          <table:table-cell office:value-type="string">
            <text:p>eat</text:p>
          </table:table-cell>
          <table:table-cell office:value-type="string">
            <text:p>drink open\n\ncause pure</text:p>
          </table:table-cell>
          <table:table-cell office:value-type="string">
            <text:p>Wrong</text:p>
          </table:table-cell>
          <table:table-cell office:value-type="string">
            <text:p>Tuesday has delivered motivation-\nWRITING A BUSINESS PLAN :\n\nDrink cry dream plan build plan recruit plan eat drink OPEN\n\nCAUSE PURE MAYHEM.</text:p>
          </table:table-cell>
        </table:table-row>
        <table:table-row table:style-name="ro1">
          <table:table-cell table:number-columns-repeated="5"/>
          <table:table-cell office:value-type="string">
            <text:p>welp tonight</text:p>
          </table:table-cell>
          <table:table-cell office:value-type="string">
            <text:p>be</text:p>
          </table:table-cell>
          <table:table-cell office:value-type="string">
            <text:p>a bust</text:p>
          </table:table-cell>
          <table:table-cell office:value-type="string">
            <text:p>Right</text:p>
          </table:table-cell>
          <table:table-cell office:value-type="string">
            <text:p>WELP tonight was a bust ; I 've never seen so much gas on one subjec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much gas</text:p>
          </table:table-cell>
          <table:table-cell office:value-type="string">
            <text:p>Wrong</text:p>
          </table:table-cell>
          <table:table-cell office:value-type="string">
            <text:p>WELP tonight was a bust ; I 've never seen so much gas on one subjec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eat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I can eat something cause I look hongry sounds like a plan lol .</text:p>
          </table:table-cell>
        </table:table-row>
        <table:table-row table:style-name="ro1">
          <table:table-cell table:number-columns-repeated="5"/>
          <table:table-cell office:value-type="string">
            <text:p>something</text:p>
          </table:table-cell>
          <table:table-cell office:value-type="string">
            <text:p>caus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can eat something cause I look hongry sounds like a plan lo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ok</text:p>
          </table:table-cell>
          <table:table-cell office:value-type="string">
            <text:p>hongry sounds</text:p>
          </table:table-cell>
          <table:table-cell office:value-type="string">
            <text:p>Wrong</text:p>
          </table:table-cell>
          <table:table-cell office:value-type="string">
            <text:p>I can eat something cause I look hongry sounds like a plan lol .</text:p>
          </table:table-cell>
        </table:table-row>
        <table:table-row table:style-name="ro1">
          <table:table-cell table:number-columns-repeated="5"/>
          <table:table-cell office:value-type="string">
            <text:p>some people</text:p>
          </table:table-cell>
          <table:table-cell office:value-type="string">
            <text:p>feel</text:p>
          </table:table-cell>
          <table:table-cell office:value-type="string">
            <text:p>the rain</text:p>
          </table:table-cell>
          <table:table-cell office:value-type="string">
            <text:p>Right</text:p>
          </table:table-cell>
          <table:table-cell office:value-type="string">
            <text:p>Some people feel the rain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 bowl of</text:p>
          </table:table-cell>
          <table:table-cell office:value-type="string">
            <text:p>happy</text:p>
          </table:table-cell>
          <table:table-cell office:value-type="string">
            <text:p>Right</text:p>
          </table:table-cell>
          <table:table-cell office:value-type="string">
            <text:p>Actually cant wait for pay day ! Rich for a weekend ! . noooooooo it 's a bowl of happy ! . What told me in 6th period today &amp;gt ;&amp;gt ;&amp;gt ;&amp;gt ; #lolfordays #swerve .</text:p>
          </table:table-cell>
        </table:table-row>
        <table:table-row table:style-name="ro1">
          <table:table-cell table:number-columns-repeated="5"/>
          <table:table-cell office:value-type="string">
            <text:p>a bowl of happy</text:p>
          </table:table-cell>
          <table:table-cell office:value-type="string">
            <text:p>tell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Actually cant wait for pay day ! Rich for a weekend ! . noooooooo it 's a bowl of happy ! . What told me in 6th period today &amp;gt ;&amp;gt ;&amp;gt ;&amp;gt ; #lolfordays #swerve .</text:p>
          </table:table-cell>
        </table:table-row>
        <table:table-row table:style-name="ro1">
          <table:table-cell table:number-columns-repeated="5"/>
          <table:table-cell office:value-type="string">
            <text:p>my grown man shit</text:p>
          </table:table-cell>
          <table:table-cell office:value-type="string">
            <text:p>get time for</text:p>
          </table:table-cell>
          <table:table-cell office:value-type="string">
            <text:p>games</text:p>
          </table:table-cell>
          <table:table-cell office:value-type="string">
            <text:p>Right</text:p>
          </table:table-cell>
          <table:table-cell office:value-type="string">
            <text:p>Im on my grown man shit that got time for games anymor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lose</text:p>
          </table:table-cell>
          <table:table-cell office:value-type="string">
            <text:p>your scissors</text:p>
          </table:table-cell>
          <table:table-cell office:value-type="string">
            <text:p>Right</text:p>
          </table:table-cell>
          <table:table-cell office:value-type="string">
            <text:p>Do you lose your scissors all the time too ?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anage to finish</text:p>
          </table:table-cell>
          <table:table-cell office:value-type="string">
            <text:p>my</text:p>
          </table:table-cell>
          <table:table-cell office:value-type="string">
            <text:p>Wrong</text:p>
          </table:table-cell>
          <table:table-cell office:value-type="string">
            <text:p>But I still managed to finish my IOP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ear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Need to get these red champion shorts , so I can wear them every other day Lmfa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ut</text:p>
          </table:table-cell>
          <table:table-cell office:value-type="string">
            <text:p>my hair bald</text:p>
          </table:table-cell>
          <table:table-cell office:value-type="string">
            <text:p>Right</text:p>
          </table:table-cell>
          <table:table-cell office:value-type="string">
            <text:p>If I cut my hair bald would y 'all laugh ? .</text:p>
          </table:table-cell>
        </table:table-row>
        <table:table-row table:style-name="ro1">
          <table:table-cell table:number-columns-repeated="5"/>
          <table:table-cell office:value-type="string">
            <text:p>the worse haha seconds</text:p>
          </table:table-cell>
          <table:table-cell office:value-type="string">
            <text:p>feel like</text:p>
          </table:table-cell>
          <table:table-cell office:value-type="string">
            <text:p>mins</text:p>
          </table:table-cell>
          <table:table-cell office:value-type="string">
            <text:p>Right</text:p>
          </table:table-cell>
          <table:table-cell office:value-type="string">
            <text:p>Cause that 's the worse haha seconds feel like min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iss</text:p>
          </table:table-cell>
          <table:table-cell office:value-type="string">
            <text:p>anyone</text:p>
          </table:table-cell>
          <table:table-cell office:value-type="string">
            <text:p>Right</text:p>
          </table:table-cell>
          <table:table-cell office:value-type="string">
            <text:p>Do you miss anyone right now ? \u2014 Yeap ! http :\/\/tco\/TOABS2Fhpx .</text:p>
          </table:table-cell>
        </table:table-row>
        <table:table-row table:style-name="ro1">
          <table:table-cell table:number-columns-repeated="5"/>
          <table:table-cell office:value-type="string">
            <text:p>yeap</text:p>
          </table:table-cell>
          <table:table-cell office:value-type="string">
            <text:p>http</text:p>
          </table:table-cell>
          <table:table-cell office:value-type="string">
            <text:p>:\/\/tco\/toabs2fhpx</text:p>
          </table:table-cell>
          <table:table-cell office:value-type="string">
            <text:p>Wrong</text:p>
          </table:table-cell>
          <table:table-cell office:value-type="string">
            <text:p>Do you miss anyone right now ? \u2014 Yeap ! http :\/\/tco\/TOABS2Fhpx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wear</text:p>
          </table:table-cell>
          <table:table-cell office:value-type="string">
            <text:p>we</text:p>
          </table:table-cell>
          <table:table-cell office:value-type="string">
            <text:p>Wrong</text:p>
          </table:table-cell>
          <table:table-cell office:value-type="string">
            <text:p>I swear we argue alot and fight alot but that 's what makes us closer as one !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mak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I swear we argue alot and fight alot but that 's what makes us closer as one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thankful for</text:p>
          </table:table-cell>
          <table:table-cell office:value-type="string">
            <text:p>the people</text:p>
          </table:table-cell>
          <table:table-cell office:value-type="string">
            <text:p>Right</text:p>
          </table:table-cell>
          <table:table-cell office:value-type="string">
            <text:p>I 'm really thankful for the people who are always are here for me \ud83d\udc6d\ud83d\udc6b\ud83d\udc6d\ud83d\udc6b #imsoblessed .</text:p>
          </table:table-cell>
        </table:table-row>
        <table:table-row table:style-name="ro1">
          <table:table-cell table:number-columns-repeated="5"/>
          <table:table-cell office:value-type="string">
            <text:p>the people</text:p>
          </table:table-cell>
          <table:table-cell office:value-type="string">
            <text:p>be for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'm really thankful for the people who are always are here for me \ud83d\udc6d\ud83d\udc6b\ud83d\udc6d\ud83d\udc6b #imsoblesse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reckon</text:p>
          </table:table-cell>
          <table:table-cell office:value-type="string">
            <text:p>we</text:p>
          </table:table-cell>
          <table:table-cell office:value-type="string">
            <text:p>Wrong</text:p>
          </table:table-cell>
          <table:table-cell office:value-type="string">
            <text:p>I reckon we need to target the US states that are still very far behind even where we are and get them snogging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need to target</text:p>
          </table:table-cell>
          <table:table-cell office:value-type="string">
            <text:p>the us states</text:p>
          </table:table-cell>
          <table:table-cell office:value-type="string">
            <text:p>Right</text:p>
          </table:table-cell>
          <table:table-cell office:value-type="string">
            <text:p>I reckon we need to target the US states that are still very far behind even where we are and get them snogging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get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I reckon we need to target the US states that are still very far behind even where we are and get them snogging .</text:p>
          </table:table-cell>
        </table:table-row>
        <table:table-row table:style-name="ro1">
          <table:table-cell table:number-columns-repeated="5"/>
          <table:table-cell office:value-type="string">
            <text:p>your eyes</text:p>
          </table:table-cell>
          <table:table-cell office:value-type="string">
            <text:p>close</text:p>
          </table:table-cell>
          <table:table-cell office:value-type="string">
            <text:p>^ http :\/\/tco\/69z6171l04</text:p>
          </table:table-cell>
          <table:table-cell office:value-type="string">
            <text:p>Wrong</text:p>
          </table:table-cell>
          <table:table-cell office:value-type="string">
            <text:p>Photoset : sasu-16 : i wish to kiss you while your eyes closed ^ ^ http :\/\/tco\/69Z6171l04 .</text:p>
          </table:table-cell>
        </table:table-row>
        <table:table-row table:style-name="ro1">
          <table:table-cell table:number-columns-repeated="5"/>
          <table:table-cell office:value-type="string">
            <text:p>niggaz wont</text:p>
          </table:table-cell>
          <table:table-cell office:value-type="string">
            <text:p>eat</text:p>
          </table:table-cell>
          <table:table-cell office:value-type="string">
            <text:p>the pussy</text:p>
          </table:table-cell>
          <table:table-cell office:value-type="string">
            <text:p>Right</text:p>
          </table:table-cell>
          <table:table-cell office:value-type="string">
            <text:p>I dont go near my own pussy if its a lil fury You niggaz wont eat the pussy if its a Lil fury ? .</text:p>
          </table:table-cell>
        </table:table-row>
        <table:table-row table:style-name="ro1">
          <table:table-cell table:number-columns-repeated="5"/>
          <table:table-cell office:value-type="string">
            <text:p>lakers</text:p>
          </table:table-cell>
          <table:table-cell office:value-type="string">
            <text:p>be</text:p>
          </table:table-cell>
          <table:table-cell office:value-type="string">
            <text:p>title contenders</text:p>
          </table:table-cell>
          <table:table-cell office:value-type="string">
            <text:p>Right</text:p>
          </table:table-cell>
          <table:table-cell office:value-type="string">
            <text:p>So Lakers can be title contenders again .</text:p>
          </table:table-cell>
        </table:table-row>
        <table:table-row table:style-name="ro1">
          <table:table-cell table:number-columns-repeated="5"/>
          <table:table-cell office:value-type="string">
            <text:p>the good ones</text:p>
          </table:table-cell>
          <table:table-cell office:value-type="string">
            <text:p>put up with</text:p>
          </table:table-cell>
          <table:table-cell office:value-type="string">
            <text:p>the bs</text:p>
          </table:table-cell>
          <table:table-cell office:value-type="string">
            <text:p>Right</text:p>
          </table:table-cell>
          <table:table-cell office:value-type="string">
            <text:p>The good ones put up with the BS and stay forreal .</text:p>
          </table:table-cell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Spose I better go back to work \ud83d\ude16 4 days then off for three \ud83d\ude06 #holidayclothesshopping . \u201c@Jcsw14 : u know I do n't DM.</text:p>
          </table:table-cell>
        </table:table-row>
        <table:table-row table:style-name="ro1">
          <table:table-cell table:number-columns-repeated="5"/>
          <table:table-cell office:value-type="string">
            <text:p>tulsa ok</text:p>
          </table:table-cell>
          <table:table-cell office:value-type="string">
            <text:p>hire</text:p>
          </table:table-cell>
          <table:table-cell office:value-type="string">
            <text:p>a local wedding planner</text:p>
          </table:table-cell>
          <table:table-cell office:value-type="string">
            <text:p>Wrong</text:p>
          </table:table-cell>
          <table:table-cell office:value-type="string">
            <text:p>Smith Pam in TULSA OK hired a local Wedding Plann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a brother</text:p>
          </table:table-cell>
          <table:table-cell office:value-type="string">
            <text:p>Right</text:p>
          </table:table-cell>
          <table:table-cell office:value-type="string">
            <text:p>I 've always wanted a brother !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teal</text:p>
          </table:table-cell>
          <table:table-cell office:value-type="string">
            <text:p>a girl 's heart</text:p>
          </table:table-cell>
          <table:table-cell office:value-type="string">
            <text:p>Right</text:p>
          </table:table-cell>
          <table:table-cell office:value-type="string">
            <text:p>One day , i will steal a girl 's heart , and she will steal my last name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steal</text:p>
          </table:table-cell>
          <table:table-cell office:value-type="string">
            <text:p>my last name</text:p>
          </table:table-cell>
          <table:table-cell office:value-type="string">
            <text:p>Right</text:p>
          </table:table-cell>
          <table:table-cell office:value-type="string">
            <text:p>One day , i will steal a girl 's heart , and she will steal my last na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connoisseur</text:p>
          </table:table-cell>
          <table:table-cell office:value-type="string">
            <text:p>Right</text:p>
          </table:table-cell>
          <table:table-cell office:value-type="string">
            <text:p>I 'm a connoisseur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 fact</text:p>
          </table:table-cell>
          <table:table-cell office:value-type="string">
            <text:p>Wrong</text:p>
          </table:table-cell>
          <table:table-cell office:value-type="string">
            <text:p>Lol im telling you it ai n't a fact !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continue discussion in</text:p>
          </table:table-cell>
          <table:table-cell office:value-type="string">
            <text:p>ttn</text:p>
          </table:table-cell>
          <table:table-cell office:value-type="string">
            <text:p>Right</text:p>
          </table:table-cell>
          <table:table-cell office:value-type="string">
            <text:p>We shall continue our discussion in ttn instead of spamming each others notifications xD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call</text:p>
          </table:table-cell>
          <table:table-cell office:value-type="string">
            <text:p>the crowd</text:p>
          </table:table-cell>
          <table:table-cell office:value-type="string">
            <text:p>Right</text:p>
          </table:table-cell>
          <table:table-cell office:value-type="string">
            <text:p>Then he called the crowd to him along with his disciples and said : \u201c Whoever wants to be my disciple must\u2026 http :\/\/tco\/rn0bmNV9p1 .</text:p>
          </table:table-cell>
        </table:table-row>
        <table:table-row table:style-name="ro1">
          <table:table-cell table:number-columns-repeated="5"/>
          <table:table-cell office:value-type="string">
            <text:p>\u201c whoever</text:p>
          </table:table-cell>
          <table:table-cell office:value-type="string">
            <text:p>want to be</text:p>
          </table:table-cell>
          <table:table-cell office:value-type="string">
            <text:p>my disciple</text:p>
          </table:table-cell>
          <table:table-cell office:value-type="string">
            <text:p>Wrong</text:p>
          </table:table-cell>
          <table:table-cell office:value-type="string">
            <text:p>Then he called the crowd to him along with his disciples and said : \u201c Whoever wants to be my disciple must\u2026 http :\/\/tco\/rn0bmNV9p1 .</text:p>
          </table:table-cell>
        </table:table-row>
        <table:table-row table:style-name="ro1">
          <table:table-cell table:number-columns-repeated="5"/>
          <table:table-cell office:value-type="string">
            <text:p>my disciple</text:p>
          </table:table-cell>
          <table:table-cell office:value-type="string">
            <text:p>http</text:p>
          </table:table-cell>
          <table:table-cell office:value-type="string">
            <text:p>:\/\/tco\/rn0bmnv9p1</text:p>
          </table:table-cell>
          <table:table-cell office:value-type="string">
            <text:p>Wrong</text:p>
          </table:table-cell>
          <table:table-cell office:value-type="string">
            <text:p>Then he called the crowd to him along with his disciples and said : \u201c Whoever wants to be my disciple must\u2026 http :\/\/tco\/rn0bmNV9p1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someone</text:p>
          </table:table-cell>
          <table:table-cell office:value-type="string">
            <text:p>Right</text:p>
          </table:table-cell>
          <table:table-cell office:value-type="string">
            <text:p>I hope someone can follow me .</text:p>
          </table:table-cell>
        </table:table-row>
        <table:table-row table:style-name="ro1">
          <table:table-cell table:number-columns-repeated="5"/>
          <table:table-cell office:value-type="string">
            <text:p>someone</text:p>
          </table:table-cell>
          <table:table-cell office:value-type="string">
            <text:p>follow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hope someone can follow me .</text:p>
          </table:table-cell>
        </table:table-row>
        <table:table-row table:style-name="ro1">
          <table:table-cell table:number-columns-repeated="5"/>
          <table:table-cell office:value-type="string">
            <text:p>hashtag</text:p>
          </table:table-cell>
          <table:table-cell office:value-type="string">
            <text:p>go to</text:p>
          </table:table-cell>
          <table:table-cell office:value-type="string">
            <text:p>bed boy</text:p>
          </table:table-cell>
          <table:table-cell office:value-type="string">
            <text:p>Right</text:p>
          </table:table-cell>
          <table:table-cell office:value-type="string">
            <text:p>Hashtag go to bed bo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gemini</text:p>
          </table:table-cell>
          <table:table-cell office:value-type="string">
            <text:p>Right</text:p>
          </table:table-cell>
          <table:table-cell office:value-type="string">
            <text:p>I 'm a Gemini , so I change my mind every d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hange</text:p>
          </table:table-cell>
          <table:table-cell office:value-type="string">
            <text:p>my mind</text:p>
          </table:table-cell>
          <table:table-cell office:value-type="string">
            <text:p>Right</text:p>
          </table:table-cell>
          <table:table-cell office:value-type="string">
            <text:p>I 'm a Gemini , so I change my mind every day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o on</text:p>
          </table:table-cell>
          <table:table-cell office:value-type="string">
            <text:p>a vacation</text:p>
          </table:table-cell>
          <table:table-cell office:value-type="string">
            <text:p>Right</text:p>
          </table:table-cell>
          <table:table-cell office:value-type="string">
            <text:p>HE CANT EVEN BAIT A HOOK . Taco Bell sounds so good right now ! . you are going on a vacatio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hine bright like</text:p>
          </table:table-cell>
          <table:table-cell office:value-type="string">
            <text:p>a diamond</text:p>
          </table:table-cell>
          <table:table-cell office:value-type="string">
            <text:p>Right</text:p>
          </table:table-cell>
          <table:table-cell office:value-type="string">
            <text:p>I shine bright like a diamond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a good # xxx</text:p>
          </table:table-cell>
          <table:table-cell office:value-type="string">
            <text:p>Right</text:p>
          </table:table-cell>
          <table:table-cell office:value-type="string">
            <text:p>Hope you have a good one xxx .</text:p>
          </table:table-cell>
        </table:table-row>
        <table:table-row table:style-name="ro1">
          <table:table-cell table:number-columns-repeated="5"/>
          <table:table-cell office:value-type="string">
            <text:p>my last fuck</text:p>
          </table:table-cell>
          <table:table-cell office:value-type="string">
            <text:p>have</text:p>
          </table:table-cell>
          <table:table-cell office:value-type="string">
            <text:p>been</text:p>
          </table:table-cell>
          <table:table-cell office:value-type="string">
            <text:p>Wrong</text:p>
          </table:table-cell>
          <table:table-cell office:value-type="string">
            <text:p>MY LAST FUCK HAS BEEN GIVEN.</text:p>
          </table:table-cell>
        </table:table-row>
        <table:table-row table:style-name="ro1">
          <table:table-cell table:number-columns-repeated="5"/>
          <table:table-cell office:value-type="string">
            <text:p>a prize pack</text:p>
          </table:table-cell>
          <table:table-cell office:value-type="string">
            <text:p>value at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Win a Prize Pack valued at $ 75 for Dad 's car from &amp;amp; # SpoilDad CAN http :\/\/tco\/IEwLP26xxj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ke</text:p>
          </table:table-cell>
          <table:table-cell office:value-type="string">
            <text:p>a video</text:p>
          </table:table-cell>
          <table:table-cell office:value-type="string">
            <text:p>Right</text:p>
          </table:table-cell>
          <table:table-cell office:value-type="string">
            <text:p>I liked a video from http :\/\/t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try to mak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We 'll be trying to make it as well , we 'll let you know if we do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let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We 'll be trying to make it as well , we 'll let you know if we d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some hella purp\u201d</text:p>
          </table:table-cell>
          <table:table-cell office:value-type="string">
            <text:p>Right</text:p>
          </table:table-cell>
          <table:table-cell office:value-type="string">
            <text:p>For the 3 \u201c@TriflinCharly : For what I got some hella purp\u201d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 world of</text:p>
          </table:table-cell>
          <table:table-cell office:value-type="string">
            <text:p>dreams and reverie</text:p>
          </table:table-cell>
          <table:table-cell office:value-type="string">
            <text:p>Right</text:p>
          </table:table-cell>
          <table:table-cell office:value-type="string">
            <text:p>This is a world of dreams and reveri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how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still care , i 'm just done showing it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So you think you can pray ?</text:p>
          </table:table-cell>
        </table:table-row>
        <table:table-row table:style-name="ro1">
          <table:table-cell table:number-columns-repeated="5"/>
          <table:table-cell office:value-type="string">
            <text:p>now and september</text:p>
          </table:table-cell>
          <table:table-cell office:value-type="string">
            <text:p>be on</text:p>
          </table:table-cell>
          <table:table-cell office:value-type="string">
            <text:p>my tl salty af</text:p>
          </table:table-cell>
          <table:table-cell office:value-type="string">
            <text:p>Wrong</text:p>
          </table:table-cell>
          <table:table-cell office:value-type="string">
            <text:p>Right , how to fill my time between now and September ? . \ud83d\ude29\ud83d\ude02\ud83d\ude02 it be niggas on my tl salty af when a bitty do n't respond to they dm #getyolife .</text:p>
          </table:table-cell>
        </table:table-row>
        <table:table-row table:style-name="ro1">
          <table:table-cell table:number-columns-repeated="5"/>
          <table:table-cell office:value-type="string">
            <text:p>a bitty</text:p>
          </table:table-cell>
          <table:table-cell office:value-type="string">
            <text:p>respond to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Right , how to fill my time between now and September ? . \ud83d\ude29\ud83d\ude02\ud83d\ude02 it be niggas on my tl salty af when a bitty do n't respond to they dm #getyolife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table:style-name="ce1" office:value-type="string">
            <text:p>dm</text:p>
          </table:table-cell>
          <table:table-cell office:value-type="string">
            <text:p>#getyolife</text:p>
          </table:table-cell>
          <table:table-cell office:value-type="string">
            <text:p>Wrong</text:p>
          </table:table-cell>
          <table:table-cell office:value-type="string">
            <text:p>Right , how to fill my time between now and September ? . \ud83d\ude29\ud83d\ude02\ud83d\ude02 it be niggas on my tl salty af when a bitty do n't respond to they dm #getyolife .</text:p>
          </table:table-cell>
        </table:table-row>
        <table:table-row table:style-name="ro1">
          <table:table-cell table:number-columns-repeated="5"/>
          <table:table-cell office:value-type="string">
            <text:p>5sos</text:p>
          </table:table-cell>
          <table:table-cell office:value-type="string">
            <text:p>meet</text:p>
          </table:table-cell>
          <table:table-cell office:value-type="string">
            <text:p>people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</table:table-row>
        <table:table-row table:style-name="ro1">
          <table:table-cell table:number-columns-repeated="5"/>
          <table:table-cell office:value-type="string">
            <text:p>tom</text:p>
          </table:table-cell>
          <table:table-cell office:value-type="string">
            <text:p>follow</text:p>
          </table:table-cell>
          <table:table-cell office:value-type="string">
            <text:p>people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</table:table-row>
        <table:table-row table:style-name="ro1">
          <table:table-cell table:number-columns-repeated="5"/>
          <table:table-cell office:value-type="string">
            <text:p>today</text:p>
          </table:table-cell>
          <table:table-cell office:value-type="string">
            <text:p>be</text:p>
          </table:table-cell>
          <table:table-cell office:value-type="string">
            <text:p>a shit day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lame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I do n't blame you ! #missmyfreedom #thoughtwelivedinameric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the weathers</text:p>
          </table:table-cell>
          <table:table-cell office:value-type="string">
            <text:p>Wrong</text:p>
          </table:table-cell>
          <table:table-cell office:value-type="string">
            <text:p>I hope the weathers good tomorrow as I 'm going to # GoApe with my colleague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to</text:p>
          </table:table-cell>
          <table:table-cell office:value-type="string">
            <text:p># goape</text:p>
          </table:table-cell>
          <table:table-cell office:value-type="string">
            <text:p>Right</text:p>
          </table:table-cell>
          <table:table-cell office:value-type="string">
            <text:p>I hope the weathers good tomorrow as I 'm going to # GoApe with my colleague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that</text:p>
          </table:table-cell>
          <table:table-cell office:value-type="string">
            <text:p>Right</text:p>
          </table:table-cell>
          <table:table-cell office:value-type="string">
            <text:p>How are you doing ? . \u201c@Krysta_Love_ : Sheesh I should be asleep right now lol\u201d I said that like 3 hours ago hah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idnt do</text:p>
          </table:table-cell>
          <table:table-cell office:value-type="string">
            <text:p>anything</text:p>
          </table:table-cell>
          <table:table-cell office:value-type="string">
            <text:p>Right</text:p>
          </table:table-cell>
          <table:table-cell office:value-type="string">
            <text:p>I didnt do anything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ya</text:p>
          </table:table-cell>
          <table:table-cell office:value-type="string">
            <text:p>Wrong</text:p>
          </table:table-cell>
          <table:table-cell office:value-type="string">
            <text:p>But I have n't seen ya in a good mi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ke up</text:p>
          </table:table-cell>
          <table:table-cell office:value-type="string">
            <text:p>tomorrow and love someone</text:p>
          </table:table-cell>
          <table:table-cell office:value-type="string">
            <text:p>Right</text:p>
          </table:table-cell>
          <table:table-cell office:value-type="string">
            <text:p>It would be much better if I can wake up tomorrow and love someone else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be</text:p>
          </table:table-cell>
          <table:table-cell office:value-type="string">
            <text:p>last night</text:p>
          </table:table-cell>
          <table:table-cell office:value-type="string">
            <text:p>Wrong</text:p>
          </table:table-cell>
          <table:table-cell office:value-type="string">
            <text:p>And oh sorry but she was online last nigh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about to</text:p>
          </table:table-cell>
          <table:table-cell office:value-type="string">
            <text:p>tweet hella earworms</text:p>
          </table:table-cell>
          <table:table-cell office:value-type="string">
            <text:p>Right</text:p>
          </table:table-cell>
          <table:table-cell office:value-type="string">
            <text:p>I 'm about to tweet hella earworms right now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ext</text:p>
          </table:table-cell>
          <table:table-cell office:value-type="string">
            <text:p>my mom</text:p>
          </table:table-cell>
          <table:table-cell office:value-type="string">
            <text:p>Right</text:p>
          </table:table-cell>
          <table:table-cell office:value-type="string">
            <text:p>If I ever accidentally texted my mom what I send to my friends , may God save my sou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end to</text:p>
          </table:table-cell>
          <table:table-cell office:value-type="string">
            <text:p>my friends</text:p>
          </table:table-cell>
          <table:table-cell office:value-type="string">
            <text:p>Right</text:p>
          </table:table-cell>
          <table:table-cell office:value-type="string">
            <text:p>If I ever accidentally texted my mom what I send to my friends , may God save my soul .</text:p>
          </table:table-cell>
        </table:table-row>
        <table:table-row table:style-name="ro1">
          <table:table-cell table:number-columns-repeated="5"/>
          <table:table-cell office:value-type="string">
            <text:p>may god</text:p>
          </table:table-cell>
          <table:table-cell office:value-type="string">
            <text:p>save</text:p>
          </table:table-cell>
          <table:table-cell office:value-type="string">
            <text:p>my soul</text:p>
          </table:table-cell>
          <table:table-cell office:value-type="string">
            <text:p>Right</text:p>
          </table:table-cell>
          <table:table-cell office:value-type="string">
            <text:p>If I ever accidentally texted my mom what I send to my friends , may God save my soul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need to have</text:p>
          </table:table-cell>
          <table:table-cell office:value-type="string">
            <text:p>a milkshake stomach</text:p>
          </table:table-cell>
          <table:table-cell office:value-type="string">
            <text:p>Right</text:p>
          </table:table-cell>
          <table:table-cell office:value-type="string">
            <text:p>We need to have a milkshake stomach ache night ! .</text:p>
          </table:table-cell>
        </table:table-row>
        <table:table-row table:style-name="ro1">
          <table:table-cell table:number-columns-repeated="5"/>
          <table:table-cell office:value-type="string">
            <text:p>a milkshake stomach</text:p>
          </table:table-cell>
          <table:table-cell office:value-type="string">
            <text:p>ache</text:p>
          </table:table-cell>
          <table:table-cell office:value-type="string">
            <text:p>night</text:p>
          </table:table-cell>
          <table:table-cell office:value-type="string">
            <text:p>Wrong</text:p>
          </table:table-cell>
          <table:table-cell office:value-type="string">
            <text:p>We need to have a milkshake stomach ache night !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http</text:p>
          </table:table-cell>
          <table:table-cell office:value-type="string">
            <text:p>:\/\/t</text:p>
          </table:table-cell>
          <table:table-cell office:value-type="string">
            <text:p>Wrong</text:p>
          </table:table-cell>
          <table:table-cell office:value-type="string">
            <text:p>IRS Tax Income Outside Us http :\/\/t .</text:p>
          </table:table-cell>
        </table:table-row>
        <table:table-row table:style-name="ro1">
          <table:table-cell table:number-columns-repeated="5"/>
          <table:table-cell office:value-type="string">
            <text:p>catch</text:p>
          </table:table-cell>
          <table:table-cell office:value-type="string">
            <text:p>feel</text:p>
          </table:table-cell>
          <table:table-cell office:value-type="string">
            <text:p>no pain</text:p>
          </table:table-cell>
          <table:table-cell office:value-type="string">
            <text:p>Wrong</text:p>
          </table:table-cell>
          <table:table-cell office:value-type="string">
            <text:p>Catch no feelings , feel no pai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use to be</text:p>
          </table:table-cell>
          <table:table-cell office:value-type="string">
            <text:p>my sunshine</text:p>
          </table:table-cell>
          <table:table-cell office:value-type="string">
            <text:p>Right</text:p>
          </table:table-cell>
          <table:table-cell office:value-type="string">
            <text:p>Say you used to be my sunshine in the mist of the rai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use to ease</text:p>
          </table:table-cell>
          <table:table-cell office:value-type="string">
            <text:p>my mind</text:p>
          </table:table-cell>
          <table:table-cell office:value-type="string">
            <text:p>Right</text:p>
          </table:table-cell>
          <table:table-cell office:value-type="string">
            <text:p>And you used to ease my mind when my heart was pain .</text:p>
          </table:table-cell>
        </table:table-row>
        <table:table-row table:style-name="ro1">
          <table:table-cell table:number-columns-repeated="5"/>
          <table:table-cell office:value-type="string">
            <text:p>my heart</text:p>
          </table:table-cell>
          <table:table-cell office:value-type="string">
            <text:p>be</text:p>
          </table:table-cell>
          <table:table-cell office:value-type="string">
            <text:p>pain</text:p>
          </table:table-cell>
          <table:table-cell office:value-type="string">
            <text:p>Right</text:p>
          </table:table-cell>
          <table:table-cell office:value-type="string">
            <text:p>And you used to ease my mind when my heart was pai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need</text:p>
          </table:table-cell>
          <table:table-cell office:value-type="string">
            <text:p>http</text:p>
          </table:table-cell>
          <table:table-cell office:value-type="string">
            <text:p>Wrong</text:p>
          </table:table-cell>
          <table:table-cell office:value-type="string">
            <text:p>Here 's What You Need http :\/\/tco\/Ax71d5cs9N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choos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GOOD NIGHT. it chose me .</text:p>
          </table:table-cell>
        </table:table-row>
        <table:table-row table:style-name="ro1">
          <table:table-cell table:number-columns-repeated="5"/>
          <table:table-cell office:value-type="string">
            <text:p>thinks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Thinks or should make me a cuppa tea ! #tea #gasping #teabag loooooooooool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say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You say you a gangsta but you never pop nothin I gotta lot of living to do before i die and i aint got time to wast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pop</text:p>
          </table:table-cell>
          <table:table-cell office:value-type="string">
            <text:p>nothin</text:p>
          </table:table-cell>
          <table:table-cell office:value-type="string">
            <text:p>Right</text:p>
          </table:table-cell>
          <table:table-cell office:value-type="string">
            <text:p>You say you a gangsta but you never pop nothin I gotta lot of living to do before i die and i aint got time to wast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tta</text:p>
          </table:table-cell>
          <table:table-cell office:value-type="string">
            <text:p>lot</text:p>
          </table:table-cell>
          <table:table-cell office:value-type="string">
            <text:p>Wrong</text:p>
          </table:table-cell>
          <table:table-cell office:value-type="string">
            <text:p>You say you a gangsta but you never pop nothin I gotta lot of living to do before i die and i aint got time to waste .</text:p>
          </table:table-cell>
        </table:table-row>
        <table:table-row table:style-name="ro1">
          <table:table-cell table:number-columns-repeated="5"/>
          <table:table-cell office:value-type="string">
            <text:p>i aint</text:p>
          </table:table-cell>
          <table:table-cell table:style-name="ce1" office:value-type="string">
            <text:p>get</text:p>
          </table:table-cell>
          <table:table-cell office:value-type="string">
            <text:p>time</text:p>
          </table:table-cell>
          <table:table-cell office:value-type="string">
            <text:p>Right</text:p>
          </table:table-cell>
          <table:table-cell office:value-type="string">
            <text:p>You say you a gangsta but you never pop nothin I gotta lot of living to do before i die and i aint got time to waste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love th</text:p>
          </table:table-cell>
          <table:table-cell office:value-type="string">
            <text:p>scones</text:p>
          </table:table-cell>
          <table:table-cell office:value-type="string">
            <text:p>Right</text:p>
          </table:table-cell>
          <table:table-cell office:value-type="string">
            <text:p>He is loving th scones at the min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survive in</text:p>
          </table:table-cell>
          <table:table-cell office:value-type="string">
            <text:p>storm shelter</text:p>
          </table:table-cell>
          <table:table-cell office:value-type="string">
            <text:p>Right</text:p>
          </table:table-cell>
          <table:table-cell office:value-type="string">
            <text:p>F-5 in OKC we survived in storm shelt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lol</text:p>
          </table:table-cell>
          <table:table-cell office:value-type="string">
            <text:p>Wrong</text:p>
          </table:table-cell>
          <table:table-cell office:value-type="string">
            <text:p>I do n't know lo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My daughter , when I have one , will NOT be like what Ive been seeing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to</text:p>
          </table:table-cell>
          <table:table-cell office:value-type="string">
            <text:p>new friends</text:p>
          </table:table-cell>
          <table:table-cell office:value-type="string">
            <text:p>Right</text:p>
          </table:table-cell>
          <table:table-cell office:value-type="string">
            <text:p>I want to new friends .</text:p>
          </table:table-cell>
        </table:table-row>
        <table:table-row table:style-name="ro1">
          <table:table-cell table:number-columns-repeated="5"/>
          <table:table-cell office:value-type="string">
            <text:p>yall</text:p>
          </table:table-cell>
          <table:table-cell office:value-type="string">
            <text:p>live at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Yall so live at almost 3 in the mornting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ean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I 'm pretty sure you meant you .</text:p>
          </table:table-cell>
        </table:table-row>
        <table:table-row table:style-name="ro1">
          <table:table-cell table:number-columns-repeated="5"/>
          <table:table-cell office:value-type="string">
            <text:p>that</text:p>
          </table:table-cell>
          <table:table-cell office:value-type="string">
            <text:p>be</text:p>
          </table:table-cell>
          <table:table-cell office:value-type="string">
            <text:p>love</text:p>
          </table:table-cell>
          <table:table-cell office:value-type="string">
            <text:p>Right</text:p>
          </table:table-cell>
          <table:table-cell office:value-type="string">
            <text:p>That 's Love If I was up school I would be getting my Hanging skin sucked o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up</text:p>
          </table:table-cell>
          <table:table-cell office:value-type="string">
            <text:p>school</text:p>
          </table:table-cell>
          <table:table-cell office:value-type="string">
            <text:p>Right</text:p>
          </table:table-cell>
          <table:table-cell office:value-type="string">
            <text:p>That 's Love If I was up school I would be getting my Hanging skin sucked o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my hanging skin</text:p>
          </table:table-cell>
          <table:table-cell office:value-type="string">
            <text:p>Right</text:p>
          </table:table-cell>
          <table:table-cell office:value-type="string">
            <text:p>That 's Love If I was up school I would be getting my Hanging skin sucked o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would say I 'm going to have a full day in college today , but I 'm no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to have</text:p>
          </table:table-cell>
          <table:table-cell office:value-type="string">
            <text:p>a full day</text:p>
          </table:table-cell>
          <table:table-cell office:value-type="string">
            <text:p>Right</text:p>
          </table:table-cell>
          <table:table-cell office:value-type="string">
            <text:p>I would say I 'm going to have a full day in college today , but I 'm not .</text:p>
          </table:table-cell>
        </table:table-row>
        <table:table-row table:style-name="ro1">
          <table:table-cell table:number-columns-repeated="5"/>
          <table:table-cell office:value-type="string">
            <text:p>move</text:p>
          </table:table-cell>
          <table:table-cell office:value-type="string">
            <text:p>stick tongue on</text:p>
          </table:table-cell>
          <table:table-cell office:value-type="string">
            <text:p>his hard dick</text:p>
          </table:table-cell>
          <table:table-cell office:value-type="string">
            <text:p>Wrong</text:p>
          </table:table-cell>
          <table:table-cell office:value-type="string">
            <text:p>MY FRIEND - http :\/\/tco\/E7QbOkiTDN. move In front of him and sticks his tongue on his hard dick and allows him to come inside his mouth Clown you later ! .</text:p>
          </table:table-cell>
        </table:table-row>
        <table:table-row table:style-name="ro1">
          <table:table-cell table:number-columns-repeated="5"/>
          <table:table-cell office:value-type="string">
            <text:p>his tongue</text:p>
          </table:table-cell>
          <table:table-cell office:value-type="string">
            <text:p>allow</text:p>
          </table:table-cell>
          <table:table-cell office:value-type="string">
            <text:p>him</text:p>
          </table:table-cell>
          <table:table-cell office:value-type="string">
            <text:p>Wrong</text:p>
          </table:table-cell>
          <table:table-cell office:value-type="string">
            <text:p>MY FRIEND - http :\/\/tco\/E7QbOkiTDN. move In front of him and sticks his tongue on his hard dick and allows him to come inside his mouth Clown you later ! .</text:p>
          </table:table-cell>
        </table:table-row>
        <table:table-row table:style-name="ro1">
          <table:table-cell table:number-columns-repeated="5"/>
          <table:table-cell office:value-type="string">
            <text:p>my college and san mateo</text:p>
          </table:table-cell>
          <table:table-cell office:value-type="string">
            <text:p>have</text:p>
          </table:table-cell>
          <table:table-cell office:value-type="string">
            <text:p>an amazing view</text:p>
          </table:table-cell>
          <table:table-cell office:value-type="string">
            <text:p>Right</text:p>
          </table:table-cell>
          <table:table-cell office:value-type="string">
            <text:p>Cause I Like My College and San Mateo has an amazing view and it looks super new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know i</text:p>
          </table:table-cell>
          <table:table-cell office:value-type="string">
            <text:p>love</text:p>
          </table:table-cell>
          <table:table-cell office:value-type="string">
            <text:p>Right</text:p>
          </table:table-cell>
          <table:table-cell office:value-type="string">
            <text:p>As long as they know i love em http :\/\/tco\/jYyv7oUL5J.</text:p>
          </table:table-cell>
        </table:table-row>
        <table:table-row table:style-name="ro1">
          <table:table-cell table:number-columns-repeated="5"/>
          <table:table-cell office:value-type="string">
            <text:p>my american tweeps</text:p>
          </table:table-cell>
          <table:table-cell office:value-type="string">
            <text:p>be safe from</text:p>
          </table:table-cell>
          <table:table-cell office:value-type="string">
            <text:p>the tornado</text:p>
          </table:table-cell>
          <table:table-cell office:value-type="string">
            <text:p>Right</text:p>
          </table:table-cell>
          <table:table-cell office:value-type="string">
            <text:p>Hoping my American tweeps are safe from the tornado in Oklahoma .</text:p>
          </table:table-cell>
        </table:table-row>
        <table:table-row table:style-name="ro1">
          <table:table-cell table:number-columns-repeated="5"/>
          <table:table-cell office:value-type="string">
            <text:p>bullshit</text:p>
          </table:table-cell>
          <table:table-cell office:value-type="string">
            <text:p>be</text:p>
          </table:table-cell>
          <table:table-cell office:value-type="string">
            <text:p>a good day c;</text:p>
          </table:table-cell>
          <table:table-cell office:value-type="string">
            <text:p>Wrong</text:p>
          </table:table-cell>
          <table:table-cell office:value-type="string">
            <text:p>A day without bullshit is a good day c;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na go</text:p>
          </table:table-cell>
          <table:table-cell office:value-type="string">
            <text:p>the ocean</text:p>
          </table:table-cell>
          <table:table-cell office:value-type="string">
            <text:p>Right</text:p>
          </table:table-cell>
          <table:table-cell office:value-type="string">
            <text:p>I wanna go too the ocean .</text:p>
          </table:table-cell>
        </table:table-row>
        <table:table-row table:style-name="ro1">
          <table:table-cell table:number-columns-repeated="5"/>
          <table:table-cell office:value-type="string">
            <text:p>someone texts</text:p>
          </table:table-cell>
          <table:table-cell office:value-type="string">
            <text:p>i forget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Forever clicking close when someone texts me,then i forget they text me :( .</text:p>
          </table:table-cell>
        </table:table-row>
        <table:table-row table:style-name="ro1">
          <table:table-cell table:number-columns-repeated="5"/>
          <table:table-cell office:value-type="string">
            <text:p>the sun</text:p>
          </table:table-cell>
          <table:table-cell office:value-type="string">
            <text:p>shin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Even when the sun is shining I feel like I 'm always dow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eel lik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Even when the sun is shining I feel like I 'm always dow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to</text:p>
          </table:table-cell>
          <table:table-cell office:value-type="string">
            <text:p>human centipede</text:p>
          </table:table-cell>
          <table:table-cell office:value-type="string">
            <text:p>Right</text:p>
          </table:table-cell>
          <table:table-cell office:value-type="string">
            <text:p>I want to human centipede you ( ( ; .</text:p>
          </table:table-cell>
        </table:table-row>
        <table:table-row table:style-name="ro1">
          <table:table-cell table:number-columns-repeated="5"/>
          <table:table-cell office:value-type="string">
            <text:p>exports</text:p>
          </table:table-cell>
          <table:table-cell office:value-type="string">
            <text:p>allow into</text:p>
          </table:table-cell>
          <table:table-cell office:value-type="string">
            <text:p>china</text:p>
          </table:table-cell>
          <table:table-cell office:value-type="string">
            <text:p>Right</text:p>
          </table:table-cell>
          <table:table-cell office:value-type="string">
            <text:p>Meat exports could be allowed into China within days http :\/\/tco\/Fy2dRvhJL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And i love you Justin ! . lol I 'm free like every day of my lif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free like</text:p>
          </table:table-cell>
          <table:table-cell office:value-type="string">
            <text:p>every day of my life</text:p>
          </table:table-cell>
          <table:table-cell office:value-type="string">
            <text:p>Right</text:p>
          </table:table-cell>
          <table:table-cell office:value-type="string">
            <text:p>And i love you Justin ! . lol I 'm free like every day of my life .</text:p>
          </table:table-cell>
        </table:table-row>
        <table:table-row table:style-name="ro1">
          <table:table-cell table:number-columns-repeated="5"/>
          <table:table-cell office:value-type="string">
            <text:p>oomf</text:p>
          </table:table-cell>
          <table:table-cell office:value-type="string">
            <text:p>have</text:p>
          </table:table-cell>
          <table:table-cell office:value-type="string">
            <text:p>a fat ass hickey</text:p>
          </table:table-cell>
          <table:table-cell office:value-type="string">
            <text:p>Wrong</text:p>
          </table:table-cell>
          <table:table-cell office:value-type="string">
            <text:p>Oomf has a fat ass hickey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know</text:p>
          </table:table-cell>
          <table:table-cell office:value-type="string">
            <text:p>his ass</text:p>
          </table:table-cell>
          <table:table-cell office:value-type="string">
            <text:p>Wrong</text:p>
          </table:table-cell>
          <table:table-cell office:value-type="string">
            <text:p>I bet he be thinking about running away but he know his ass is gone get beat when he get found .</text:p>
          </table:table-cell>
        </table:table-row>
        <table:table-row table:style-name="ro1">
          <table:table-cell table:number-columns-repeated="5"/>
          <table:table-cell office:value-type="string">
            <text:p>his ass</text:p>
          </table:table-cell>
          <table:table-cell office:value-type="string">
            <text:p>go get</text:p>
          </table:table-cell>
          <table:table-cell office:value-type="string">
            <text:p>beat</text:p>
          </table:table-cell>
          <table:table-cell office:value-type="string">
            <text:p>Right</text:p>
          </table:table-cell>
          <table:table-cell office:value-type="string">
            <text:p>I bet he be thinking about running away but he know his ass is gone get beat when he get foun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LOL I know I know !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play out in</text:p>
          </table:table-cell>
          <table:table-cell office:value-type="string">
            <text:p>my mind</text:p>
          </table:table-cell>
          <table:table-cell office:value-type="string">
            <text:p>Right</text:p>
          </table:table-cell>
          <table:table-cell office:value-type="string">
            <text:p>That 's just how it played out in my mind .</text:p>
          </table:table-cell>
        </table:table-row>
        <table:table-row table:style-name="ro1">
          <table:table-cell table:number-columns-repeated="5"/>
          <table:table-cell office:value-type="string">
            <text:p>my life</text:p>
          </table:table-cell>
          <table:table-cell office:value-type="string">
            <text:p>flash before</text:p>
          </table:table-cell>
          <table:table-cell office:value-type="string">
            <text:p>my eyes</text:p>
          </table:table-cell>
          <table:table-cell office:value-type="string">
            <text:p>Right</text:p>
          </table:table-cell>
          <table:table-cell office:value-type="string">
            <text:p>My life flashed before my eyes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outtie</text:p>
          </table:table-cell>
          <table:table-cell office:value-type="string">
            <text:p>Right</text:p>
          </table:table-cell>
          <table:table-cell office:value-type="string">
            <text:p>1:44 I 'm outtie .</text:p>
          </table:table-cell>
        </table:table-row>
        <table:table-row table:style-name="ro1">
          <table:table-cell table:number-columns-repeated="5"/>
          <table:table-cell office:value-type="string">
            <text:p>your heart</text:p>
          </table:table-cell>
          <table:table-cell office:value-type="string">
            <text:p>feel lik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When your heart feels like it drops into your stomach&amp;lt ;&amp;lt ;&amp;lt ;&amp;lt ;&amp;lt ;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drop into</text:p>
          </table:table-cell>
          <table:table-cell office:value-type="string">
            <text:p>your stomach&amp;lt ;&amp;lt ;&amp;lt ;&amp;lt ;&amp;lt</text:p>
          </table:table-cell>
          <table:table-cell office:value-type="string">
            <text:p>Right</text:p>
          </table:table-cell>
          <table:table-cell office:value-type="string">
            <text:p>When your heart feels like it drops into your stomach&amp;lt ;&amp;lt ;&amp;lt ;&amp;lt ;&amp;lt ; .</text:p>
          </table:table-cell>
        </table:table-row>
        <table:table-row table:style-name="ro1">
          <table:table-cell table:number-columns-repeated="5"/>
          <table:table-cell office:value-type="string">
            <text:p>pizza parties</text:p>
          </table:table-cell>
          <table:table-cell office:value-type="string">
            <text:p>be</text:p>
          </table:table-cell>
          <table:table-cell office:value-type="string">
            <text:p>the best parties</text:p>
          </table:table-cell>
          <table:table-cell office:value-type="string">
            <text:p>Right</text:p>
          </table:table-cell>
          <table:table-cell office:value-type="string">
            <text:p>Pizza parties are the best partie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a big ass nose</text:p>
          </table:table-cell>
          <table:table-cell office:value-type="string">
            <text:p>Right</text:p>
          </table:table-cell>
          <table:table-cell office:value-type="string">
            <text:p>Fuck ass nigga you got a big ass nose .</text:p>
          </table:table-cell>
        </table:table-row>
        <table:table-row table:style-name="ro1">
          <table:table-cell table:number-columns-repeated="5"/>
          <table:table-cell office:value-type="string">
            <text:p>that</text:p>
          </table:table-cell>
          <table:table-cell office:value-type="string">
            <text:p>be</text:p>
          </table:table-cell>
          <table:table-cell office:value-type="string">
            <text:p>your toothbrush</text:p>
          </table:table-cell>
          <table:table-cell office:value-type="string">
            <text:p>Wrong</text:p>
          </table:table-cell>
          <table:table-cell office:value-type="string">
            <text:p>That is not your toothbrush ! . # \ud558\ub2c8\ubfd0 why Wooyoung oppa? .</text:p>
          </table:table-cell>
        </table:table-row>
        <table:table-row table:style-name="ro1">
          <table:table-cell table:number-columns-repeated="5"/>
          <table:table-cell office:value-type="string">
            <text:p>a # miles</text:p>
          </table:table-cell>
          <table:table-cell office:value-type="string">
            <text:p>be</text:p>
          </table:table-cell>
          <table:table-cell office:value-type="string">
            <text:p>our thing</text:p>
          </table:table-cell>
          <table:table-cell office:value-type="string">
            <text:p>Wrong</text:p>
          </table:table-cell>
          <table:table-cell office:value-type="string">
            <text:p>Pain from a million miles away has always been our thing , still is .</text:p>
          </table:table-cell>
        </table:table-row>
        <table:table-row table:style-name="ro1">
          <table:table-cell table:number-columns-repeated="5"/>
          <table:table-cell office:value-type="string">
            <text:p>new delhi commuters</text:p>
          </table:table-cell>
          <table:table-cell office:value-type="string">
            <text:p>be among</text:p>
          </table:table-cell>
          <table:table-cell office:value-type="string">
            <text:p>those likely</text:p>
          </table:table-cell>
          <table:table-cell office:value-type="string">
            <text:p>Wrong</text:p>
          </table:table-cell>
          <table:table-cell office:value-type="string">
            <text:p>New Delhi commuters are not among those likely to be won over by China 's new Premier during his three-day visit to the Indian capital thi .</text:p>
          </table:table-cell>
        </table:table-row>
        <table:table-row table:style-name="ro1">
          <table:table-cell table:number-columns-repeated="5"/>
          <table:table-cell office:value-type="string">
            <text:p>your search</text:p>
          </table:table-cell>
          <table:table-cell office:value-type="string">
            <text:p>be</text:p>
          </table:table-cell>
          <table:table-cell office:value-type="string">
            <text:p>endless # infiniteindividuality . onepiece\nusopp</text:p>
          </table:table-cell>
          <table:table-cell office:value-type="string">
            <text:p>Wrong</text:p>
          </table:table-cell>
          <table:table-cell office:value-type="string">
            <text:p>If your looking for somewhere to fit in your search shall be endless # InfiniteIndividuality . onepiece\nUsopp just got a little braver and cooler all at once onepiece .</text:p>
          </table:table-cell>
        </table:table-row>
        <table:table-row table:style-name="ro1">
          <table:table-cell table:number-columns-repeated="5"/>
          <table:table-cell office:value-type="string">
            <text:p>endless # infiniteindividuality . onepiece\nusopp</text:p>
          </table:table-cell>
          <table:table-cell office:value-type="string">
            <text:p>get</text:p>
          </table:table-cell>
          <table:table-cell office:value-type="string">
            <text:p>a little braver and cooler</text:p>
          </table:table-cell>
          <table:table-cell office:value-type="string">
            <text:p>Wrong</text:p>
          </table:table-cell>
          <table:table-cell office:value-type="string">
            <text:p>If your looking for somewhere to fit in your search shall be endless # InfiniteIndividuality . onepiece\nUsopp just got a little braver and cooler all at once onepiec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 anything to warrant</text:p>
          </table:table-cell>
          <table:table-cell office:value-type="string">
            <text:p>a punishment shooting</text:p>
          </table:table-cell>
          <table:table-cell office:value-type="string">
            <text:p>Wrong</text:p>
          </table:table-cell>
          <table:table-cell office:value-type="string">
            <text:p>No. I 've never done anything to warrant a punishment shooting .</text:p>
          </table:table-cell>
        </table:table-row>
        <table:table-row table:style-name="ro1">
          <table:table-cell table:number-columns-repeated="5"/>
          <table:table-cell office:value-type="string">
            <text:p>that</text:p>
          </table:table-cell>
          <table:table-cell office:value-type="string">
            <text:p>be to say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That 's not to say I agree with the ide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agree with</text:p>
          </table:table-cell>
          <table:table-cell office:value-type="string">
            <text:p>the idea</text:p>
          </table:table-cell>
          <table:table-cell office:value-type="string">
            <text:p>Right</text:p>
          </table:table-cell>
          <table:table-cell office:value-type="string">
            <text:p>That 's not to say I agree with the idea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read</text:p>
          </table:table-cell>
          <table:table-cell office:value-type="string">
            <text:p>right</text:p>
          </table:table-cell>
          <table:table-cell office:value-type="string">
            <text:p>Wrong</text:p>
          </table:table-cell>
          <table:table-cell office:value-type="string">
            <text:p>Paula this does n't read right was gonna say it must be an sti fella .</text:p>
          </table:table-cell>
        </table:table-row>
        <table:table-row table:style-name="ro1">
          <table:table-cell table:number-columns-repeated="5"/>
          <table:table-cell office:value-type="string">
            <text:p>right</text:p>
          </table:table-cell>
          <table:table-cell office:value-type="string">
            <text:p>gonna 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Paula this does n't read right was gonna say it must be an sti fella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n sti fella</text:p>
          </table:table-cell>
          <table:table-cell office:value-type="string">
            <text:p>Right</text:p>
          </table:table-cell>
          <table:table-cell office:value-type="string">
            <text:p>Paula this does n't read right was gonna say it must be an sti fella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offer</text:p>
          </table:table-cell>
          <table:table-cell office:value-type="string">
            <text:p>training , support and techniques</text:p>
          </table:table-cell>
          <table:table-cell office:value-type="string">
            <text:p>Right</text:p>
          </table:table-cell>
          <table:table-cell office:value-type="string">
            <text:p>We offer training , support and techniques that are easy to integrate into your day .</text:p>
          </table:table-cell>
        </table:table-row>
        <table:table-row table:style-name="ro1">
          <table:table-cell table:number-columns-repeated="5"/>
          <table:table-cell office:value-type="string">
            <text:p>training , support and techniques</text:p>
          </table:table-cell>
          <table:table-cell office:value-type="string">
            <text:p>be easy to integrate into</text:p>
          </table:table-cell>
          <table:table-cell office:value-type="string">
            <text:p>your day</text:p>
          </table:table-cell>
          <table:table-cell office:value-type="string">
            <text:p>Right</text:p>
          </table:table-cell>
          <table:table-cell office:value-type="string">
            <text:p>We offer training , support and techniques that are easy to integrate into your day .</text:p>
          </table:table-cell>
        </table:table-row>
        <table:table-row table:style-name="ro1">
          <table:table-cell table:number-columns-repeated="5"/>
          <table:table-cell office:value-type="string">
            <text:p>this guy</text:p>
          </table:table-cell>
          <table:table-cell office:value-type="string">
            <text:p>be</text:p>
          </table:table-cell>
          <table:table-cell office:value-type="string">
            <text:p>a dickhead</text:p>
          </table:table-cell>
          <table:table-cell office:value-type="string">
            <text:p>Right</text:p>
          </table:table-cell>
          <table:table-cell office:value-type="string">
            <text:p>This guy is a dickhea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wear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swear I 'm permanently tire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pair of</text:p>
          </table:table-cell>
          <table:table-cell office:value-type="string">
            <text:p>original biba heels</text:p>
          </table:table-cell>
          <table:table-cell office:value-type="string">
            <text:p>Right</text:p>
          </table:table-cell>
          <table:table-cell office:value-type="string">
            <text:p>I have a pair of Original BIBA heels , that were hand painted and worn by twiggy for a photoshoot in the 60 's or 70's ! : ) .</text:p>
          </table:table-cell>
        </table:table-row>
        <table:table-row table:style-name="ro1">
          <table:table-cell table:number-columns-repeated="5"/>
          <table:table-cell office:value-type="string">
            <text:p>a pair of original biba heels</text:p>
          </table:table-cell>
          <table:table-cell office:value-type="string">
            <text:p>be</text:p>
          </table:table-cell>
          <table:table-cell office:value-type="string">
            <text:p>hand</text:p>
          </table:table-cell>
          <table:table-cell office:value-type="string">
            <text:p>Wrong</text:p>
          </table:table-cell>
          <table:table-cell office:value-type="string">
            <text:p>I have a pair of Original BIBA heels , that were hand painted and worn by twiggy for a photoshoot in the 60 's or 70's ! : 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</text:p>
          </table:table-cell>
          <table:table-cell office:value-type="string">
            <text:p>Right</text:p>
          </table:table-cell>
          <table:table-cell office:value-type="string">
            <text:p>I posted a new photo to Facebook http :\/\/tco\/kCzJOBMKnd . is this love , or is it just another game .</text:p>
          </table:table-cell>
        </table:table-row>
        <table:table-row table:style-name="ro1">
          <table:table-cell table:number-columns-repeated="5"/>
          <table:table-cell office:value-type="string">
            <text:p>:\/\/tco\/kczjobmknd</text:p>
          </table:table-cell>
          <table:table-cell office:value-type="string">
            <text:p>be</text:p>
          </table:table-cell>
          <table:table-cell office:value-type="string">
            <text:p>this love</text:p>
          </table:table-cell>
          <table:table-cell office:value-type="string">
            <text:p>Wrong</text:p>
          </table:table-cell>
          <table:table-cell office:value-type="string">
            <text:p>I posted a new photo to Facebook http :\/\/tco\/kCzJOBMKnd . is this love , or is it just another game .</text:p>
          </table:table-cell>
        </table:table-row>
        <table:table-row table:style-name="ro1">
          <table:table-cell table:number-columns-repeated="5"/>
          <table:table-cell office:value-type="string">
            <text:p>this love</text:p>
          </table:table-cell>
          <table:table-cell office:value-type="string">
            <text:p>b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posted a new photo to Facebook http :\/\/tco\/kCzJOBMKnd . is this love , or is it just another ga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speechless about</text:p>
          </table:table-cell>
          <table:table-cell office:value-type="string">
            <text:p>this concert</text:p>
          </table:table-cell>
          <table:table-cell office:value-type="string">
            <text:p>Right</text:p>
          </table:table-cell>
          <table:table-cell office:value-type="string">
            <text:p>I am still speechless about this concert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tell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People tell me I 'm to loud ?</text:p>
          </table:table-cell>
        </table:table-row>
        <table:table-row table:style-name="ro1">
          <table:table-cell table:number-columns-repeated="5"/>
          <table:table-cell office:value-type="string">
            <text:p>shit</text:p>
          </table:table-cell>
          <table:table-cell office:value-type="string">
            <text:p>see</text:p>
          </table:table-cell>
          <table:table-cell office:value-type="string">
            <text:p>u</text:p>
          </table:table-cell>
          <table:table-cell office:value-type="string">
            <text:p>Wrong</text:p>
          </table:table-cell>
          <table:table-cell office:value-type="string">
            <text:p>Shit i see u can n never will b happy around here .</text:p>
          </table:table-cell>
        </table:table-row>
        <table:table-row table:style-name="ro1">
          <table:table-cell table:number-columns-repeated="5"/>
          <table:table-cell office:value-type="string">
            <text:p>reality</text:p>
          </table:table-cell>
          <table:table-cell office:value-type="string">
            <text:p>check</text:p>
          </table:table-cell>
          <table:table-cell office:value-type="string">
            <text:p>no mo fairytales</text:p>
          </table:table-cell>
          <table:table-cell office:value-type="string">
            <text:p>Wrong</text:p>
          </table:table-cell>
          <table:table-cell office:value-type="string">
            <text:p>Reality check no mo fairytale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to do</text:p>
          </table:table-cell>
          <table:table-cell office:value-type="string">
            <text:p>a video log of like</text:p>
          </table:table-cell>
          <table:table-cell office:value-type="string">
            <text:p>Wrong</text:p>
          </table:table-cell>
          <table:table-cell office:value-type="string">
            <text:p>I really want to do a video log of like , my life , because its basically just me yelling at my mom and I think it would be v funn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really want to do a video log of like , my life , because its basically just me yelling at my mom and I think it would be v funn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happy with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I 'm happy with you or without you .</text:p>
          </table:table-cell>
        </table:table-row>
        <table:table-row table:style-name="ro1">
          <table:table-cell table:number-columns-repeated="5"/>
          <table:table-cell office:value-type="string">
            <text:p>your hair</text:p>
          </table:table-cell>
          <table:table-cell office:value-type="string">
            <text:p>let</text:p>
          </table:table-cell>
          <table:table-cell office:value-type="string">
            <text:p>me\u2026you\u2019re</text:p>
          </table:table-cell>
          <table:table-cell office:value-type="string">
            <text:p>Wrong</text:p>
          </table:table-cell>
          <table:table-cell office:value-type="string">
            <text:p>Your hair is sticking up , here let me\u2026you\u2019re really tall , senpai , can you bend down a littl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nd down</text:p>
          </table:table-cell>
          <table:table-cell office:value-type="string">
            <text:p>a little</text:p>
          </table:table-cell>
          <table:table-cell office:value-type="string">
            <text:p>Right</text:p>
          </table:table-cell>
          <table:table-cell office:value-type="string">
            <text:p>Your hair is sticking up , here let me\u2026you\u2019re really tall , senpai , can you bend down a littl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a new achievement</text:p>
          </table:table-cell>
          <table:table-cell office:value-type="string">
            <text:p>Right</text:p>
          </table:table-cell>
          <table:table-cell office:value-type="string">
            <text:p>I made a new achievement : ` Prefect` .</text:p>
          </table:table-cell>
        </table:table-row>
        <table:table-row table:style-name="ro1">
          <table:table-cell table:number-columns-repeated="5"/>
          <table:table-cell office:value-type="string">
            <text:p>kendrick</text:p>
          </table:table-cell>
          <table:table-cell office:value-type="string">
            <text:p>be best on</text:p>
          </table:table-cell>
          <table:table-cell office:value-type="string">
            <text:p>the west nip</text:p>
          </table:table-cell>
          <table:table-cell office:value-type="string">
            <text:p>Right</text:p>
          </table:table-cell>
          <table:table-cell office:value-type="string">
            <text:p>If kendrick ai n't the best on the west nip is .</text:p>
          </table:table-cell>
        </table:table-row>
        <table:table-row table:style-name="ro1">
          <table:table-cell table:number-columns-repeated="5"/>
          <table:table-cell office:value-type="string">
            <text:p>the end of the work night</text:p>
          </table:table-cell>
          <table:table-cell office:value-type="string">
            <text:p>pop</text:p>
          </table:table-cell>
          <table:table-cell office:value-type="string">
            <text:p>my knee</text:p>
          </table:table-cell>
          <table:table-cell office:value-type="string">
            <text:p>Wrong</text:p>
          </table:table-cell>
          <table:table-cell office:value-type="string">
            <text:p>Bout the end of the work night popped my knee out of place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dont feel</text:p>
          </table:table-cell>
          <table:table-cell office:value-type="string">
            <text:p>u</text:p>
          </table:table-cell>
          <table:table-cell office:value-type="string">
            <text:p>Right</text:p>
          </table:table-cell>
          <table:table-cell office:value-type="string">
            <text:p>Naw we dont feel u .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>
            <text:p>you</text:p>
          </table:table-cell>
          <table:table-cell office:value-type="string">
            <text:p>shunt</text:p>
          </table:table-cell>
          <table:table-cell office:value-type="string">
            <text:p>b</text:p>
          </table:table-cell>
          <table:table-cell office:value-type="string">
            <text:p>Wrong</text:p>
          </table:table-cell>
          <table:table-cell office:value-type="string">
            <text:p>You shunt b so mental as to do It then \u2014 I will do what I want thank you o http :\/\/tco\/qtT6lqoCZh .</text:p>
          </table:table-cell>
        </table:table-row>
        <table:table-row table:style-name="ro1">
          <table:table-cell table:number-columns-repeated="5"/>
          <table:table-cell office:value-type="string">
            <text:p>that</text:p>
          </table:table-cell>
          <table:table-cell office:value-type="string">
            <text:p>be one of</text:p>
          </table:table-cell>
          <table:table-cell office:value-type="string">
            <text:p>the netflix series</text:p>
          </table:table-cell>
          <table:table-cell office:value-type="string">
            <text:p>Right</text:p>
          </table:table-cell>
          <table:table-cell office:value-type="string">
            <text:p>That 's one of the netflix series , is n't it ? .</text:p>
          </table:table-cell>
        </table:table-row>
        <table:table-row table:style-name="ro1">
          <table:table-cell table:number-columns-repeated="5"/>
          <table:table-cell office:value-type="string">
            <text:p>that</text:p>
          </table:table-cell>
          <table:table-cell office:value-type="string">
            <text:p>b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That 's one of the netflix series , is n't it ? .</text:p>
          </table:table-cell>
        </table:table-row>
        <table:table-row table:style-name="ro1">
          <table:table-cell table:number-columns-repeated="5"/>
          <table:table-cell table:style-name="ce1" office:value-type="string">
            <text:p>3am</text:p>
          </table:table-cell>
          <table:table-cell office:value-type="string">
            <text:p>be</text:p>
          </table:table-cell>
          <table:table-cell office:value-type="string">
            <text:p>booty calls</text:p>
          </table:table-cell>
          <table:table-cell office:value-type="string">
            <text:p>Wrong</text:p>
          </table:table-cell>
          <table:table-cell office:value-type="string">
            <text:p>The only dms sent at 3am are either booty calls or pure thirs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wear</text:p>
          </table:table-cell>
          <table:table-cell office:value-type="string">
            <text:p>tattoos</text:p>
          </table:table-cell>
          <table:table-cell office:value-type="string">
            <text:p>Wrong</text:p>
          </table:table-cell>
          <table:table-cell office:value-type="string">
            <text:p>I swear tattoos make me so happy :D.</text:p>
          </table:table-cell>
        </table:table-row>
        <table:table-row table:style-name="ro1">
          <table:table-cell table:number-columns-repeated="5"/>
          <table:table-cell office:value-type="string">
            <text:p>tattoos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 swear tattoos make me so happy :D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gets it by any means necessary $ $ $ $ .</text:p>
          </table:table-cell>
        </table:table-row>
        <table:table-row table:style-name="ro1">
          <table:table-cell table:number-columns-repeated="5"/>
          <table:table-cell office:value-type="string">
            <text:p>gunna</text:p>
          </table:table-cell>
          <table:table-cell office:value-type="string">
            <text:p>want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Gunna - Want You http :\/\/t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my brother</text:p>
          </table:table-cell>
          <table:table-cell office:value-type="string">
            <text:p>Right</text:p>
          </table:table-cell>
          <table:table-cell office:value-type="string">
            <text:p>Emre 's great , he 's my brother reall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hoose</text:p>
          </table:table-cell>
          <table:table-cell office:value-type="string">
            <text:p>the best</text:p>
          </table:table-cell>
          <table:table-cell office:value-type="string">
            <text:p>Right</text:p>
          </table:table-cell>
          <table:table-cell office:value-type="string">
            <text:p>I chose the best : ) 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to be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I 'm going to be home alone Wednesday and Thursday ;-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Hopefully I wo n't need it !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nna kill</text:p>
          </table:table-cell>
          <table:table-cell office:value-type="string">
            <text:p>myself</text:p>
          </table:table-cell>
          <table:table-cell office:value-type="string">
            <text:p>Right</text:p>
          </table:table-cell>
          <table:table-cell office:value-type="string">
            <text:p>I 'm gonna kill myself hah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are</text:p>
          </table:table-cell>
          <table:table-cell office:value-type="string">
            <text:p>anyone</text:p>
          </table:table-cell>
          <table:table-cell office:value-type="string">
            <text:p>Wrong</text:p>
          </table:table-cell>
          <table:table-cell office:value-type="string">
            <text:p>I dare anyone to dive one night for the Navy 's marine mammals , then we can talk .</text:p>
          </table:table-cell>
        </table:table-row>
        <table:table-row table:style-name="ro1">
          <table:table-cell table:number-columns-repeated="5"/>
          <table:table-cell office:value-type="string">
            <text:p>nothing</text:p>
          </table:table-cell>
          <table:table-cell office:value-type="string">
            <text:p>be more better than</text:p>
          </table:table-cell>
          <table:table-cell office:value-type="string">
            <text:p>a floating ring-shaped smoke</text:p>
          </table:table-cell>
          <table:table-cell office:value-type="string">
            <text:p>Right</text:p>
          </table:table-cell>
          <table:table-cell office:value-type="string">
            <text:p>Nothing 's much more better than a floating ring-shaped smok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Fine I wanted one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&amp;amp;</text:p>
          </table:table-cell>
          <table:table-cell office:value-type="string">
            <text:p>my son</text:p>
          </table:table-cell>
          <table:table-cell office:value-type="string">
            <text:p>Wrong</text:p>
          </table:table-cell>
          <table:table-cell office:value-type="string">
            <text:p>Just me &amp;amp; my son on This bed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claudia hurhurrrrr</text:p>
          </table:table-cell>
          <table:table-cell office:value-type="string">
            <text:p>Right</text:p>
          </table:table-cell>
          <table:table-cell office:value-type="string">
            <text:p>BTW this is Claudia hurhurRRRR .</text:p>
          </table:table-cell>
        </table:table-row>
        <table:table-row table:style-name="ro1">
          <table:table-cell table:number-columns-repeated="5"/>
          <table:table-cell office:value-type="string">
            <text:p>bloggers</text:p>
          </table:table-cell>
          <table:table-cell office:value-type="string">
            <text:p>http</text:p>
          </table:table-cell>
          <table:table-cell office:value-type="string">
            <text:p>:\/\/tco\/k4lwdkzwpo</text:p>
          </table:table-cell>
          <table:table-cell office:value-type="string">
            <text:p>Wrong</text:p>
          </table:table-cell>
          <table:table-cell office:value-type="string">
            <text:p>My Top 5 Video Editing and Screen Caption tools For Bloggers http :\/\/tco\/k4LwdkZWp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time for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Sorry baby , I do n't have time for you today .</text:p>
          </table:table-cell>
        </table:table-row>
        <table:table-row table:style-name="ro1">
          <table:table-cell table:number-columns-repeated="5"/>
          <table:table-cell office:value-type="string">
            <text:p>the parents</text:p>
          </table:table-cell>
          <table:table-cell office:value-type="string">
            <text:p>be to bring child to</text:p>
          </table:table-cell>
          <table:table-cell office:value-type="string">
            <text:p>a library</text:p>
          </table:table-cell>
          <table:table-cell office:value-type="string">
            <text:p>Wrong</text:p>
          </table:table-cell>
          <table:table-cell office:value-type="string">
            <text:p>Then the problem you have is that the parents are too busy to bring their children to a library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nice having someone</text:p>
          </table:table-cell>
          <table:table-cell office:value-type="string">
            <text:p>Right</text:p>
          </table:table-cell>
          <table:table-cell office:value-type="string">
            <text:p>It will be nice having someone telling its alright 2 b not ok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LOVE YOU 193 .</text:p>
          </table:table-cell>
        </table:table-row>
        <table:table-row table:style-name="ro1">
          <table:table-cell table:number-columns-repeated="5"/>
          <table:table-cell office:value-type="string">
            <text:p>can't</text:p>
          </table:table-cell>
          <table:table-cell office:value-type="string">
            <text:p>cope with have</text:p>
          </table:table-cell>
          <table:table-cell office:value-type="string">
            <text:p>double science</text:p>
          </table:table-cell>
          <table:table-cell office:value-type="string">
            <text:p>Wrong</text:p>
          </table:table-cell>
          <table:table-cell office:value-type="string">
            <text:p>Can't cope with having double scienc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Why im so excited ? . \u201c@ParraLuigi : I think I might need glasses \u201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glasses</text:p>
          </table:table-cell>
          <table:table-cell office:value-type="string">
            <text:p>Right</text:p>
          </table:table-cell>
          <table:table-cell office:value-type="string">
            <text:p>Why im so excited ? . \u201c@ParraLuigi : I think I might need glasses \u201d .</text:p>
          </table:table-cell>
        </table:table-row>
        <table:table-row table:style-name="ro1">
          <table:table-cell table:number-columns-repeated="5"/>
          <table:table-cell office:value-type="string">
            <text:p>tomorrow</text:p>
          </table:table-cell>
          <table:table-cell office:value-type="string">
            <text:p>rain</text:p>
          </table:table-cell>
          <table:table-cell office:value-type="string">
            <text:p>\ud83d\ude27</text:p>
          </table:table-cell>
          <table:table-cell office:value-type="string">
            <text:p>Wrong</text:p>
          </table:table-cell>
          <table:table-cell office:value-type="string">
            <text:p>Tomorrow better not rain \ud83d\ude27 .</text:p>
          </table:table-cell>
        </table:table-row>
        <table:table-row table:style-name="ro1">
          <table:table-cell table:number-columns-repeated="5"/>
          <table:table-cell office:value-type="string">
            <text:p>all those</text:p>
          </table:table-cell>
          <table:table-cell office:value-type="string">
            <text:p>affect by</text:p>
          </table:table-cell>
          <table:table-cell office:value-type="string">
            <text:p>the tornado</text:p>
          </table:table-cell>
          <table:table-cell office:value-type="string">
            <text:p>Right</text:p>
          </table:table-cell>
          <table:table-cell office:value-type="string">
            <text:p>Take a few minutes to pray for all those who were affected by the tornado in Oklahoma , most of all those who lost children .</text:p>
          </table:table-cell>
        </table:table-row>
        <table:table-row table:style-name="ro1">
          <table:table-cell table:number-columns-repeated="5"/>
          <table:table-cell office:value-type="string">
            <text:p>most of all those</text:p>
          </table:table-cell>
          <table:table-cell office:value-type="string">
            <text:p>lose</text:p>
          </table:table-cell>
          <table:table-cell office:value-type="string">
            <text:p>children</text:p>
          </table:table-cell>
          <table:table-cell office:value-type="string">
            <text:p>Right</text:p>
          </table:table-cell>
          <table:table-cell office:value-type="string">
            <text:p>Take a few minutes to pray for all those who were affected by the tornado in Oklahoma , most of all those who lost childre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# corn dogs</text:p>
          </table:table-cell>
          <table:table-cell office:value-type="string">
            <text:p>Right</text:p>
          </table:table-cell>
          <table:table-cell office:value-type="string">
            <text:p>I want two corn dogs now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2,015 gold coins !</text:p>
          </table:table-cell>
        </table:table-row>
        <table:table-row table:style-name="ro1">
          <table:table-cell table:number-columns-repeated="5"/>
          <table:table-cell office:value-type="string">
            <text:p>somebody</text:p>
          </table:table-cell>
          <table:table-cell office:value-type="string">
            <text:p>keep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Somebody keep me compan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110,490 gold coins !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need someone to talk to</text:p>
          </table:table-cell>
          <table:table-cell office:value-type="string">
            <text:p>im</text:p>
          </table:table-cell>
          <table:table-cell office:value-type="string">
            <text:p>Wrong</text:p>
          </table:table-cell>
          <table:table-cell office:value-type="string">
            <text:p>If you ever need someone to talk to im her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her</text:p>
          </table:table-cell>
          <table:table-cell office:value-type="string">
            <text:p>Wrong</text:p>
          </table:table-cell>
          <table:table-cell office:value-type="string">
            <text:p>I 'm her pimp .</text:p>
          </table:table-cell>
        </table:table-row>
        <table:table-row table:style-name="ro1">
          <table:table-cell table:number-columns-repeated="5"/>
          <table:table-cell office:value-type="string">
            <text:p>ms</text:p>
          </table:table-cell>
          <table:table-cell office:value-type="string">
            <text:p>http</text:p>
          </table:table-cell>
          <table:table-cell office:value-type="string">
            <text:p>:\/\/tco\/ycxhescfdx</text:p>
          </table:table-cell>
          <table:table-cell office:value-type="string">
            <text:p>Wrong</text:p>
          </table:table-cell>
          <table:table-cell office:value-type="string">
            <text:p>A Few Clouds and 75 F at Olive Branch Airport , MS http :\/\/tco\/ycXhEScFDX .</text:p>
          </table:table-cell>
        </table:table-row>
        <table:table-row table:style-name="ro1">
          <table:table-cell table:number-columns-repeated="5"/>
          <table:table-cell office:value-type="string">
            <text:p>ccp cadres</text:p>
          </table:table-cell>
          <table:table-cell office:value-type="string">
            <text:p>seem to take</text:p>
          </table:table-cell>
          <table:table-cell office:value-type="string">
            <text:p>page</text:p>
          </table:table-cell>
          <table:table-cell office:value-type="string">
            <text:p>Right</text:p>
          </table:table-cell>
          <table:table-cell office:value-type="string">
            <text:p>CCP cadres seem to take page from playbook of imperial rulers , punishing whole family http :\/\/t .</text:p>
          </table:table-cell>
        </table:table-row>
        <table:table-row table:style-name="ro1">
          <table:table-cell table:number-columns-repeated="5"/>
          <table:table-cell office:value-type="string">
            <text:p>the world</text:p>
          </table:table-cell>
          <table:table-cell office:value-type="string">
            <text:p>walk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The nicest guy in the world walk me from ballgame to home = 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I 'm home alone .</text:p>
          </table:table-cell>
        </table:table-row>
        <table:table-row table:style-name="ro1">
          <table:table-cell table:number-columns-repeated="5"/>
          <table:table-cell office:value-type="string">
            <text:p>someone teman</text:p>
          </table:table-cell>
          <table:table-cell office:value-type="string">
            <text:p>please</text:p>
          </table:table-cell>
          <table:table-cell office:value-type="string">
            <text:p>:' )</text:p>
          </table:table-cell>
          <table:table-cell office:value-type="string">
            <text:p>Wrong</text:p>
          </table:table-cell>
          <table:table-cell office:value-type="string">
            <text:p>Someone teman saya please :' 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arrive</text:p>
          </table:table-cell>
          <table:table-cell office:value-type="string">
            <text:p>kml</text:p>
          </table:table-cell>
          <table:table-cell office:value-type="string">
            <text:p>Right</text:p>
          </table:table-cell>
          <table:table-cell office:value-type="string">
            <text:p>I 'll arrive kml at night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 for</text:p>
          </table:table-cell>
          <table:table-cell office:value-type="string">
            <text:p>my freakz #featurepresentation by #mtminc\nhttp # quxxfs us2</text:p>
          </table:table-cell>
          <table:table-cell office:value-type="string">
            <text:p>Right</text:p>
          </table:table-cell>
          <table:table-cell office:value-type="string">
            <text:p>THIS IS FOR MY FREAKZ #FEATUREPRESENTATION BY #MTMINC\nhttp :\/\/tco\/8 QuxXfs US2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show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What 's new with you ? . Ass Phat Too I Remember When She Showed Me Alllat .</text:p>
          </table:table-cell>
        </table:table-row>
        <table:table-row table:style-name="ro1">
          <table:table-cell table:number-columns-repeated="5"/>
          <table:table-cell office:value-type="string">
            <text:p>#acfightweek</text:p>
          </table:table-cell>
          <table:table-cell office:value-type="string">
            <text:p>have</text:p>
          </table:table-cell>
          <table:table-cell office:value-type="string">
            <text:p>the boy</text:p>
          </table:table-cell>
          <table:table-cell office:value-type="string">
            <text:p>Wrong</text:p>
          </table:table-cell>
          <table:table-cell office:value-type="string">
            <text:p>Good to meet you guys at #Acfightweek has the boy recovered from the Peterson ko yet ?</text:p>
          </table:table-cell>
        </table:table-row>
        <table:table-row table:style-name="ro1">
          <table:table-cell table:number-columns-repeated="5"/>
          <table:table-cell office:value-type="string">
            <text:p>the boy</text:p>
          </table:table-cell>
          <table:table-cell office:value-type="string">
            <text:p>recover from</text:p>
          </table:table-cell>
          <table:table-cell office:value-type="string">
            <text:p>the peterson ko</text:p>
          </table:table-cell>
          <table:table-cell office:value-type="string">
            <text:p>Right</text:p>
          </table:table-cell>
          <table:table-cell office:value-type="string">
            <text:p>Good to meet you guys at #Acfightweek has the boy recovered from the Peterson ko yet ?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ear on</text:p>
          </table:table-cell>
          <table:table-cell office:value-type="string">
            <text:p>my 1st date</text:p>
          </table:table-cell>
          <table:table-cell office:value-type="string">
            <text:p>Right</text:p>
          </table:table-cell>
          <table:table-cell office:value-type="string">
            <text:p>I wear this on my 1st date with harry !</text:p>
          </table:table-cell>
        </table:table-row>
        <table:table-row table:style-name="ro1">
          <table:table-cell table:number-columns-repeated="5"/>
          <table:table-cell office:value-type="string">
            <text:p>ill</text:p>
          </table:table-cell>
          <table:table-cell office:value-type="string">
            <text:p>mak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ll make you some ad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ive up</text:p>
          </table:table-cell>
          <table:table-cell office:value-type="string">
            <text:p>drinking</text:p>
          </table:table-cell>
          <table:table-cell office:value-type="string">
            <text:p>Right</text:p>
          </table:table-cell>
          <table:table-cell office:value-type="string">
            <text:p>I gave up drinking for 6 months because I fucked a fat bitch raw and did n't talk to her aft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uck</text:p>
          </table:table-cell>
          <table:table-cell office:value-type="string">
            <text:p>a fat bitch raw</text:p>
          </table:table-cell>
          <table:table-cell office:value-type="string">
            <text:p>Right</text:p>
          </table:table-cell>
          <table:table-cell office:value-type="string">
            <text:p>I gave up drinking for 6 months because I fucked a fat bitch raw and did n't talk to her aft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alk to</text:p>
          </table:table-cell>
          <table:table-cell office:value-type="string">
            <text:p>her after</text:p>
          </table:table-cell>
          <table:table-cell office:value-type="string">
            <text:p>Wrong</text:p>
          </table:table-cell>
          <table:table-cell office:value-type="string">
            <text:p>I gave up drinking for 6 months because I fucked a fat bitch raw and did n't talk to her after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a cool looking bike #harley http</text:p>
          </table:table-cell>
          <table:table-cell office:value-type="string">
            <text:p>Right</text:p>
          </table:table-cell>
          <table:table-cell office:value-type="string">
            <text:p>This is a cool looking bike #harley http :\/\/tco\/akBhPEn9 W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yo niggas</text:p>
          </table:table-cell>
          <table:table-cell office:value-type="string">
            <text:p>Wrong</text:p>
          </table:table-cell>
          <table:table-cell office:value-type="string">
            <text:p>Like I said yo niggas ca n't handle me .</text:p>
          </table:table-cell>
        </table:table-row>
        <table:table-row table:style-name="ro1">
          <table:table-cell table:number-columns-repeated="5"/>
          <table:table-cell office:value-type="string">
            <text:p>yo niggas</text:p>
          </table:table-cell>
          <table:table-cell office:value-type="string">
            <text:p>handl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Like I said yo niggas ca n't handle m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dissolve</text:p>
          </table:table-cell>
          <table:table-cell office:value-type="string">
            <text:p>your # before change</text:p>
          </table:table-cell>
          <table:table-cell office:value-type="string">
            <text:p>Wrong</text:p>
          </table:table-cell>
          <table:table-cell office:value-type="string">
            <text:p>Yes , but you *have* to divorce , or dissolve your CP before change is accepted , then enter into new contract .</text:p>
          </table:table-cell>
        </table:table-row>
        <table:table-row table:style-name="ro1">
          <table:table-cell table:number-columns-repeated="5"/>
          <table:table-cell office:value-type="string">
            <text:p>your # before change</text:p>
          </table:table-cell>
          <table:table-cell office:value-type="string">
            <text:p>enter into</text:p>
          </table:table-cell>
          <table:table-cell office:value-type="string">
            <text:p>new contract</text:p>
          </table:table-cell>
          <table:table-cell office:value-type="string">
            <text:p>Wrong</text:p>
          </table:table-cell>
          <table:table-cell office:value-type="string">
            <text:p>Yes , but you *have* to divorce , or dissolve your CP before change is accepted , then enter into new contrac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ollow lot of</text:p>
          </table:table-cell>
          <table:table-cell office:value-type="string">
            <text:p>freak nasties</text:p>
          </table:table-cell>
          <table:table-cell office:value-type="string">
            <text:p>Right</text:p>
          </table:table-cell>
          <table:table-cell office:value-type="string">
            <text:p>I follow a lot of freak nasties &amp;gt ;&amp;gt ;&amp;gt ;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fit like</text:p>
          </table:table-cell>
          <table:table-cell office:value-type="string">
            <text:p># pieces of a broken heart</text:p>
          </table:table-cell>
          <table:table-cell office:value-type="string">
            <text:p>Right</text:p>
          </table:table-cell>
          <table:table-cell office:value-type="string">
            <text:p>We fit together like two pieces of a broken heart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have</text:p>
          </table:table-cell>
          <table:table-cell office:value-type="string">
            <text:p>a lot</text:p>
          </table:table-cell>
          <table:table-cell office:value-type="string">
            <text:p>Wrong</text:p>
          </table:table-cell>
          <table:table-cell office:value-type="string">
            <text:p>Yes indeedy , they have quite a lot in at the mo , but at those prices I do n't think they 'll be there for long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Yes indeedy , they have quite a lot in at the mo , but at those prices I do n't think they 'll be there for long .</text:p>
          </table:table-cell>
        </table:table-row>
        <table:table-row table:style-name="ro1">
          <table:table-cell table:number-columns-repeated="5"/>
          <table:table-cell office:value-type="string">
            <text:p>sanjay bangar</text:p>
          </table:table-cell>
          <table:table-cell office:value-type="string">
            <text:p>discuss</text:p>
          </table:table-cell>
          <table:table-cell office:value-type="string">
            <text:p>spot-fixing scandal</text:p>
          </table:table-cell>
          <table:table-cell office:value-type="string">
            <text:p>Right</text:p>
          </table:table-cell>
          <table:table-cell office:value-type="string">
            <text:p>Ayaz Memon , Pradeep Magazine , Sanjay Bangar discuss spot-fixing scanda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at</text:p>
          </table:table-cell>
          <table:table-cell office:value-type="string">
            <text:p>place lorraine http</text:p>
          </table:table-cell>
          <table:table-cell office:value-type="string">
            <text:p>Right</text:p>
          </table:table-cell>
          <table:table-cell office:value-type="string">
            <text:p>I 'm at Place Lorraine http :\/\/tco\/wuyWMI04WO.</text:p>
          </table:table-cell>
        </table:table-row>
        <table:table-row table:style-name="ro1">
          <table:table-cell table:number-columns-repeated="5"/>
          <table:table-cell office:value-type="string">
            <text:p>dj tay james</text:p>
          </table:table-cell>
          <table:table-cell office:value-type="string">
            <text:p>create</text:p>
          </table:table-cell>
          <table:table-cell office:value-type="string">
            <text:p>unnecessary drama</text:p>
          </table:table-cell>
          <table:table-cell office:value-type="string">
            <text:p>Right</text:p>
          </table:table-cell>
          <table:table-cell office:value-type="string">
            <text:p>Dj Tay James kinda created unnecessary drama by posting that thirsty article about Selena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mak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It does n't make us change our minds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change</text:p>
          </table:table-cell>
          <table:table-cell office:value-type="string">
            <text:p>our minds</text:p>
          </table:table-cell>
          <table:table-cell office:value-type="string">
            <text:p>Wrong</text:p>
          </table:table-cell>
          <table:table-cell office:value-type="string">
            <text:p>It does n't make us change our minds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thank</text:p>
          </table:table-cell>
          <table:table-cell office:value-type="string">
            <text:p>you&amp;lt ;3</text:p>
          </table:table-cell>
          <table:table-cell office:value-type="string">
            <text:p>Wrong</text:p>
          </table:table-cell>
          <table:table-cell office:value-type="string">
            <text:p>He 's so cute ! . thank you&amp;lt ;3 .</text:p>
          </table:table-cell>
        </table:table-row>
        <table:table-row table:style-name="ro1">
          <table:table-cell table:number-columns-repeated="5"/>
          <table:table-cell office:value-type="string">
            <text:p>the mexicans</text:p>
          </table:table-cell>
          <table:table-cell office:value-type="string">
            <text:p>fight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said when you come to yuma the Mexicans will fight you .</text:p>
          </table:table-cell>
        </table:table-row>
        <table:table-row table:style-name="ro1">
          <table:table-cell table:number-columns-repeated="5"/>
          <table:table-cell office:value-type="string">
            <text:p>ugggghhhh</text:p>
          </table:table-cell>
          <table:table-cell office:value-type="string">
            <text:p>bring</text:p>
          </table:table-cell>
          <table:table-cell office:value-type="string">
            <text:p>all asses</text:p>
          </table:table-cell>
          <table:table-cell office:value-type="string">
            <text:p>Wrong</text:p>
          </table:table-cell>
          <table:table-cell office:value-type="string">
            <text:p>Ugggghhhh bring y 'all asses down here !</text:p>
          </table:table-cell>
        </table:table-row>
        <table:table-row table:style-name="ro1">
          <table:table-cell table:number-columns-repeated="5"/>
          <table:table-cell office:value-type="string">
            <text:p>a mushroom</text:p>
          </table:table-cell>
          <table:table-cell office:value-type="string">
            <text:p>be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Sitting here wondering whoo on earth first thought of eating a mushroom ? . were they not scarred ?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amn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need answersss damn it .</text:p>
          </table:table-cell>
        </table:table-row>
        <table:table-row table:style-name="ro1">
          <table:table-cell table:number-columns-repeated="5"/>
          <table:table-cell office:value-type="string">
            <text:p>poker</text:p>
          </table:table-cell>
          <table:table-cell office:value-type="string">
            <text:p>play with</text:p>
          </table:table-cell>
          <table:table-cell office:value-type="string">
            <text:p>buddies</text:p>
          </table:table-cell>
          <table:table-cell office:value-type="string">
            <text:p>Wrong</text:p>
          </table:table-cell>
          <table:table-cell office:value-type="string">
            <text:p>Poker is best played with buddies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pay to have</text:p>
          </table:table-cell>
          <table:table-cell office:value-type="string">
            <text:p>a lot of friends</text:p>
          </table:table-cell>
          <table:table-cell office:value-type="string">
            <text:p>Right</text:p>
          </table:table-cell>
          <table:table-cell office:value-type="string">
            <text:p>It pays to have a lot of friends ! .</text:p>
          </table:table-cell>
        </table:table-row>
        <table:table-row table:style-name="ro1">
          <table:table-cell table:number-columns-repeated="5"/>
          <table:table-cell office:value-type="string">
            <text:p>thankyou sunway medical centre</text:p>
          </table:table-cell>
          <table:table-cell office:value-type="string">
            <text:p>http</text:p>
          </table:table-cell>
          <table:table-cell office:value-type="string">
            <text:p>:\/\/tco\/bungkfxk4i</text:p>
          </table:table-cell>
          <table:table-cell office:value-type="string">
            <text:p>Wrong</text:p>
          </table:table-cell>
          <table:table-cell office:value-type="string">
            <text:p>Thankyou Sunway Medical Centre http :\/\/tco\/BUNGkfXk4i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llect</text:p>
          </table:table-cell>
          <table:table-cell office:value-type="string">
            <text:p># gold coins</text:p>
          </table:table-cell>
          <table:table-cell office:value-type="string">
            <text:p>Right</text:p>
          </table:table-cell>
          <table:table-cell office:value-type="string">
            <text:p>I 've collected 11,140 gold coins !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iss</text:p>
          </table:table-cell>
          <table:table-cell office:value-type="string">
            <text:p>anyone</text:p>
          </table:table-cell>
          <table:table-cell office:value-type="string">
            <text:p>Right</text:p>
          </table:table-cell>
          <table:table-cell office:value-type="string">
            <text:p>Do you miss anyone right now ? \u2014 Yes , everyd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ry to ask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Ok , I 'll try to ask you some adequate question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listen to</text:p>
          </table:table-cell>
          <table:table-cell office:value-type="string">
            <text:p>? . cut</text:p>
          </table:table-cell>
          <table:table-cell office:value-type="string">
            <text:p>Wrong</text:p>
          </table:table-cell>
          <table:table-cell office:value-type="string">
            <text:p>What was the last album you have listened to ? . Cut and colour BoJo Brownz with the lovely Jo today ca n't wait to feel human agai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na</text:p>
          </table:table-cell>
          <table:table-cell office:value-type="string">
            <text:p>girl</text:p>
          </table:table-cell>
          <table:table-cell office:value-type="string">
            <text:p>Right</text:p>
          </table:table-cell>
          <table:table-cell office:value-type="string">
            <text:p>Me Three \u201c@ JullianGantt : I wanna girl with a fat ass ! \u201dme to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to look into</text:p>
          </table:table-cell>
          <table:table-cell office:value-type="string">
            <text:p>a day trip</text:p>
          </table:table-cell>
          <table:table-cell office:value-type="string">
            <text:p>Right</text:p>
          </table:table-cell>
          <table:table-cell office:value-type="string">
            <text:p>I may need to look into a day trip Thursday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do to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Never forget what they did to you and never let them know you remember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let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Never forget what they did to you and never let them know you remember .</text:p>
          </table:table-cell>
        </table:table-row>
        <table:table-row table:style-name="ro1">
          <table:table-cell table:number-columns-repeated="5"/>
          <table:table-cell office:value-type="string">
            <text:p>them</text:p>
          </table:table-cell>
          <table:table-cell office:value-type="string">
            <text:p>know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Never forget what they did to you and never let them know you rememb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inance</text:p>
          </table:table-cell>
          <table:table-cell office:value-type="string">
            <text:p>man</text:p>
          </table:table-cell>
          <table:table-cell office:value-type="string">
            <text:p>Wrong</text:p>
          </table:table-cell>
          <table:table-cell office:value-type="string">
            <text:p>I just ca n't do finance man , asdfghjkl .</text:p>
          </table:table-cell>
        </table:table-row>
        <table:table-row table:style-name="ro1">
          <table:table-cell table:number-columns-repeated="5"/>
          <table:table-cell office:value-type="string">
            <text:p>someone</text:p>
          </table:table-cell>
          <table:table-cell office:value-type="string">
            <text:p>get</text:p>
          </table:table-cell>
          <table:table-cell office:value-type="string">
            <text:p>butt injections</text:p>
          </table:table-cell>
          <table:table-cell office:value-type="string">
            <text:p>Right</text:p>
          </table:table-cell>
          <table:table-cell office:value-type="string">
            <text:p>Why would someone get butt injections ?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iss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And then I realize how much I miss you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 abou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Now that I think about it , Curling is n't really televised a lot either .</text:p>
          </table:table-cell>
        </table:table-row>
        <table:table-row table:style-name="ro1">
          <table:table-cell table:number-columns-repeated="5"/>
          <table:table-cell office:value-type="string">
            <text:p>curling</text:p>
          </table:table-cell>
          <table:table-cell office:value-type="string">
            <text:p>televise</text:p>
          </table:table-cell>
          <table:table-cell office:value-type="string">
            <text:p>a lot</text:p>
          </table:table-cell>
          <table:table-cell office:value-type="string">
            <text:p>Wrong</text:p>
          </table:table-cell>
          <table:table-cell office:value-type="string">
            <text:p>Now that I think about it , Curling is n't really televised a lot eith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ry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Niggas know I 'm quick to snap so why even try me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a little too hyper today</text:p>
          </table:table-cell>
          <table:table-cell office:value-type="string">
            <text:p>Right</text:p>
          </table:table-cell>
          <table:table-cell office:value-type="string">
            <text:p>Ok I 'm a little too hyper today , I need to stay away from suga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to stay from</text:p>
          </table:table-cell>
          <table:table-cell office:value-type="string">
            <text:p>sugar</text:p>
          </table:table-cell>
          <table:table-cell office:value-type="string">
            <text:p>Right</text:p>
          </table:table-cell>
          <table:table-cell office:value-type="string">
            <text:p>Ok I 'm a little too hyper today , I need to stay away from suga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share in</text:p>
          </table:table-cell>
          <table:table-cell office:value-type="string">
            <text:p>costa</text:p>
          </table:table-cell>
          <table:table-cell office:value-type="string">
            <text:p>Right</text:p>
          </table:table-cell>
          <table:table-cell office:value-type="string">
            <text:p>Think I should have shares in Costa the amount I spend there ! .</text:p>
          </table:table-cell>
        </table:table-row>
        <table:table-row table:style-name="ro1">
          <table:table-cell table:number-columns-repeated="5"/>
          <table:table-cell office:value-type="string">
            <text:p>india arie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Ready For Love - India Arie http :\/\/tco\/xjsxVROqQ0 .</text:p>
          </table:table-cell>
        </table:table-row>
        <table:table-row table:style-name="ro1">
          <table:table-cell table:number-columns-repeated="5"/>
          <table:table-cell office:value-type="string">
            <text:p>heart</text:p>
          </table:table-cell>
          <table:table-cell office:value-type="string">
            <text:p>be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WHAT SORT OF A HEART TO HEART IS THAT .</text:p>
          </table:table-cell>
        </table:table-row>
        <table:table-row table:style-name="ro1">
          <table:table-cell table:number-columns-repeated="5"/>
          <table:table-cell office:value-type="string">
            <text:p>interesting</text:p>
          </table:table-cell>
          <table:table-cell office:value-type="string">
            <text:p>be</text:p>
          </table:table-cell>
          <table:table-cell office:value-type="string">
            <text:p>an understatement chloe</text:p>
          </table:table-cell>
          <table:table-cell office:value-type="string">
            <text:p>Right</text:p>
          </table:table-cell>
          <table:table-cell office:value-type="string">
            <text:p>Interesting is an understatement chloe .</text:p>
          </table:table-cell>
        </table:table-row>
        <table:table-row table:style-name="ro1">
          <table:table-cell table:number-columns-repeated="5"/>
          <table:table-cell office:value-type="string">
            <text:p>weather</text:p>
          </table:table-cell>
          <table:table-cell office:value-type="string">
            <text:p>be</text:p>
          </table:table-cell>
          <table:table-cell office:value-type="string">
            <text:p>the perfect today</text:p>
          </table:table-cell>
          <table:table-cell office:value-type="string">
            <text:p>Right</text:p>
          </table:table-cell>
          <table:table-cell office:value-type="string">
            <text:p>Weather is the perfect today : 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uess</text:p>
          </table:table-cell>
          <table:table-cell office:value-type="string">
            <text:p>father</text:p>
          </table:table-cell>
          <table:table-cell office:value-type="string">
            <text:p>Wrong</text:p>
          </table:table-cell>
          <table:table-cell office:value-type="string">
            <text:p>WELL I MEAN I GUESS FATHER I CAN WASH THE DISHES AS I CRAM FOR FINALS I MEAN I GUESS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ram for</text:p>
          </table:table-cell>
          <table:table-cell office:value-type="string">
            <text:p>finals</text:p>
          </table:table-cell>
          <table:table-cell office:value-type="string">
            <text:p>Right</text:p>
          </table:table-cell>
          <table:table-cell office:value-type="string">
            <text:p>WELL I MEAN I GUESS FATHER I CAN WASH THE DISHES AS I CRAM FOR FINALS I MEAN I GUESS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lik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eat</text:p>
          </table:table-cell>
          <table:table-cell office:value-type="string">
            <text:p>healthy all day</text:p>
          </table:table-cell>
          <table:table-cell office:value-type="string">
            <text:p>Right</text:p>
          </table:table-cell>
          <table:table-cell office:value-type="string">
            <text:p>I 'm all like I 'm gunna work out and eat healthy all day then i do it and lay in bed and think of all the food I 'm craving and life 's over .</text:p>
          </table:table-cell>
        </table:table-row>
        <table:table-row table:style-name="ro1">
          <table:table-cell table:number-columns-repeated="5"/>
          <table:table-cell office:value-type="string">
            <text:p>healthy all day</text:p>
          </table:table-cell>
          <table:table-cell office:value-type="string">
            <text:p>do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 .</text:p>
          </table:table-cell>
        </table:table-row>
        <table:table-row table:style-name="ro1">
          <table:table-cell table:number-columns-repeated="5"/>
          <table:table-cell office:value-type="string">
            <text:p>healthy all day</text:p>
          </table:table-cell>
          <table:table-cell office:value-type="string">
            <text:p>lay in</text:p>
          </table:table-cell>
          <table:table-cell office:value-type="string">
            <text:p>bed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think of</text:p>
          </table:table-cell>
          <table:table-cell office:value-type="string">
            <text:p>all the food</text:p>
          </table:table-cell>
          <table:table-cell office:value-type="string">
            <text:p>Wrong</text:p>
          </table:table-cell>
          <table:table-cell office:value-type="string">
            <text:p>I 'm all like I 'm gunna work out and eat healthy all day then i do it and lay in bed and think of all the food I 'm craving and life 's over .</text:p>
          </table:table-cell>
        </table:table-row>
        <table:table-row table:style-name="ro1">
          <table:table-cell table:number-columns-repeated="5"/>
          <table:table-cell office:value-type="string">
            <text:p>mourinho</text:p>
          </table:table-cell>
          <table:table-cell office:value-type="string">
            <text:p>be</text:p>
          </table:table-cell>
          <table:table-cell office:value-type="string">
            <text:p>sacked http</text:p>
          </table:table-cell>
          <table:table-cell office:value-type="string">
            <text:p>Wrong</text:p>
          </table:table-cell>
          <table:table-cell office:value-type="string">
            <text:p>Perez : Mourinho was n't sacked http :\/\/tco\/j4FmSukqrI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my friend</text:p>
          </table:table-cell>
          <table:table-cell office:value-type="string">
            <text:p>Right</text:p>
          </table:table-cell>
          <table:table-cell office:value-type="string">
            <text:p>Wish I could make my friend feel better , I hope she does n't close herself\nOff agai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Wish I could make my friend feel better , I hope she does n't close herself\nOff again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close</text:p>
          </table:table-cell>
          <table:table-cell office:value-type="string">
            <text:p>herself\noff</text:p>
          </table:table-cell>
          <table:table-cell office:value-type="string">
            <text:p>Wrong</text:p>
          </table:table-cell>
          <table:table-cell office:value-type="string">
            <text:p>Wish I could make my friend feel better , I hope she does n't close herself\nOff again .</text:p>
          </table:table-cell>
        </table:table-row>
        <table:table-row table:style-name="ro1">
          <table:table-cell table:number-columns-repeated="5"/>
          <table:table-cell office:value-type="string">
            <text:p>the american worker</text:p>
          </table:table-cell>
          <table:table-cell office:value-type="string">
            <text:p>http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Our President and The American Worker http :\/\/tco\/hr1QR5g296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know I 'm exhausted but I ca n't sleep \ud83d\ude34\ud83d\ude29 .</text:p>
          </table:table-cell>
        </table:table-row>
        <table:table-row table:style-name="ro1">
          <table:table-cell table:number-columns-repeated="5"/>
          <table:table-cell office:value-type="string">
            <text:p>ul</text:p>
          </table:table-cell>
          <table:table-cell office:value-type="string">
            <text:p>have</text:p>
          </table:table-cell>
          <table:table-cell office:value-type="string">
            <text:p>a fab time</text:p>
          </table:table-cell>
          <table:table-cell office:value-type="string">
            <text:p>Right</text:p>
          </table:table-cell>
          <table:table-cell office:value-type="string">
            <text:p>Ul have a fab time !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make</text:p>
          </table:table-cell>
          <table:table-cell office:value-type="string">
            <text:p>the necessary report</text:p>
          </table:table-cell>
          <table:table-cell office:value-type="string">
            <text:p>Right</text:p>
          </table:table-cell>
          <table:table-cell office:value-type="string">
            <text:p>We had made the necessary report to be attended by our crew from Cavite Service Center .</text:p>
          </table:table-cell>
        </table:table-row>
        <table:table-row table:style-name="ro1">
          <table:table-cell table:number-columns-repeated="5"/>
          <table:table-cell office:value-type="string">
            <text:p>your report number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Your report number is 37867 .</text:p>
          </table:table-cell>
        </table:table-row>
        <table:table-row table:style-name="ro1">
          <table:table-cell table:number-columns-repeated="5"/>
          <table:table-cell office:value-type="string">
            <text:p>niall horan</text:p>
          </table:table-cell>
          <table:table-cell office:value-type="string">
            <text:p>bear in</text:p>
          </table:table-cell>
          <table:table-cell office:value-type="string">
            <text:p>mullingar</text:p>
          </table:table-cell>
          <table:table-cell office:value-type="string">
            <text:p>Wrong</text:p>
          </table:table-cell>
          <table:table-cell office:value-type="string">
            <text:p>Niall Horan was born in Mullingar , Ireland when 13 September 1993 .</text:p>
          </table:table-cell>
        </table:table-row>
        <table:table-row table:style-name="ro1">
          <table:table-cell table:number-columns-repeated="5"/>
          <table:table-cell office:value-type="string">
            <text:p>everyone</text:p>
          </table:table-cell>
          <table:table-cell office:value-type="string">
            <text:p>struggle since</text:p>
          </table:table-cell>
          <table:table-cell office:value-type="string">
            <text:p>all the changes</text:p>
          </table:table-cell>
          <table:table-cell office:value-type="string">
            <text:p>Right</text:p>
          </table:table-cell>
          <table:table-cell office:value-type="string">
            <text:p>Everyone is struggling since all the changes came into effect , we have all got more to pay out each week thanks .</text:p>
          </table:table-cell>
        </table:table-row>
        <table:table-row table:style-name="ro1">
          <table:table-cell table:number-columns-repeated="5"/>
          <table:table-cell office:value-type="string">
            <text:p>all the changes</text:p>
          </table:table-cell>
          <table:table-cell office:value-type="string">
            <text:p>come into</text:p>
          </table:table-cell>
          <table:table-cell office:value-type="string">
            <text:p>effect</text:p>
          </table:table-cell>
          <table:table-cell office:value-type="string">
            <text:p>Right</text:p>
          </table:table-cell>
          <table:table-cell office:value-type="string">
            <text:p>Everyone is struggling since all the changes came into effect , we have all got more to pay out each week thanks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all</text:p>
          </table:table-cell>
          <table:table-cell office:value-type="string">
            <text:p>Wrong</text:p>
          </table:table-cell>
          <table:table-cell office:value-type="string">
            <text:p>Everyone is struggling since all the changes came into effect , we have all got more to pay out each week thanks .</text:p>
          </table:table-cell>
        </table:table-row>
        <table:table-row table:style-name="ro1">
          <table:table-cell table:number-columns-repeated="5"/>
          <table:table-cell office:value-type="string">
            <text:p>all</text:p>
          </table:table-cell>
          <table:table-cell office:value-type="string">
            <text:p>get</text:p>
          </table:table-cell>
          <table:table-cell office:value-type="string">
            <text:p>more</text:p>
          </table:table-cell>
          <table:table-cell office:value-type="string">
            <text:p>Wrong</text:p>
          </table:table-cell>
          <table:table-cell office:value-type="string">
            <text:p>Everyone is struggling since all the changes came into effect , we have all got more to pay out each week thank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iss</text:p>
          </table:table-cell>
          <table:table-cell office:value-type="string">
            <text:p>anyone</text:p>
          </table:table-cell>
          <table:table-cell office:value-type="string">
            <text:p>Right</text:p>
          </table:table-cell>
          <table:table-cell office:value-type="string">
            <text:p>Do you miss anyone right now ? \u2014 Yes .</text:p>
          </table:table-cell>
        </table:table-row>
        <table:table-row table:style-name="ro1">
          <table:table-cell table:number-columns-repeated="5"/>
          <table:table-cell office:value-type="string">
            <text:p>no one</text:p>
          </table:table-cell>
          <table:table-cell office:value-type="string">
            <text:p>punish for</text:p>
          </table:table-cell>
          <table:table-cell office:value-type="string">
            <text:p>the may # killings</text:p>
          </table:table-cell>
          <table:table-cell office:value-type="string">
            <text:p>Right</text:p>
          </table:table-cell>
          <table:table-cell office:value-type="string">
            <text:p>No one was ever punished for the May 21 killings .</text:p>
          </table:table-cell>
        </table:table-row>
        <table:table-row table:style-name="ro1">
          <table:table-cell table:number-columns-repeated="5"/>
          <table:table-cell office:value-type="string">
            <text:p>the mass murder</text:p>
          </table:table-cell>
          <table:table-cell office:value-type="string">
            <text:p>take</text:p>
          </table:table-cell>
          <table:table-cell office:value-type="string">
            <text:p>place</text:p>
          </table:table-cell>
          <table:table-cell office:value-type="string">
            <text:p>Right</text:p>
          </table:table-cell>
          <table:table-cell office:value-type="string">
            <text:p>Jagmohan , under the mass murder took place never showed any remorse http :\/\/tco\/4ynvlgoS23 .</text:p>
          </table:table-cell>
        </table:table-row>
        <table:table-row table:style-name="ro1">
          <table:table-cell table:number-columns-repeated="5"/>
          <table:table-cell office:value-type="string">
            <text:p>place</text:p>
          </table:table-cell>
          <table:table-cell office:value-type="string">
            <text:p>show</text:p>
          </table:table-cell>
          <table:table-cell office:value-type="string">
            <text:p>any remorse http :\/\/tco\/4ynvlgos23</text:p>
          </table:table-cell>
          <table:table-cell office:value-type="string">
            <text:p>Right</text:p>
          </table:table-cell>
          <table:table-cell office:value-type="string">
            <text:p>Jagmohan , under the mass murder took place never showed any remorse http :\/\/tco\/4ynvlgoS23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be</text:p>
          </table:table-cell>
          <table:table-cell office:value-type="string">
            <text:p>? #trickyfucker</text:p>
          </table:table-cell>
          <table:table-cell office:value-type="string">
            <text:p>Wrong</text:p>
          </table:table-cell>
          <table:table-cell office:value-type="string">
            <text:p>How does that even happen at 2 am ? #trickyfuck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to change</text:p>
          </table:table-cell>
          <table:table-cell office:value-type="string">
            <text:p>my name</text:p>
          </table:table-cell>
          <table:table-cell office:value-type="string">
            <text:p>Right</text:p>
          </table:table-cell>
          <table:table-cell office:value-type="string">
            <text:p>I want to change my name on Facebook to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 about</text:p>
          </table:table-cell>
          <table:table-cell office:value-type="string">
            <text:p>the safety of you</text:p>
          </table:table-cell>
          <table:table-cell office:value-type="string">
            <text:p>Right</text:p>
          </table:table-cell>
          <table:table-cell office:value-type="string">
            <text:p>If it is about the safety of you and ur family ,PLZ call the police immediately !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ur</text:p>
          </table:table-cell>
          <table:table-cell office:value-type="string">
            <text:p>family ,plz</text:p>
          </table:table-cell>
          <table:table-cell office:value-type="string">
            <text:p>Wrong</text:p>
          </table:table-cell>
          <table:table-cell office:value-type="string">
            <text:p>If it is about the safety of you and ur family ,PLZ call the police immediately !</text:p>
          </table:table-cell>
        </table:table-row>
        <table:table-row table:style-name="ro1">
          <table:table-cell table:number-columns-repeated="5"/>
          <table:table-cell office:value-type="string">
            <text:p>family ,plz</text:p>
          </table:table-cell>
          <table:table-cell office:value-type="string">
            <text:p>call</text:p>
          </table:table-cell>
          <table:table-cell office:value-type="string">
            <text:p>the police</text:p>
          </table:table-cell>
          <table:table-cell office:value-type="string">
            <text:p>Wrong</text:p>
          </table:table-cell>
          <table:table-cell office:value-type="string">
            <text:p>If it is about the safety of you and ur family ,PLZ call the police immediately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orry about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'm worried about you ! . omg :( ( ( ( ( i wonder if that 's still considered a pat tho .</text:p>
          </table:table-cell>
        </table:table-row>
        <table:table-row table:style-name="ro1">
          <table:table-cell table:number-columns-repeated="5"/>
          <table:table-cell office:value-type="string">
            <text:p>i wonder</text:p>
          </table:table-cell>
          <table:table-cell office:value-type="string">
            <text:p>consider</text:p>
          </table:table-cell>
          <table:table-cell office:value-type="string">
            <text:p>a pat</text:p>
          </table:table-cell>
          <table:table-cell office:value-type="string">
            <text:p>Wrong</text:p>
          </table:table-cell>
          <table:table-cell office:value-type="string">
            <text:p>I 'm worried about you ! . omg :( ( ( ( ( i wonder if that 's still considered a pat th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tch</text:p>
          </table:table-cell>
          <table:table-cell office:value-type="string">
            <text:p>fob</text:p>
          </table:table-cell>
          <table:table-cell office:value-type="string">
            <text:p>Wrong</text:p>
          </table:table-cell>
          <table:table-cell office:value-type="string">
            <text:p>If I wo n't watch Fob , I 'll be able to get PR tix but I ca n't abandon my Fall Out Gays I 've only been loving them since forever but but bu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able to get</text:p>
          </table:table-cell>
          <table:table-cell office:value-type="string">
            <text:p>pr tix</text:p>
          </table:table-cell>
          <table:table-cell office:value-type="string">
            <text:p>Right</text:p>
          </table:table-cell>
          <table:table-cell office:value-type="string">
            <text:p>If I wo n't watch Fob , I 'll be able to get PR tix but I ca n't abandon my Fall Out Gays I 've only been loving them since forever but but bu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abandon</text:p>
          </table:table-cell>
          <table:table-cell office:value-type="string">
            <text:p>my fall</text:p>
          </table:table-cell>
          <table:table-cell office:value-type="string">
            <text:p>Wrong</text:p>
          </table:table-cell>
          <table:table-cell office:value-type="string">
            <text:p>If I wo n't watch Fob , I 'll be able to get PR tix but I ca n't abandon my Fall Out Gays I 've only been loving them since forever but but bu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If I wo n't watch Fob , I 'll be able to get PR tix but I ca n't abandon my Fall Out Gays I 've only been loving them since forever but but but .</text:p>
          </table:table-cell>
        </table:table-row>
        <table:table-row table:style-name="ro1">
          <table:table-cell table:number-columns-repeated="5"/>
          <table:table-cell office:value-type="string">
            <text:p>the miracles of image editing \nplease</text:p>
          </table:table-cell>
          <table:table-cell office:value-type="string">
            <text:p>feel free to leave</text:p>
          </table:table-cell>
          <table:table-cell office:value-type="string">
            <text:p>your comments</text:p>
          </table:table-cell>
          <table:table-cell office:value-type="string">
            <text:p>Wrong</text:p>
          </table:table-cell>
          <table:table-cell office:value-type="string">
            <text:p>Check out the miracles of Image Editing \nPlease feel free to leave your comments !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mean to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t meant so much to me and it always will !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in</text:p>
          </table:table-cell>
          <table:table-cell office:value-type="string">
            <text:p>a dark place</text:p>
          </table:table-cell>
          <table:table-cell office:value-type="string">
            <text:p>Right</text:p>
          </table:table-cell>
          <table:table-cell office:value-type="string">
            <text:p>I was in a dark place that day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You gotta be smart and athletic and it ca n't be one or the other it MUST be both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both</text:p>
          </table:table-cell>
          <table:table-cell office:value-type="string">
            <text:p>Right</text:p>
          </table:table-cell>
          <table:table-cell office:value-type="string">
            <text:p>You gotta be smart and athletic and it ca n't be one or the other it MUST be bot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 little mini photo-sesh</text:p>
          </table:table-cell>
          <table:table-cell office:value-type="string">
            <text:p>Right</text:p>
          </table:table-cell>
          <table:table-cell office:value-type="string">
            <text:p>What r u doing tomorrow after sku ? Lol I might have a little mini photo-sesh for u to do if ur not busy w\/ .</text:p>
          </table:table-cell>
        </table:table-row>
        <table:table-row table:style-name="ro1">
          <table:table-cell table:number-columns-repeated="5"/>
          <table:table-cell office:value-type="string">
            <text:p>japan 's topix</text:p>
          </table:table-cell>
          <table:table-cell office:value-type="string">
            <text:p>clos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Japan 's Topix closes at 1,270 .</text:p>
          </table:table-cell>
        </table:table-row>
        <table:table-row table:style-name="ro1">
          <table:table-cell table:number-columns-repeated="5"/>
          <table:table-cell office:value-type="string">
            <text:p>only stupid people</text:p>
          </table:table-cell>
          <table:table-cell office:value-type="string">
            <text:p>understand meaning of</text:p>
          </table:table-cell>
          <table:table-cell office:value-type="string">
            <text:p>life</text:p>
          </table:table-cell>
          <table:table-cell office:value-type="string">
            <text:p>Wrong</text:p>
          </table:table-cell>
          <table:table-cell office:value-type="string">
            <text:p>Only stupid people who do not understand the meaning of lif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sacrificed # mars may21st # lovelustfaithdreams</text:p>
          </table:table-cell>
          <table:table-cell office:value-type="string">
            <text:p>Right</text:p>
          </table:table-cell>
          <table:table-cell office:value-type="string">
            <text:p>Up in the air , fucked up on life , all of the laws I 've broken , loves that I 've sacrificed # Mars May21st # LoveLustFaithDreams . #now_playing 2pm I 'm sorr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Its only cause I 'm home .</text:p>
          </table:table-cell>
        </table:table-row>
        <table:table-row table:style-name="ro1">
          <table:table-cell table:number-columns-repeated="5"/>
          <table:table-cell office:value-type="string">
            <text:p>men</text:p>
          </table:table-cell>
          <table:table-cell office:value-type="string">
            <text:p>think remember</text:p>
          </table:table-cell>
          <table:table-cell office:value-type="string">
            <text:p>every chick</text:p>
          </table:table-cell>
          <table:table-cell office:value-type="string">
            <text:p>Wrong</text:p>
          </table:table-cell>
          <table:table-cell office:value-type="string">
            <text:p>Why do men think not remembering every chick they 've ever stuck their dick in supposed to be the standard ?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stick</text:p>
          </table:table-cell>
          <table:table-cell office:value-type="string">
            <text:p>their dick</text:p>
          </table:table-cell>
          <table:table-cell office:value-type="string">
            <text:p>Right</text:p>
          </table:table-cell>
          <table:table-cell office:value-type="string">
            <text:p>Why do men think not remembering every chick they 've ever stuck their dick in supposed to be the standard ?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follow with</text:p>
          </table:table-cell>
          <table:table-cell office:value-type="string">
            <text:p>a personal mention</text:p>
          </table:table-cell>
          <table:table-cell office:value-type="string">
            <text:p>Right</text:p>
          </table:table-cell>
          <table:table-cell office:value-type="string">
            <text:p>Please Follow # 1000aDay He Follows Back with a personal mention Please Verify his account # 100aDay .</text:p>
          </table:table-cell>
        </table:table-row>
        <table:table-row table:style-name="ro1">
          <table:table-cell table:number-columns-repeated="5"/>
          <table:table-cell office:value-type="string">
            <text:p>a personal mention</text:p>
          </table:table-cell>
          <table:table-cell office:value-type="string">
            <text:p>please verify</text:p>
          </table:table-cell>
          <table:table-cell office:value-type="string">
            <text:p>his account</text:p>
          </table:table-cell>
          <table:table-cell office:value-type="string">
            <text:p>Wrong</text:p>
          </table:table-cell>
          <table:table-cell office:value-type="string">
            <text:p>Please Follow # 1000aDay He Follows Back with a personal mention Please Verify his account # 100aDay .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ctual no. of relations :</text:p>
          </table:table-cell>
          <table:table-cell office:value-type="float" office:value="699">
            <text:p>699</text:p>
          </table:table-cell>
          <table:table-cell office:value-type="string">
            <text:p>Total relations found : </text:p>
          </table:table-cell>
          <table:table-cell office:value-type="float" office:value="536">
            <text:p>536</text:p>
          </table:table-cell>
          <table:table-cell office:value-type="string">
            <text:p>correct: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Precision</text:p>
          </table:table-cell>
          <table:table-cell table:formula="of:=[.$I542]/[.G542]" office:value-type="float" office:value="0.600746268656716">
            <text:p>0.60074626865671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all</text:p>
          </table:table-cell>
          <table:table-cell table:formula="of:=[.$I542]/[.$E542]" office:value-type="float" office:value="0.46065808297568">
            <text:p>0.460658082975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F-Measure</text:p>
          </table:table-cell>
          <table:table-cell table:formula="of:=([.$H544]*[.$H545]*2)/([.$H544]+[.$H545])" office:value-type="float" office:value="0.521457489878542">
            <text:p>0.52145748987854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/08/2013</text:date>, <text:time>22:1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tkarsh </meta:initial-creator>
    <meta:creation-date>2013-06-13T12:10:56</meta:creation-date>
    <dc:date>2013-08-08T22:12:08</dc:date>
    <dc:creator>Utkarsh </dc:creator>
    <meta:editing-duration>PT05H22M37S</meta:editing-duration>
    <meta:editing-cycles>60</meta:editing-cycles>
    <meta:generator>OpenOffice.org/3.2$Linux OpenOffice.org_project/320m12$Build-9483</meta:generator>
    <meta:document-statistic meta:table-count="3" meta:cell-count="2697" meta:object-count="0"/>
  </office:meta>
</office:document-meta>
</file>